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3.866cm" svg:height="8.99cm" svg:x="0.466cm" svg:y="105.808cm">
            <draw:object draw:notify-on-update-of-ranges="Sheet1.E20:Sheet1.E236 Sheet1.F20:Sheet1.F2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3.619cm" svg:height="8.99cm" svg:x="0.576cm" svg:y="115.413cm">
            <draw:object draw:notify-on-update-of-ranges="Sheet1.C1:Sheet1.C1 Sheet1.C2:Sheet1.C247 Sheet1.D1:Sheet1.D1 Sheet1.D2:Sheet1.D24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73.426cm" svg:height="8.99cm" svg:x="0.549cm" svg:y="125.979cm">
            <draw:object draw:notify-on-update-of-ranges="Sheet1.H1:Sheet1.H1 Sheet1.H2:Sheet1.H24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73.097cm" svg:height="8.991cm" svg:x="0.824cm" svg:y="133.579cm">
            <draw:object draw:notify-on-update-of-ranges="Sheet1.B1:Sheet1.B1 Sheet1.B2:Sheet1.B24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Altitude AGL</text:p>
          </table:table-cell>
          <table:table-cell office:value-type="string">
            <text:p>Airspeed</text:p>
          </table:table-cell>
          <table:table-cell office:value-type="string">
            <text:p>Target Airspeed</text:p>
          </table:table-cell>
          <table:table-cell office:value-type="string">
            <text:p>Vertical Speed</text:p>
          </table:table-cell>
          <table:table-cell office:value-type="string">
            <text:p>Target VS</text:p>
          </table:table-cell>
          <table:table-cell office:value-type="string">
            <text:p>Phase</text:p>
          </table:table-cell>
          <table:table-cell office:value-type="string">
            <text:p>Nav Distance</text:p>
          </table:table-cell>
        </table:table-row>
        <table:table-row table:style-name="ro1">
          <table:table-cell/>
          <table:table-cell office:value-type="float" office:value="1121.058626">
            <text:p>1121.058626</text:p>
          </table:table-cell>
          <table:table-cell office:value-type="float" office:value="150.7854218">
            <text:p>150.7854218</text:p>
          </table:table-cell>
          <table:table-cell office:value-type="float" office:value="147.54991">
            <text:p>147.54991</text:p>
          </table:table-cell>
          <table:table-cell office:value-type="float" office:value="-15.86507976">
            <text:p>-15.86507976</text:p>
          </table:table-cell>
          <table:table-cell office:value-type="float" office:value="0">
            <text:p>0</text:p>
          </table:table-cell>
          <table:table-cell office:value-type="string">
            <text:p>land</text:p>
          </table:table-cell>
          <table:table-cell office:value-type="float" office:value="10263.35069">
            <text:p>10263.35069</text:p>
          </table:table-cell>
        </table:table-row>
        <table:table-row table:style-name="ro1">
          <table:table-cell/>
          <table:table-cell office:value-type="float" office:value="1112.947526">
            <text:p>1112.947526</text:p>
          </table:table-cell>
          <table:table-cell office:value-type="float" office:value="150.4989808">
            <text:p>150.4989808</text:p>
          </table:table-cell>
          <table:table-cell office:value-type="float" office:value="147.5497151">
            <text:p>147.5497151</text:p>
          </table:table-cell>
          <table:table-cell office:value-type="float" office:value="-15.33705832">
            <text:p>-15.33705832</text:p>
          </table:table-cell>
          <table:table-cell office:value-type="float" office:value="0">
            <text:p>0</text:p>
          </table:table-cell>
          <table:table-cell office:value-type="string">
            <text:p>land</text:p>
          </table:table-cell>
          <table:table-cell office:value-type="float" office:value="10221.07111">
            <text:p>10221.07111</text:p>
          </table:table-cell>
        </table:table-row>
        <table:table-row table:style-name="ro1">
          <table:table-cell/>
          <table:table-cell office:value-type="float" office:value="1105.713323">
            <text:p>1105.713323</text:p>
          </table:table-cell>
          <table:table-cell office:value-type="float" office:value="150.2410785">
            <text:p>150.2410785</text:p>
          </table:table-cell>
          <table:table-cell office:value-type="float" office:value="147.5494785">
            <text:p>147.5494785</text:p>
          </table:table-cell>
          <table:table-cell office:value-type="float" office:value="-14.93068398">
            <text:p>-14.93068398</text:p>
          </table:table-cell>
          <table:table-cell office:value-type="float" office:value="0">
            <text:p>0</text:p>
          </table:table-cell>
          <table:table-cell office:value-type="string">
            <text:p>land</text:p>
          </table:table-cell>
          <table:table-cell office:value-type="float" office:value="10182.89453">
            <text:p>10182.89453</text:p>
          </table:table-cell>
        </table:table-row>
        <table:table-row table:style-name="ro1">
          <table:table-cell/>
          <table:table-cell office:value-type="float" office:value="1097.91594">
            <text:p>1097.91594</text:p>
          </table:table-cell>
          <table:table-cell office:value-type="float" office:value="149.9645029">
            <text:p>149.9645029</text:p>
          </table:table-cell>
          <table:table-cell office:value-type="float" office:value="147.5492245">
            <text:p>147.5492245</text:p>
          </table:table-cell>
          <table:table-cell office:value-type="float" office:value="-14.57728627">
            <text:p>-14.57728627</text:p>
          </table:table-cell>
          <table:table-cell office:value-type="float" office:value="0">
            <text:p>0</text:p>
          </table:table-cell>
          <table:table-cell office:value-type="string">
            <text:p>land</text:p>
          </table:table-cell>
          <table:table-cell office:value-type="float" office:value="10140.11339">
            <text:p>10140.11339</text:p>
          </table:table-cell>
        </table:table-row>
        <table:table-row table:style-name="ro1">
          <table:table-cell/>
          <table:table-cell office:value-type="float" office:value="1091.003038">
            <text:p>1091.003038</text:p>
          </table:table-cell>
          <table:table-cell office:value-type="float" office:value="149.7242006">
            <text:p>149.7242006</text:p>
          </table:table-cell>
          <table:table-cell office:value-type="float" office:value="147.5489778">
            <text:p>147.5489778</text:p>
          </table:table-cell>
          <table:table-cell office:value-type="float" office:value="-14.32543374">
            <text:p>-14.32543374</text:p>
          </table:table-cell>
          <table:table-cell office:value-type="float" office:value="0">
            <text:p>0</text:p>
          </table:table-cell>
          <table:table-cell office:value-type="string">
            <text:p>land</text:p>
          </table:table-cell>
          <table:table-cell office:value-type="float" office:value="10102.74984">
            <text:p>10102.74984</text:p>
          </table:table-cell>
        </table:table-row>
        <table:table-row table:style-name="ro1">
          <table:table-cell/>
          <table:table-cell office:value-type="float" office:value="1083.484611">
            <text:p>1083.484611</text:p>
          </table:table-cell>
          <table:table-cell office:value-type="float" office:value="149.4695206">
            <text:p>149.4695206</text:p>
          </table:table-cell>
          <table:table-cell office:value-type="float" office:value="147.5487102">
            <text:p>147.5487102</text:p>
          </table:table-cell>
          <table:table-cell office:value-type="float" office:value="-14.10838681">
            <text:p>-14.10838681</text:p>
          </table:table-cell>
          <table:table-cell office:value-type="float" office:value="0">
            <text:p>0</text:p>
          </table:table-cell>
          <table:table-cell office:value-type="string">
            <text:p>land</text:p>
          </table:table-cell>
          <table:table-cell office:value-type="float" office:value="10060.7906">
            <text:p>10060.7906</text:p>
          </table:table-cell>
        </table:table-row>
        <table:table-row table:style-name="ro1">
          <table:table-cell/>
          <table:table-cell office:value-type="float" office:value="1076.784087">
            <text:p>1076.784087</text:p>
          </table:table-cell>
          <table:table-cell office:value-type="float" office:value="149.2497727">
            <text:p>149.2497727</text:p>
          </table:table-cell>
          <table:table-cell office:value-type="float" office:value="147.548483">
            <text:p>147.548483</text:p>
          </table:table-cell>
          <table:table-cell office:value-type="float" office:value="-13.95517769">
            <text:p>-13.95517769</text:p>
          </table:table-cell>
          <table:table-cell office:value-type="float" office:value="0">
            <text:p>0</text:p>
          </table:table-cell>
          <table:table-cell office:value-type="string">
            <text:p>land</text:p>
          </table:table-cell>
          <table:table-cell office:value-type="float" office:value="10023.55699">
            <text:p>10023.55699</text:p>
          </table:table-cell>
        </table:table-row>
        <table:table-row table:style-name="ro1">
          <table:table-cell/>
          <table:table-cell office:value-type="float" office:value="1069.584756">
            <text:p>1069.584756</text:p>
          </table:table-cell>
          <table:table-cell office:value-type="float" office:value="149.0221675">
            <text:p>149.0221675</text:p>
          </table:table-cell>
          <table:table-cell office:value-type="float" office:value="147.5482006">
            <text:p>147.5482006</text:p>
          </table:table-cell>
          <table:table-cell office:value-type="float" office:value="-13.8285277">
            <text:p>-13.8285277</text:p>
          </table:table-cell>
          <table:table-cell office:value-type="float" office:value="0">
            <text:p>0</text:p>
          </table:table-cell>
          <table:table-cell office:value-type="string">
            <text:p>land</text:p>
          </table:table-cell>
          <table:table-cell office:value-type="float" office:value="9981.737036">
            <text:p>9981.737036</text:p>
          </table:table-cell>
        </table:table-row>
        <table:table-row table:style-name="ro1">
          <table:table-cell/>
          <table:table-cell office:value-type="float" office:value="1062.900974">
            <text:p>1062.900974</text:p>
          </table:table-cell>
          <table:table-cell office:value-type="float" office:value="148.8206681">
            <text:p>148.8206681</text:p>
          </table:table-cell>
          <table:table-cell office:value-type="float" office:value="147.5479154">
            <text:p>147.5479154</text:p>
          </table:table-cell>
          <table:table-cell office:value-type="float" office:value="-13.73966067">
            <text:p>-13.73966067</text:p>
          </table:table-cell>
          <table:table-cell office:value-type="float" office:value="0">
            <text:p>0</text:p>
          </table:table-cell>
          <table:table-cell office:value-type="string">
            <text:p>land</text:p>
          </table:table-cell>
          <table:table-cell office:value-type="float" office:value="9943.958762">
            <text:p>9943.958762</text:p>
          </table:table-cell>
        </table:table-row>
        <table:table-row table:style-name="ro1">
          <table:table-cell/>
          <table:table-cell office:value-type="float" office:value="1055.681815">
            <text:p>1055.681815</text:p>
          </table:table-cell>
          <table:table-cell office:value-type="float" office:value="148.6134048">
            <text:p>148.6134048</text:p>
          </table:table-cell>
          <table:table-cell office:value-type="float" office:value="147.5476567">
            <text:p>147.5476567</text:p>
          </table:table-cell>
          <table:table-cell office:value-type="float" office:value="-13.66893569">
            <text:p>-13.66893569</text:p>
          </table:table-cell>
          <table:table-cell office:value-type="float" office:value="0">
            <text:p>0</text:p>
          </table:table-cell>
          <table:table-cell office:value-type="string">
            <text:p>land</text:p>
          </table:table-cell>
          <table:table-cell office:value-type="float" office:value="9901.604038">
            <text:p>9901.604038</text:p>
          </table:table-cell>
        </table:table-row>
        <table:table-row table:style-name="ro1">
          <table:table-cell/>
          <table:table-cell office:value-type="float" office:value="1048.949044">
            <text:p>1048.949044</text:p>
          </table:table-cell>
          <table:table-cell office:value-type="float" office:value="148.4302693">
            <text:p>148.4302693</text:p>
          </table:table-cell>
          <table:table-cell office:value-type="float" office:value="147.5473782">
            <text:p>147.5473782</text:p>
          </table:table-cell>
          <table:table-cell office:value-type="float" office:value="-13.62085808">
            <text:p>-13.62085808</text:p>
          </table:table-cell>
          <table:table-cell office:value-type="float" office:value="0">
            <text:p>0</text:p>
          </table:table-cell>
          <table:table-cell office:value-type="string">
            <text:p>land</text:p>
          </table:table-cell>
          <table:table-cell office:value-type="float" office:value="9862.613978">
            <text:p>9862.613978</text:p>
          </table:table-cell>
        </table:table-row>
        <table:table-row table:style-name="ro1">
          <table:table-cell/>
          <table:table-cell office:value-type="float" office:value="1042.008966">
            <text:p>1042.008966</text:p>
          </table:table-cell>
          <table:table-cell office:value-type="float" office:value="148.2525861">
            <text:p>148.2525861</text:p>
          </table:table-cell>
          <table:table-cell office:value-type="float" office:value="147.5470348">
            <text:p>147.5470348</text:p>
          </table:table-cell>
          <table:table-cell office:value-type="float" office:value="-13.58289315">
            <text:p>-13.58289315</text:p>
          </table:table-cell>
          <table:table-cell office:value-type="float" office:value="0">
            <text:p>0</text:p>
          </table:table-cell>
          <table:table-cell office:value-type="string">
            <text:p>land</text:p>
          </table:table-cell>
          <table:table-cell office:value-type="float" office:value="9823.014576">
            <text:p>9823.014576</text:p>
          </table:table-cell>
        </table:table-row>
        <table:table-row table:style-name="ro1">
          <table:table-cell/>
          <table:table-cell office:value-type="float" office:value="1035.314905">
            <text:p>1035.314905</text:p>
          </table:table-cell>
          <table:table-cell office:value-type="float" office:value="148.0909106">
            <text:p>148.0909106</text:p>
          </table:table-cell>
          <table:table-cell office:value-type="float" office:value="147.5467596">
            <text:p>147.5467596</text:p>
          </table:table-cell>
          <table:table-cell office:value-type="float" office:value="-13.55738561">
            <text:p>-13.55738561</text:p>
          </table:table-cell>
          <table:table-cell office:value-type="float" office:value="0">
            <text:p>0</text:p>
          </table:table-cell>
          <table:table-cell office:value-type="string">
            <text:p>land</text:p>
          </table:table-cell>
          <table:table-cell office:value-type="float" office:value="9783.463979">
            <text:p>9783.463979</text:p>
          </table:table-cell>
        </table:table-row>
        <table:table-row table:style-name="ro1">
          <table:table-cell/>
          <table:table-cell office:value-type="float" office:value="1028.405009">
            <text:p>1028.405009</text:p>
          </table:table-cell>
          <table:table-cell office:value-type="float" office:value="147.9343307">
            <text:p>147.9343307</text:p>
          </table:table-cell>
          <table:table-cell office:value-type="float" office:value="147.5464747">
            <text:p>147.5464747</text:p>
          </table:table-cell>
          <table:table-cell office:value-type="float" office:value="-13.53757064">
            <text:p>-13.53757064</text:p>
          </table:table-cell>
          <table:table-cell office:value-type="float" office:value="0">
            <text:p>0</text:p>
          </table:table-cell>
          <table:table-cell office:value-type="string">
            <text:p>land</text:p>
          </table:table-cell>
          <table:table-cell office:value-type="float" office:value="9743.301159">
            <text:p>9743.301159</text:p>
          </table:table-cell>
        </table:table-row>
        <table:table-row table:style-name="ro1">
          <table:table-cell/>
          <table:table-cell office:value-type="float" office:value="1021.503135">
            <text:p>1021.503135</text:p>
          </table:table-cell>
          <table:table-cell office:value-type="float" office:value="147.7879755">
            <text:p>147.7879755</text:p>
          </table:table-cell>
          <table:table-cell office:value-type="float" office:value="147.5461593">
            <text:p>147.5461593</text:p>
          </table:table-cell>
          <table:table-cell office:value-type="float" office:value="-13.52247015">
            <text:p>-13.52247015</text:p>
          </table:table-cell>
          <table:table-cell office:value-type="float" office:value="0">
            <text:p>0</text:p>
          </table:table-cell>
          <table:table-cell office:value-type="string">
            <text:p>land</text:p>
          </table:table-cell>
          <table:table-cell office:value-type="float" office:value="9703.182534">
            <text:p>9703.182534</text:p>
          </table:table-cell>
        </table:table-row>
        <table:table-row table:style-name="ro1">
          <table:table-cell/>
          <table:table-cell office:value-type="float" office:value="1014.834082">
            <text:p>1014.834082</text:p>
          </table:table-cell>
          <table:table-cell office:value-type="float" office:value="147.6561089">
            <text:p>147.6561089</text:p>
          </table:table-cell>
          <table:table-cell office:value-type="float" office:value="147.5458651">
            <text:p>147.5458651</text:p>
          </table:table-cell>
          <table:table-cell office:value-type="float" office:value="-13.50799274">
            <text:p>-13.50799274</text:p>
          </table:table-cell>
          <table:table-cell office:value-type="float" office:value="0">
            <text:p>0</text:p>
          </table:table-cell>
          <table:table-cell office:value-type="string">
            <text:p>land</text:p>
          </table:table-cell>
          <table:table-cell office:value-type="float" office:value="9664.418606">
            <text:p>9664.418606</text:p>
          </table:table-cell>
        </table:table-row>
        <table:table-row table:style-name="ro1">
          <table:table-cell/>
          <table:table-cell office:value-type="float" office:value="1008.169577">
            <text:p>1008.169577</text:p>
          </table:table-cell>
          <table:table-cell office:value-type="float" office:value="147.5329027">
            <text:p>147.5329027</text:p>
          </table:table-cell>
          <table:table-cell office:value-type="float" office:value="147.5455345">
            <text:p>147.5455345</text:p>
          </table:table-cell>
          <table:table-cell office:value-type="float" office:value="-13.49531276">
            <text:p>-13.49531276</text:p>
          </table:table-cell>
          <table:table-cell office:value-type="float" office:value="0">
            <text:p>0</text:p>
          </table:table-cell>
          <table:table-cell office:value-type="string">
            <text:p>land</text:p>
          </table:table-cell>
          <table:table-cell office:value-type="float" office:value="9626.346842">
            <text:p>9626.346842</text:p>
          </table:table-cell>
        </table:table-row>
        <table:table-row table:style-name="ro1">
          <table:table-cell/>
          <table:table-cell office:value-type="float" office:value="1001.626279">
            <text:p>1001.626279</text:p>
          </table:table-cell>
          <table:table-cell office:value-type="float" office:value="147.4197147">
            <text:p>147.4197147</text:p>
          </table:table-cell>
          <table:table-cell office:value-type="float" office:value="147.5452152">
            <text:p>147.5452152</text:p>
          </table:table-cell>
          <table:table-cell office:value-type="float" office:value="-13.48370713">
            <text:p>-13.48370713</text:p>
          </table:table-cell>
          <table:table-cell office:value-type="float" office:value="0">
            <text:p>0</text:p>
          </table:table-cell>
          <table:table-cell office:value-type="string">
            <text:p>land</text:p>
          </table:table-cell>
          <table:table-cell office:value-type="float" office:value="9587.652131">
            <text:p>9587.652131</text:p>
          </table:table-cell>
        </table:table-row>
        <table:table-row table:style-name="ro1">
          <table:table-cell/>
          <table:table-cell office:value-type="float" office:value="994.6383632">
            <text:p>994.6383632</text:p>
          </table:table-cell>
          <table:table-cell office:value-type="float" office:value="147.3127873">
            <text:p>147.3127873</text:p>
          </table:table-cell>
          <table:table-cell office:value-type="float" office:value="147.5448806">
            <text:p>147.5448806</text:p>
          </table:table-cell>
          <table:table-cell office:value-type="float" office:value="-13.46580574">
            <text:p>-13.46580574</text:p>
          </table:table-cell>
          <table:table-cell office:value-type="float" office:value="-14.78019125">
            <text:p>-14.78019125</text:p>
          </table:table-cell>
          <table:table-cell office:value-type="string">
            <text:p>land</text:p>
          </table:table-cell>
          <table:table-cell office:value-type="float" office:value="9547.023172">
            <text:p>9547.023172</text:p>
          </table:table-cell>
        </table:table-row>
        <table:table-row table:style-name="ro1">
          <table:table-cell/>
          <table:table-cell office:value-type="float" office:value="987.9888046">
            <text:p>987.9888046</text:p>
          </table:table-cell>
          <table:table-cell office:value-type="float" office:value="147.224628">
            <text:p>147.224628</text:p>
          </table:table-cell>
          <table:table-cell office:value-type="float" office:value="147.5445545">
            <text:p>147.5445545</text:p>
          </table:table-cell>
          <table:table-cell office:value-type="float" office:value="-13.50189639">
            <text:p>-13.50189639</text:p>
          </table:table-cell>
          <table:table-cell office:value-type="float" office:value="-14.77274767">
            <text:p>-14.77274767</text:p>
          </table:table-cell>
          <table:table-cell office:value-type="string">
            <text:p>land</text:p>
          </table:table-cell>
          <table:table-cell office:value-type="float" office:value="9509.042708">
            <text:p>9509.042708</text:p>
          </table:table-cell>
        </table:table-row>
        <table:table-row table:style-name="ro1">
          <table:table-cell/>
          <table:table-cell office:value-type="float" office:value="980.8510151">
            <text:p>980.8510151</text:p>
          </table:table-cell>
          <table:table-cell office:value-type="float" office:value="147.1389847">
            <text:p>147.1389847</text:p>
          </table:table-cell>
          <table:table-cell office:value-type="float" office:value="147.5441537">
            <text:p>147.5441537</text:p>
          </table:table-cell>
          <table:table-cell office:value-type="float" office:value="-13.59955134">
            <text:p>-13.59955134</text:p>
          </table:table-cell>
          <table:table-cell office:value-type="float" office:value="-14.76453437">
            <text:p>-14.76453437</text:p>
          </table:table-cell>
          <table:table-cell office:value-type="string">
            <text:p>land</text:p>
          </table:table-cell>
          <table:table-cell office:value-type="float" office:value="9467.162138">
            <text:p>9467.162138</text:p>
          </table:table-cell>
        </table:table-row>
        <table:table-row table:style-name="ro1">
          <table:table-cell/>
          <table:table-cell office:value-type="float" office:value="974.2237881">
            <text:p>974.2237881</text:p>
          </table:table-cell>
          <table:table-cell office:value-type="float" office:value="147.068572">
            <text:p>147.068572</text:p>
          </table:table-cell>
          <table:table-cell office:value-type="float" office:value="147.5438959">
            <text:p>147.5438959</text:p>
          </table:table-cell>
          <table:table-cell office:value-type="float" office:value="-13.72699998">
            <text:p>-13.72699998</text:p>
          </table:table-cell>
          <table:table-cell office:value-type="float" office:value="-14.75982579">
            <text:p>-14.75982579</text:p>
          </table:table-cell>
          <table:table-cell office:value-type="string">
            <text:p>land</text:p>
          </table:table-cell>
          <table:table-cell office:value-type="float" office:value="9429.231014">
            <text:p>9429.231014</text:p>
          </table:table-cell>
        </table:table-row>
        <table:table-row table:style-name="ro1">
          <table:table-cell/>
          <table:table-cell office:value-type="float" office:value="967.4124756">
            <text:p>967.4124756</text:p>
          </table:table-cell>
          <table:table-cell office:value-type="float" office:value="147.0047599">
            <text:p>147.0047599</text:p>
          </table:table-cell>
          <table:table-cell office:value-type="float" office:value="147.5435634">
            <text:p>147.5435634</text:p>
          </table:table-cell>
          <table:table-cell office:value-type="float" office:value="-13.87903224">
            <text:p>-13.87903224</text:p>
          </table:table-cell>
          <table:table-cell office:value-type="float" office:value="-14.75439009">
            <text:p>-14.75439009</text:p>
          </table:table-cell>
          <table:table-cell office:value-type="string">
            <text:p>land</text:p>
          </table:table-cell>
          <table:table-cell office:value-type="float" office:value="9390.012051">
            <text:p>9390.012051</text:p>
          </table:table-cell>
        </table:table-row>
        <table:table-row table:style-name="ro1">
          <table:table-cell/>
          <table:table-cell office:value-type="float" office:value="960.4279997">
            <text:p>960.4279997</text:p>
          </table:table-cell>
          <table:table-cell office:value-type="float" office:value="146.947692">
            <text:p>146.947692</text:p>
          </table:table-cell>
          <table:table-cell office:value-type="float" office:value="147.543155">
            <text:p>147.543155</text:p>
          </table:table-cell>
          <table:table-cell office:value-type="float" office:value="-14.04402682">
            <text:p>-14.04402682</text:p>
          </table:table-cell>
          <table:table-cell office:value-type="float" office:value="-14.74859013">
            <text:p>-14.74859013</text:p>
          </table:table-cell>
          <table:table-cell office:value-type="string">
            <text:p>land</text:p>
          </table:table-cell>
          <table:table-cell office:value-type="float" office:value="9352.117206">
            <text:p>9352.117206</text:p>
          </table:table-cell>
        </table:table-row>
        <table:table-row table:style-name="ro1">
          <table:table-cell/>
          <table:table-cell office:value-type="float" office:value="953.1310927">
            <text:p>953.1310927</text:p>
          </table:table-cell>
          <table:table-cell office:value-type="float" office:value="146.8956919">
            <text:p>146.8956919</text:p>
          </table:table-cell>
          <table:table-cell office:value-type="float" office:value="147.5428011">
            <text:p>147.5428011</text:p>
          </table:table-cell>
          <table:table-cell office:value-type="float" office:value="-14.21397776">
            <text:p>-14.21397776</text:p>
          </table:table-cell>
          <table:table-cell office:value-type="float" office:value="-14.74425592">
            <text:p>-14.74425592</text:p>
          </table:table-cell>
          <table:table-cell office:value-type="string">
            <text:p>land</text:p>
          </table:table-cell>
          <table:table-cell office:value-type="float" office:value="9310.971547">
            <text:p>9310.971547</text:p>
          </table:table-cell>
        </table:table-row>
        <table:table-row table:style-name="ro1">
          <table:table-cell/>
          <table:table-cell office:value-type="float" office:value="945.9873191">
            <text:p>945.9873191</text:p>
          </table:table-cell>
          <table:table-cell office:value-type="float" office:value="146.8516904">
            <text:p>146.8516904</text:p>
          </table:table-cell>
          <table:table-cell office:value-type="float" office:value="147.5424799">
            <text:p>147.5424799</text:p>
          </table:table-cell>
          <table:table-cell office:value-type="float" office:value="-14.36892244">
            <text:p>-14.36892244</text:p>
          </table:table-cell>
          <table:table-cell office:value-type="float" office:value="-14.74082569">
            <text:p>-14.74082569</text:p>
          </table:table-cell>
          <table:table-cell office:value-type="string">
            <text:p>land</text:p>
          </table:table-cell>
          <table:table-cell office:value-type="float" office:value="9271.798288">
            <text:p>9271.798288</text:p>
          </table:table-cell>
        </table:table-row>
        <table:table-row table:style-name="ro1">
          <table:table-cell/>
          <table:table-cell office:value-type="float" office:value="939.0107539">
            <text:p>939.0107539</text:p>
          </table:table-cell>
          <table:table-cell office:value-type="float" office:value="146.8144013">
            <text:p>146.8144013</text:p>
          </table:table-cell>
          <table:table-cell office:value-type="float" office:value="147.5421224">
            <text:p>147.5421224</text:p>
          </table:table-cell>
          <table:table-cell office:value-type="float" office:value="-14.50358046">
            <text:p>-14.50358046</text:p>
          </table:table-cell>
          <table:table-cell office:value-type="float" office:value="-14.73748035">
            <text:p>-14.73748035</text:p>
          </table:table-cell>
          <table:table-cell office:value-type="string">
            <text:p>land</text:p>
          </table:table-cell>
          <table:table-cell office:value-type="float" office:value="9234.593612">
            <text:p>9234.593612</text:p>
          </table:table-cell>
        </table:table-row>
        <table:table-row table:style-name="ro1">
          <table:table-cell/>
          <table:table-cell office:value-type="float" office:value="931.7292712">
            <text:p>931.7292712</text:p>
          </table:table-cell>
          <table:table-cell office:value-type="float" office:value="146.7804324">
            <text:p>146.7804324</text:p>
          </table:table-cell>
          <table:table-cell office:value-type="float" office:value="147.5418036">
            <text:p>147.5418036</text:p>
          </table:table-cell>
          <table:table-cell office:value-type="float" office:value="-14.62282484">
            <text:p>-14.62282484</text:p>
          </table:table-cell>
          <table:table-cell office:value-type="float" office:value="-14.73486336">
            <text:p>-14.73486336</text:p>
          </table:table-cell>
          <table:table-cell office:value-type="string">
            <text:p>land</text:p>
          </table:table-cell>
          <table:table-cell office:value-type="float" office:value="9195.439504">
            <text:p>9195.439504</text:p>
          </table:table-cell>
        </table:table-row>
        <table:table-row table:style-name="ro1">
          <table:table-cell/>
          <table:table-cell office:value-type="float" office:value="924.2704327">
            <text:p>924.2704327</text:p>
          </table:table-cell>
          <table:table-cell office:value-type="float" office:value="146.7501168">
            <text:p>146.7501168</text:p>
          </table:table-cell>
          <table:table-cell office:value-type="float" office:value="147.5414658">
            <text:p>147.5414658</text:p>
          </table:table-cell>
          <table:table-cell office:value-type="float" office:value="-14.72038936">
            <text:p>-14.72038936</text:p>
          </table:table-cell>
          <table:table-cell office:value-type="float" office:value="-14.73243359">
            <text:p>-14.73243359</text:p>
          </table:table-cell>
          <table:table-cell office:value-type="string">
            <text:p>land</text:p>
          </table:table-cell>
          <table:table-cell office:value-type="float" office:value="9154.987999">
            <text:p>9154.987999</text:p>
          </table:table-cell>
        </table:table-row>
        <table:table-row table:style-name="ro1">
          <table:table-cell/>
          <table:table-cell office:value-type="float" office:value="916.8909405">
            <text:p>916.8909405</text:p>
          </table:table-cell>
          <table:table-cell office:value-type="float" office:value="146.7241205">
            <text:p>146.7241205</text:p>
          </table:table-cell>
          <table:table-cell office:value-type="float" office:value="147.5411203">
            <text:p>147.5411203</text:p>
          </table:table-cell>
          <table:table-cell office:value-type="float" office:value="-14.79190407">
            <text:p>-14.79190407</text:p>
          </table:table-cell>
          <table:table-cell office:value-type="float" office:value="-14.73026229">
            <text:p>-14.73026229</text:p>
          </table:table-cell>
          <table:table-cell office:value-type="string">
            <text:p>land</text:p>
          </table:table-cell>
          <table:table-cell office:value-type="float" office:value="9115.847462">
            <text:p>9115.847462</text:p>
          </table:table-cell>
        </table:table-row>
        <table:table-row table:style-name="ro1">
          <table:table-cell/>
          <table:table-cell office:value-type="float" office:value="909.2336255">
            <text:p>909.2336255</text:p>
          </table:table-cell>
          <table:table-cell office:value-type="float" office:value="146.7007027">
            <text:p>146.7007027</text:p>
          </table:table-cell>
          <table:table-cell office:value-type="float" office:value="147.5407552">
            <text:p>147.5407552</text:p>
          </table:table-cell>
          <table:table-cell office:value-type="float" office:value="-14.84057419">
            <text:p>-14.84057419</text:p>
          </table:table-cell>
          <table:table-cell office:value-type="float" office:value="-14.72827011">
            <text:p>-14.72827011</text:p>
          </table:table-cell>
          <table:table-cell office:value-type="string">
            <text:p>land</text:p>
          </table:table-cell>
          <table:table-cell office:value-type="float" office:value="9075.407257">
            <text:p>9075.407257</text:p>
          </table:table-cell>
        </table:table-row>
        <table:table-row table:style-name="ro1">
          <table:table-cell/>
          <table:table-cell office:value-type="float" office:value="901.92845">
            <text:p>901.92845</text:p>
          </table:table-cell>
          <table:table-cell office:value-type="float" office:value="146.6813291">
            <text:p>146.6813291</text:p>
          </table:table-cell>
          <table:table-cell office:value-type="float" office:value="147.5404235">
            <text:p>147.5404235</text:p>
          </table:table-cell>
          <table:table-cell office:value-type="float" office:value="-14.86438254">
            <text:p>-14.86438254</text:p>
          </table:table-cell>
          <table:table-cell office:value-type="float" office:value="-14.72669912">
            <text:p>-14.72669912</text:p>
          </table:table-cell>
          <table:table-cell office:value-type="string">
            <text:p>land</text:p>
          </table:table-cell>
          <table:table-cell office:value-type="float" office:value="9036.927558">
            <text:p>9036.927558</text:p>
          </table:table-cell>
        </table:table-row>
        <table:table-row table:style-name="ro1">
          <table:table-cell/>
          <table:table-cell office:value-type="float" office:value="894.7398484">
            <text:p>894.7398484</text:p>
          </table:table-cell>
          <table:table-cell office:value-type="float" office:value="146.6648921">
            <text:p>146.6648921</text:p>
          </table:table-cell>
          <table:table-cell office:value-type="float" office:value="147.5400065">
            <text:p>147.5400065</text:p>
          </table:table-cell>
          <table:table-cell office:value-type="float" office:value="-14.86838603">
            <text:p>-14.86838603</text:p>
          </table:table-cell>
          <table:table-cell office:value-type="float" office:value="-14.72501875">
            <text:p>-14.72501875</text:p>
          </table:table-cell>
          <table:table-cell office:value-type="string">
            <text:p>land</text:p>
          </table:table-cell>
          <table:table-cell office:value-type="float" office:value="8999.754904">
            <text:p>8999.754904</text:p>
          </table:table-cell>
        </table:table-row>
        <table:table-row table:style-name="ro1">
          <table:table-cell/>
          <table:table-cell office:value-type="float" office:value="888.1721122">
            <text:p>888.1721122</text:p>
          </table:table-cell>
          <table:table-cell office:value-type="float" office:value="146.6517207">
            <text:p>146.6517207</text:p>
          </table:table-cell>
          <table:table-cell office:value-type="float" office:value="147.5396889">
            <text:p>147.5396889</text:p>
          </table:table-cell>
          <table:table-cell office:value-type="float" office:value="-14.85730812">
            <text:p>-14.85730812</text:p>
          </table:table-cell>
          <table:table-cell office:value-type="float" office:value="-14.72392092">
            <text:p>-14.72392092</text:p>
          </table:table-cell>
          <table:table-cell office:value-type="string">
            <text:p>land</text:p>
          </table:table-cell>
          <table:table-cell office:value-type="float" office:value="8964.540503">
            <text:p>8964.540503</text:p>
          </table:table-cell>
        </table:table-row>
        <table:table-row table:style-name="ro1">
          <table:table-cell/>
          <table:table-cell office:value-type="float" office:value="880.127496">
            <text:p>880.127496</text:p>
          </table:table-cell>
          <table:table-cell office:value-type="float" office:value="146.6383977">
            <text:p>146.6383977</text:p>
          </table:table-cell>
          <table:table-cell office:value-type="float" office:value="147.5393396">
            <text:p>147.5393396</text:p>
          </table:table-cell>
          <table:table-cell office:value-type="float" office:value="-14.82765758">
            <text:p>-14.82765758</text:p>
          </table:table-cell>
          <table:table-cell office:value-type="float" office:value="-14.72292927">
            <text:p>-14.72292927</text:p>
          </table:table-cell>
          <table:table-cell office:value-type="string">
            <text:p>land</text:p>
          </table:table-cell>
          <table:table-cell office:value-type="float" office:value="8924.110674">
            <text:p>8924.110674</text:p>
          </table:table-cell>
        </table:table-row>
        <table:table-row table:style-name="ro1">
          <table:table-cell/>
          <table:table-cell office:value-type="float" office:value="872.1020505">
            <text:p>872.1020505</text:p>
          </table:table-cell>
          <table:table-cell office:value-type="float" office:value="146.6274303">
            <text:p>146.6274303</text:p>
          </table:table-cell>
          <table:table-cell office:value-type="float" office:value="147.5389033">
            <text:p>147.5389033</text:p>
          </table:table-cell>
          <table:table-cell office:value-type="float" office:value="-14.78416576">
            <text:p>-14.78416576</text:p>
          </table:table-cell>
          <table:table-cell office:value-type="float" office:value="-14.72189631">
            <text:p>-14.72189631</text:p>
          </table:table-cell>
          <table:table-cell office:value-type="string">
            <text:p>land</text:p>
          </table:table-cell>
          <table:table-cell office:value-type="float" office:value="8881.725614">
            <text:p>8881.725614</text:p>
          </table:table-cell>
        </table:table-row>
        <table:table-row table:style-name="ro1">
          <table:table-cell/>
          <table:table-cell office:value-type="float" office:value="865.4539028">
            <text:p>865.4539028</text:p>
          </table:table-cell>
          <table:table-cell office:value-type="float" office:value="146.6202197">
            <text:p>146.6202197</text:p>
          </table:table-cell>
          <table:table-cell office:value-type="float" office:value="147.538617">
            <text:p>147.538617</text:p>
          </table:table-cell>
          <table:table-cell office:value-type="float" office:value="-14.74043153">
            <text:p>-14.74043153</text:p>
          </table:table-cell>
          <table:table-cell office:value-type="float" office:value="-14.72136505">
            <text:p>-14.72136505</text:p>
          </table:table-cell>
          <table:table-cell office:value-type="string">
            <text:p>land</text:p>
          </table:table-cell>
          <table:table-cell office:value-type="float" office:value="8846.513736">
            <text:p>8846.513736</text:p>
          </table:table-cell>
        </table:table-row>
        <table:table-row table:style-name="ro1">
          <table:table-cell/>
          <table:table-cell office:value-type="float" office:value="857.361931">
            <text:p>857.361931</text:p>
          </table:table-cell>
          <table:table-cell office:value-type="float" office:value="146.6137113">
            <text:p>146.6137113</text:p>
          </table:table-cell>
          <table:table-cell office:value-type="float" office:value="147.5381701">
            <text:p>147.5381701</text:p>
          </table:table-cell>
          <table:table-cell office:value-type="float" office:value="-14.6811042">
            <text:p>-14.6811042</text:p>
          </table:table-cell>
          <table:table-cell office:value-type="float" office:value="-14.72075283">
            <text:p>-14.72075283</text:p>
          </table:table-cell>
          <table:table-cell office:value-type="string">
            <text:p>land</text:p>
          </table:table-cell>
          <table:table-cell office:value-type="float" office:value="8803.476829">
            <text:p>8803.476829</text:p>
          </table:table-cell>
        </table:table-row>
        <table:table-row table:style-name="ro1">
          <table:table-cell/>
          <table:table-cell office:value-type="float" office:value="850.4017663">
            <text:p>850.4017663</text:p>
          </table:table-cell>
          <table:table-cell office:value-type="float" office:value="146.6100944">
            <text:p>146.6100944</text:p>
          </table:table-cell>
          <table:table-cell office:value-type="float" office:value="147.5378193">
            <text:p>147.5378193</text:p>
          </table:table-cell>
          <table:table-cell office:value-type="float" office:value="-14.62739425">
            <text:p>-14.62739425</text:p>
          </table:table-cell>
          <table:table-cell office:value-type="float" office:value="-14.72045137">
            <text:p>-14.72045137</text:p>
          </table:table-cell>
          <table:table-cell office:value-type="string">
            <text:p>land</text:p>
          </table:table-cell>
          <table:table-cell office:value-type="float" office:value="8766.307992">
            <text:p>8766.307992</text:p>
          </table:table-cell>
        </table:table-row>
        <table:table-row table:style-name="ro1">
          <table:table-cell/>
          <table:table-cell office:value-type="float" office:value="843.3442385">
            <text:p>843.3442385</text:p>
          </table:table-cell>
          <table:table-cell office:value-type="float" office:value="146.6082953">
            <text:p>146.6082953</text:p>
          </table:table-cell>
          <table:table-cell office:value-type="float" office:value="147.5374608">
            <text:p>147.5374608</text:p>
          </table:table-cell>
          <table:table-cell office:value-type="float" office:value="-14.57274888">
            <text:p>-14.57274888</text:p>
          </table:table-cell>
          <table:table-cell office:value-type="float" office:value="-14.72030141">
            <text:p>-14.72030141</text:p>
          </table:table-cell>
          <table:table-cell office:value-type="string">
            <text:p>land</text:p>
          </table:table-cell>
          <table:table-cell office:value-type="float" office:value="8728.486082">
            <text:p>8728.486082</text:p>
          </table:table-cell>
        </table:table-row>
        <table:table-row table:style-name="ro1">
          <table:table-cell/>
          <table:table-cell office:value-type="float" office:value="835.5867907">
            <text:p>835.5867907</text:p>
          </table:table-cell>
          <table:table-cell office:value-type="float" office:value="146.6085002">
            <text:p>146.6085002</text:p>
          </table:table-cell>
          <table:table-cell office:value-type="float" office:value="147.5371071">
            <text:p>147.5371071</text:p>
          </table:table-cell>
          <table:table-cell office:value-type="float" office:value="-14.51478272">
            <text:p>-14.51478272</text:p>
          </table:table-cell>
          <table:table-cell office:value-type="float" office:value="-14.72030735">
            <text:p>-14.72030735</text:p>
          </table:table-cell>
          <table:table-cell office:value-type="string">
            <text:p>land</text:p>
          </table:table-cell>
          <table:table-cell office:value-type="float" office:value="8686.749936">
            <text:p>8686.749936</text:p>
          </table:table-cell>
        </table:table-row>
        <table:table-row table:style-name="ro1">
          <table:table-cell/>
          <table:table-cell office:value-type="float" office:value="828.5861805">
            <text:p>828.5861805</text:p>
          </table:table-cell>
          <table:table-cell office:value-type="float" office:value="146.6106447">
            <text:p>146.6106447</text:p>
          </table:table-cell>
          <table:table-cell office:value-type="float" office:value="147.5367459">
            <text:p>147.5367459</text:p>
          </table:table-cell>
          <table:table-cell office:value-type="float" office:value="-14.46609432">
            <text:p>-14.46609432</text:p>
          </table:table-cell>
          <table:table-cell office:value-type="float" office:value="-14.72047493">
            <text:p>-14.72047493</text:p>
          </table:table-cell>
          <table:table-cell office:value-type="string">
            <text:p>land</text:p>
          </table:table-cell>
          <table:table-cell office:value-type="float" office:value="8648.924662">
            <text:p>8648.924662</text:p>
          </table:table-cell>
        </table:table-row>
        <table:table-row table:style-name="ro1">
          <table:table-cell/>
          <table:table-cell office:value-type="float" office:value="821.0100518">
            <text:p>821.0100518</text:p>
          </table:table-cell>
          <table:table-cell office:value-type="float" office:value="146.615065">
            <text:p>146.615065</text:p>
          </table:table-cell>
          <table:table-cell office:value-type="float" office:value="147.5363084">
            <text:p>147.5363084</text:p>
          </table:table-cell>
          <table:table-cell office:value-type="float" office:value="-14.41881885">
            <text:p>-14.41881885</text:p>
          </table:table-cell>
          <table:table-cell office:value-type="float" office:value="-14.72086566">
            <text:p>-14.72086566</text:p>
          </table:table-cell>
          <table:table-cell office:value-type="string">
            <text:p>land</text:p>
          </table:table-cell>
          <table:table-cell office:value-type="float" office:value="8607.8361">
            <text:p>8607.8361</text:p>
          </table:table-cell>
        </table:table-row>
        <table:table-row table:style-name="ro1">
          <table:table-cell/>
          <table:table-cell office:value-type="float" office:value="814.2945012">
            <text:p>814.2945012</text:p>
          </table:table-cell>
          <table:table-cell office:value-type="float" office:value="146.6207672">
            <text:p>146.6207672</text:p>
          </table:table-cell>
          <table:table-cell office:value-type="float" office:value="147.5360013">
            <text:p>147.5360013</text:p>
          </table:table-cell>
          <table:table-cell office:value-type="float" office:value="-14.38256153">
            <text:p>-14.38256153</text:p>
          </table:table-cell>
          <table:table-cell office:value-type="float" office:value="-14.72128121">
            <text:p>-14.72128121</text:p>
          </table:table-cell>
          <table:table-cell office:value-type="string">
            <text:p>land</text:p>
          </table:table-cell>
          <table:table-cell office:value-type="float" office:value="8571.310385">
            <text:p>8571.310385</text:p>
          </table:table-cell>
        </table:table-row>
        <table:table-row table:style-name="ro1">
          <table:table-cell/>
          <table:table-cell office:value-type="float" office:value="806.6372642">
            <text:p>806.6372642</text:p>
          </table:table-cell>
          <table:table-cell office:value-type="float" office:value="146.6290852">
            <text:p>146.6290852</text:p>
          </table:table-cell>
          <table:table-cell office:value-type="float" office:value="147.5356306">
            <text:p>147.5356306</text:p>
          </table:table-cell>
          <table:table-cell office:value-type="float" office:value="-14.34845054">
            <text:p>-14.34845054</text:p>
          </table:table-cell>
          <table:table-cell office:value-type="float" office:value="-14.72189441">
            <text:p>-14.72189441</text:p>
          </table:table-cell>
          <table:table-cell office:value-type="string">
            <text:p>land</text:p>
          </table:table-cell>
          <table:table-cell office:value-type="float" office:value="8527.606336">
            <text:p>8527.606336</text:p>
          </table:table-cell>
        </table:table-row>
        <table:table-row table:style-name="ro1">
          <table:table-cell/>
          <table:table-cell office:value-type="float" office:value="799.4737527">
            <text:p>799.4737527</text:p>
          </table:table-cell>
          <table:table-cell office:value-type="float" office:value="146.6389899">
            <text:p>146.6389899</text:p>
          </table:table-cell>
          <table:table-cell office:value-type="float" office:value="147.5352529">
            <text:p>147.5352529</text:p>
          </table:table-cell>
          <table:table-cell office:value-type="float" office:value="-14.32387269">
            <text:p>-14.32387269</text:p>
          </table:table-cell>
          <table:table-cell office:value-type="float" office:value="-14.72268278">
            <text:p>-14.72268278</text:p>
          </table:table-cell>
          <table:table-cell office:value-type="string">
            <text:p>land</text:p>
          </table:table-cell>
          <table:table-cell office:value-type="float" office:value="8488.464583">
            <text:p>8488.464583</text:p>
          </table:table-cell>
        </table:table-row>
        <table:table-row table:style-name="ro1">
          <table:table-cell/>
          <table:table-cell office:value-type="float" office:value="792.445068">
            <text:p>792.445068</text:p>
          </table:table-cell>
          <table:table-cell office:value-type="float" office:value="146.650421">
            <text:p>146.650421</text:p>
          </table:table-cell>
          <table:table-cell office:value-type="float" office:value="147.5348049">
            <text:p>147.5348049</text:p>
          </table:table-cell>
          <table:table-cell office:value-type="float" office:value="-14.30663459">
            <text:p>-14.30663459</text:p>
          </table:table-cell>
          <table:table-cell office:value-type="float" office:value="-14.72381259">
            <text:p>-14.72381259</text:p>
          </table:table-cell>
          <table:table-cell office:value-type="string">
            <text:p>land</text:p>
          </table:table-cell>
          <table:table-cell office:value-type="float" office:value="8449.971315">
            <text:p>8449.971315</text:p>
          </table:table-cell>
        </table:table-row>
        <table:table-row table:style-name="ro1">
          <table:table-cell/>
          <table:table-cell office:value-type="float" office:value="785.5418021">
            <text:p>785.5418021</text:p>
          </table:table-cell>
          <table:table-cell office:value-type="float" office:value="146.6633139">
            <text:p>146.6633139</text:p>
          </table:table-cell>
          <table:table-cell office:value-type="float" office:value="147.5344385">
            <text:p>147.5344385</text:p>
          </table:table-cell>
          <table:table-cell office:value-type="float" office:value="-14.29611401">
            <text:p>-14.29611401</text:p>
          </table:table-cell>
          <table:table-cell office:value-type="float" office:value="-14.72488721">
            <text:p>-14.72488721</text:p>
          </table:table-cell>
          <table:table-cell office:value-type="string">
            <text:p>land</text:p>
          </table:table-cell>
          <table:table-cell office:value-type="float" office:value="8412.778925">
            <text:p>8412.778925</text:p>
          </table:table-cell>
        </table:table-row>
        <table:table-row table:style-name="ro1">
          <table:table-cell/>
          <table:table-cell office:value-type="float" office:value="778.2847826">
            <text:p>778.2847826</text:p>
          </table:table-cell>
          <table:table-cell office:value-type="float" office:value="146.6783539">
            <text:p>146.6783539</text:p>
          </table:table-cell>
          <table:table-cell office:value-type="float" office:value="147.5340526">
            <text:p>147.5340526</text:p>
          </table:table-cell>
          <table:table-cell office:value-type="float" office:value="-14.29145187">
            <text:p>-14.29145187</text:p>
          </table:table-cell>
          <table:table-cell office:value-type="float" office:value="-14.7261408">
            <text:p>-14.7261408</text:p>
          </table:table-cell>
          <table:table-cell office:value-type="string">
            <text:p>land</text:p>
          </table:table-cell>
          <table:table-cell office:value-type="float" office:value="8372.971869">
            <text:p>8372.971869</text:p>
          </table:table-cell>
        </table:table-row>
        <table:table-row table:style-name="ro1">
          <table:table-cell/>
          <table:table-cell office:value-type="float" office:value="770.908581">
            <text:p>770.908581</text:p>
          </table:table-cell>
          <table:table-cell office:value-type="float" office:value="146.6951872">
            <text:p>146.6951872</text:p>
          </table:table-cell>
          <table:table-cell office:value-type="float" office:value="147.5336918">
            <text:p>147.5336918</text:p>
          </table:table-cell>
          <table:table-cell office:value-type="float" office:value="-14.2927972">
            <text:p>-14.2927972</text:p>
          </table:table-cell>
          <table:table-cell office:value-type="float" office:value="-14.72742622">
            <text:p>-14.72742622</text:p>
          </table:table-cell>
          <table:table-cell office:value-type="string">
            <text:p>land</text:p>
          </table:table-cell>
          <table:table-cell office:value-type="float" office:value="8332.50694">
            <text:p>8332.50694</text:p>
          </table:table-cell>
        </table:table-row>
        <table:table-row table:style-name="ro1">
          <table:table-cell/>
          <table:table-cell office:value-type="float" office:value="763.7693875">
            <text:p>763.7693875</text:p>
          </table:table-cell>
          <table:table-cell office:value-type="float" office:value="146.7127443">
            <text:p>146.7127443</text:p>
          </table:table-cell>
          <table:table-cell office:value-type="float" office:value="147.5333371">
            <text:p>147.5333371</text:p>
          </table:table-cell>
          <table:table-cell office:value-type="float" office:value="-14.29921002">
            <text:p>-14.29921002</text:p>
          </table:table-cell>
          <table:table-cell office:value-type="float" office:value="-14.72878745">
            <text:p>-14.72878745</text:p>
          </table:table-cell>
          <table:table-cell office:value-type="string">
            <text:p>land</text:p>
          </table:table-cell>
          <table:table-cell office:value-type="float" office:value="8292.689133">
            <text:p>8292.689133</text:p>
          </table:table-cell>
        </table:table-row>
        <table:table-row table:style-name="ro1">
          <table:table-cell/>
          <table:table-cell office:value-type="float" office:value="756.9871756">
            <text:p>756.9871756</text:p>
          </table:table-cell>
          <table:table-cell office:value-type="float" office:value="146.7307203">
            <text:p>146.7307203</text:p>
          </table:table-cell>
          <table:table-cell office:value-type="float" office:value="147.5329823">
            <text:p>147.5329823</text:p>
          </table:table-cell>
          <table:table-cell office:value-type="float" office:value="-14.30926596">
            <text:p>-14.30926596</text:p>
          </table:table-cell>
          <table:table-cell office:value-type="float" office:value="-14.73023032">
            <text:p>-14.73023032</text:p>
          </table:table-cell>
          <table:table-cell office:value-type="string">
            <text:p>land</text:p>
          </table:table-cell>
          <table:table-cell office:value-type="float" office:value="8256.129995">
            <text:p>8256.129995</text:p>
          </table:table-cell>
        </table:table-row>
        <table:table-row table:style-name="ro1">
          <table:table-cell/>
          <table:table-cell office:value-type="float" office:value="749.6034993">
            <text:p>749.6034993</text:p>
          </table:table-cell>
          <table:table-cell office:value-type="float" office:value="146.7511975">
            <text:p>146.7511975</text:p>
          </table:table-cell>
          <table:table-cell office:value-type="float" office:value="147.5325261">
            <text:p>147.5325261</text:p>
          </table:table-cell>
          <table:table-cell office:value-type="float" office:value="-14.32380185">
            <text:p>-14.32380185</text:p>
          </table:table-cell>
          <table:table-cell office:value-type="float" office:value="-14.73221232">
            <text:p>-14.73221232</text:p>
          </table:table-cell>
          <table:table-cell office:value-type="string">
            <text:p>land</text:p>
          </table:table-cell>
          <table:table-cell office:value-type="float" office:value="8214.99489">
            <text:p>8214.99489</text:p>
          </table:table-cell>
        </table:table-row>
        <table:table-row table:style-name="ro1">
          <table:table-cell/>
          <table:table-cell office:value-type="float" office:value="742.6879991">
            <text:p>742.6879991</text:p>
          </table:table-cell>
          <table:table-cell office:value-type="float" office:value="146.7715405">
            <text:p>146.7715405</text:p>
          </table:table-cell>
          <table:table-cell office:value-type="float" office:value="147.5321586">
            <text:p>147.5321586</text:p>
          </table:table-cell>
          <table:table-cell office:value-type="float" office:value="-14.34007368">
            <text:p>-14.34007368</text:p>
          </table:table-cell>
          <table:table-cell office:value-type="float" office:value="-14.7339079">
            <text:p>-14.7339079</text:p>
          </table:table-cell>
          <table:table-cell office:value-type="string">
            <text:p>land</text:p>
          </table:table-cell>
          <table:table-cell office:value-type="float" office:value="8178.424756">
            <text:p>8178.424756</text:p>
          </table:table-cell>
        </table:table-row>
        <table:table-row table:style-name="ro1">
          <table:table-cell/>
          <table:table-cell office:value-type="float" office:value="735.4045506">
            <text:p>735.4045506</text:p>
          </table:table-cell>
          <table:table-cell office:value-type="float" office:value="146.793409">
            <text:p>146.793409</text:p>
          </table:table-cell>
          <table:table-cell office:value-type="float" office:value="147.5317976">
            <text:p>147.5317976</text:p>
          </table:table-cell>
          <table:table-cell office:value-type="float" office:value="-14.35925561">
            <text:p>-14.35925561</text:p>
          </table:table-cell>
          <table:table-cell office:value-type="float" office:value="-14.73561568">
            <text:p>-14.73561568</text:p>
          </table:table-cell>
          <table:table-cell office:value-type="string">
            <text:p>land</text:p>
          </table:table-cell>
          <table:table-cell office:value-type="float" office:value="8137.276863">
            <text:p>8137.276863</text:p>
          </table:table-cell>
        </table:table-row>
        <table:table-row table:style-name="ro1">
          <table:table-cell/>
          <table:table-cell office:value-type="float" office:value="728.469545">
            <text:p>728.469545</text:p>
          </table:table-cell>
          <table:table-cell office:value-type="float" office:value="146.8150471">
            <text:p>146.8150471</text:p>
          </table:table-cell>
          <table:table-cell office:value-type="float" office:value="147.5314557">
            <text:p>147.5314557</text:p>
          </table:table-cell>
          <table:table-cell office:value-type="float" office:value="-14.37883135">
            <text:p>-14.37883135</text:p>
          </table:table-cell>
          <table:table-cell office:value-type="float" office:value="-14.73728246">
            <text:p>-14.73728246</text:p>
          </table:table-cell>
          <table:table-cell office:value-type="string">
            <text:p>land</text:p>
          </table:table-cell>
          <table:table-cell office:value-type="float" office:value="8099.388448">
            <text:p>8099.388448</text:p>
          </table:table-cell>
        </table:table-row>
        <table:table-row table:style-name="ro1">
          <table:table-cell/>
          <table:table-cell office:value-type="float" office:value="720.810537">
            <text:p>720.810537</text:p>
          </table:table-cell>
          <table:table-cell office:value-type="float" office:value="146.8395457">
            <text:p>146.8395457</text:p>
          </table:table-cell>
          <table:table-cell office:value-type="float" office:value="147.5310002">
            <text:p>147.5310002</text:p>
          </table:table-cell>
          <table:table-cell office:value-type="float" office:value="-14.4012919">
            <text:p>-14.4012919</text:p>
          </table:table-cell>
          <table:table-cell office:value-type="float" office:value="-14.73957614">
            <text:p>-14.73957614</text:p>
          </table:table-cell>
          <table:table-cell office:value-type="string">
            <text:p>land</text:p>
          </table:table-cell>
          <table:table-cell office:value-type="float" office:value="8057.573473">
            <text:p>8057.573473</text:p>
          </table:table-cell>
        </table:table-row>
        <table:table-row table:style-name="ro1">
          <table:table-cell/>
          <table:table-cell office:value-type="float" office:value="714.0995852">
            <text:p>714.0995852</text:p>
          </table:table-cell>
          <table:table-cell office:value-type="float" office:value="146.8614971">
            <text:p>146.8614971</text:p>
          </table:table-cell>
          <table:table-cell office:value-type="float" office:value="147.5306461">
            <text:p>147.5306461</text:p>
          </table:table-cell>
          <table:table-cell office:value-type="float" office:value="-14.42120552">
            <text:p>-14.42120552</text:p>
          </table:table-cell>
          <table:table-cell office:value-type="float" office:value="-14.74140578">
            <text:p>-14.74140578</text:p>
          </table:table-cell>
          <table:table-cell office:value-type="string">
            <text:p>land</text:p>
          </table:table-cell>
          <table:table-cell office:value-type="float" office:value="8021.632723">
            <text:p>8021.632723</text:p>
          </table:table-cell>
        </table:table-row>
        <table:table-row table:style-name="ro1">
          <table:table-cell/>
          <table:table-cell office:value-type="float" office:value="706.538472">
            <text:p>706.538472</text:p>
          </table:table-cell>
          <table:table-cell office:value-type="float" office:value="146.8863519">
            <text:p>146.8863519</text:p>
          </table:table-cell>
          <table:table-cell office:value-type="float" office:value="147.5303049">
            <text:p>147.5303049</text:p>
          </table:table-cell>
          <table:table-cell office:value-type="float" office:value="-14.44343861">
            <text:p>-14.44343861</text:p>
          </table:table-cell>
          <table:table-cell office:value-type="float" office:value="-14.74317886">
            <text:p>-14.74317886</text:p>
          </table:table-cell>
          <table:table-cell office:value-type="string">
            <text:p>land</text:p>
          </table:table-cell>
          <table:table-cell office:value-type="float" office:value="7979.803704">
            <text:p>7979.803704</text:p>
          </table:table-cell>
        </table:table-row>
        <table:table-row table:style-name="ro1">
          <table:table-cell/>
          <table:table-cell office:value-type="float" office:value="699.3260944">
            <text:p>699.3260944</text:p>
          </table:table-cell>
          <table:table-cell office:value-type="float" office:value="146.9103508">
            <text:p>146.9103508</text:p>
          </table:table-cell>
          <table:table-cell office:value-type="float" office:value="147.5298694">
            <text:p>147.5298694</text:p>
          </table:table-cell>
          <table:table-cell office:value-type="float" office:value="-14.46409251">
            <text:p>-14.46409251</text:p>
          </table:table-cell>
          <table:table-cell office:value-type="float" office:value="-14.74547774">
            <text:p>-14.74547774</text:p>
          </table:table-cell>
          <table:table-cell office:value-type="string">
            <text:p>land</text:p>
          </table:table-cell>
          <table:table-cell office:value-type="float" office:value="7940.582074">
            <text:p>7940.582074</text:p>
          </table:table-cell>
        </table:table-row>
        <table:table-row table:style-name="ro1">
          <table:table-cell/>
          <table:table-cell office:value-type="float" office:value="692.3434749">
            <text:p>692.3434749</text:p>
          </table:table-cell>
          <table:table-cell office:value-type="float" office:value="146.9336817">
            <text:p>146.9336817</text:p>
          </table:table-cell>
          <table:table-cell office:value-type="float" office:value="147.5295793">
            <text:p>147.5295793</text:p>
          </table:table-cell>
          <table:table-cell office:value-type="float" office:value="-14.48332238">
            <text:p>-14.48332238</text:p>
          </table:table-cell>
          <table:table-cell office:value-type="float" office:value="-14.74702714">
            <text:p>-14.74702714</text:p>
          </table:table-cell>
          <table:table-cell office:value-type="string">
            <text:p>land</text:p>
          </table:table-cell>
          <table:table-cell office:value-type="float" office:value="7902.661454">
            <text:p>7902.661454</text:p>
          </table:table-cell>
        </table:table-row>
        <table:table-row table:style-name="ro1">
          <table:table-cell/>
          <table:table-cell office:value-type="float" office:value="684.8689343">
            <text:p>684.8689343</text:p>
          </table:table-cell>
          <table:table-cell office:value-type="float" office:value="146.9582426">
            <text:p>146.9582426</text:p>
          </table:table-cell>
          <table:table-cell office:value-type="float" office:value="147.5291194">
            <text:p>147.5291194</text:p>
          </table:table-cell>
          <table:table-cell office:value-type="float" office:value="-14.50256783">
            <text:p>-14.50256783</text:p>
          </table:table-cell>
          <table:table-cell office:value-type="float" office:value="-14.74946952">
            <text:p>-14.74946952</text:p>
          </table:table-cell>
          <table:table-cell office:value-type="string">
            <text:p>land</text:p>
          </table:table-cell>
          <table:table-cell office:value-type="float" office:value="7862.772678">
            <text:p>7862.772678</text:p>
          </table:table-cell>
        </table:table-row>
        <table:table-row table:style-name="ro1">
          <table:table-cell/>
          <table:table-cell office:value-type="float" office:value="677.3553015">
            <text:p>677.3553015</text:p>
          </table:table-cell>
          <table:table-cell office:value-type="float" office:value="146.9826871">
            <text:p>146.9826871</text:p>
          </table:table-cell>
          <table:table-cell office:value-type="float" office:value="147.5287355">
            <text:p>147.5287355</text:p>
          </table:table-cell>
          <table:table-cell office:value-type="float" office:value="-14.52067927">
            <text:p>-14.52067927</text:p>
          </table:table-cell>
          <table:table-cell office:value-type="float" office:value="-14.75150697">
            <text:p>-14.75150697</text:p>
          </table:table-cell>
          <table:table-cell office:value-type="string">
            <text:p>land</text:p>
          </table:table-cell>
          <table:table-cell office:value-type="float" office:value="7822.877037">
            <text:p>7822.877037</text:p>
          </table:table-cell>
        </table:table-row>
        <table:table-row table:style-name="ro1">
          <table:table-cell/>
          <table:table-cell office:value-type="float" office:value="670.0200659">
            <text:p>670.0200659</text:p>
          </table:table-cell>
          <table:table-cell office:value-type="float" office:value="147.0060322">
            <text:p>147.0060322</text:p>
          </table:table-cell>
          <table:table-cell office:value-type="float" office:value="147.5283896">
            <text:p>147.5283896</text:p>
          </table:table-cell>
          <table:table-cell office:value-type="float" office:value="-14.53703821">
            <text:p>-14.53703821</text:p>
          </table:table-cell>
          <table:table-cell office:value-type="float" office:value="-14.75332924">
            <text:p>-14.75332924</text:p>
          </table:table-cell>
          <table:table-cell office:value-type="string">
            <text:p>land</text:p>
          </table:table-cell>
          <table:table-cell office:value-type="float" office:value="7784.283015">
            <text:p>7784.283015</text:p>
          </table:table-cell>
        </table:table-row>
        <table:table-row table:style-name="ro1">
          <table:table-cell/>
          <table:table-cell office:value-type="float" office:value="662.3026434">
            <text:p>662.3026434</text:p>
          </table:table-cell>
          <table:table-cell office:value-type="float" office:value="147.0300599">
            <text:p>147.0300599</text:p>
          </table:table-cell>
          <table:table-cell office:value-type="float" office:value="147.528019">
            <text:p>147.528019</text:p>
          </table:table-cell>
          <table:table-cell office:value-type="float" office:value="-14.55299753">
            <text:p>-14.55299753</text:p>
          </table:table-cell>
          <table:table-cell office:value-type="float" office:value="-14.75523621">
            <text:p>-14.75523621</text:p>
          </table:table-cell>
          <table:table-cell office:value-type="string">
            <text:p>land</text:p>
          </table:table-cell>
          <table:table-cell office:value-type="float" office:value="7742.41129">
            <text:p>7742.41129</text:p>
          </table:table-cell>
        </table:table-row>
        <table:table-row table:style-name="ro1">
          <table:table-cell/>
          <table:table-cell office:value-type="float" office:value="655.4490204">
            <text:p>655.4490204</text:p>
          </table:table-cell>
          <table:table-cell office:value-type="float" office:value="147.0536793">
            <text:p>147.0536793</text:p>
          </table:table-cell>
          <table:table-cell office:value-type="float" office:value="147.5276864">
            <text:p>147.5276864</text:p>
          </table:table-cell>
          <table:table-cell office:value-type="float" office:value="-14.56603562">
            <text:p>-14.56603562</text:p>
          </table:table-cell>
          <table:table-cell office:value-type="float" office:value="-14.75710344">
            <text:p>-14.75710344</text:p>
          </table:table-cell>
          <table:table-cell office:value-type="string">
            <text:p>land</text:p>
          </table:table-cell>
          <table:table-cell office:value-type="float" office:value="7709.039625">
            <text:p>7709.039625</text:p>
          </table:table-cell>
        </table:table-row>
        <table:table-row table:style-name="ro1">
          <table:table-cell/>
          <table:table-cell office:value-type="float" office:value="650.7100145">
            <text:p>650.7100145</text:p>
          </table:table-cell>
          <table:table-cell office:value-type="float" office:value="147.0683733">
            <text:p>147.0683733</text:p>
          </table:table-cell>
          <table:table-cell office:value-type="float" office:value="147.527411">
            <text:p>147.527411</text:p>
          </table:table-cell>
          <table:table-cell office:value-type="float" office:value="-14.57431471">
            <text:p>-14.57431471</text:p>
          </table:table-cell>
          <table:table-cell office:value-type="float" office:value="-14.75858617">
            <text:p>-14.75858617</text:p>
          </table:table-cell>
          <table:table-cell office:value-type="string">
            <text:p>land</text:p>
          </table:table-cell>
          <table:table-cell office:value-type="float" office:value="7682.208311">
            <text:p>7682.208311</text:p>
          </table:table-cell>
        </table:table-row>
        <table:table-row table:style-name="ro1">
          <table:table-cell/>
          <table:table-cell office:value-type="float" office:value="639.9742004">
            <text:p>639.9742004</text:p>
          </table:table-cell>
          <table:table-cell office:value-type="float" office:value="147.0890918">
            <text:p>147.0890918</text:p>
          </table:table-cell>
          <table:table-cell office:value-type="float" office:value="147.5268712">
            <text:p>147.5268712</text:p>
          </table:table-cell>
          <table:table-cell office:value-type="float" office:value="-14.59236792">
            <text:p>-14.59236792</text:p>
          </table:table-cell>
          <table:table-cell office:value-type="float" office:value="-14.76032067">
            <text:p>-14.76032067</text:p>
          </table:table-cell>
          <table:table-cell office:value-type="string">
            <text:p>land</text:p>
          </table:table-cell>
          <table:table-cell office:value-type="float" office:value="7625.91895">
            <text:p>7625.91895</text:p>
          </table:table-cell>
        </table:table-row>
        <table:table-row table:style-name="ro1">
          <table:table-cell/>
          <table:table-cell office:value-type="float" office:value="632.6002791">
            <text:p>632.6002791</text:p>
          </table:table-cell>
          <table:table-cell office:value-type="float" office:value="147.10164">
            <text:p>147.10164</text:p>
          </table:table-cell>
          <table:table-cell office:value-type="float" office:value="147.5265177">
            <text:p>147.5265177</text:p>
          </table:table-cell>
          <table:table-cell office:value-type="float" office:value="-14.6047403">
            <text:p>-14.6047403</text:p>
          </table:table-cell>
          <table:table-cell office:value-type="float" office:value="-14.76131884">
            <text:p>-14.76131884</text:p>
          </table:table-cell>
          <table:table-cell office:value-type="string">
            <text:p>land</text:p>
          </table:table-cell>
          <table:table-cell office:value-type="float" office:value="7587.293425">
            <text:p>7587.293425</text:p>
          </table:table-cell>
        </table:table-row>
        <table:table-row table:style-name="ro1">
          <table:table-cell/>
          <table:table-cell office:value-type="float" office:value="624.9690724">
            <text:p>624.9690724</text:p>
          </table:table-cell>
          <table:table-cell office:value-type="float" office:value="147.1136845">
            <text:p>147.1136845</text:p>
          </table:table-cell>
          <table:table-cell office:value-type="float" office:value="147.5261506">
            <text:p>147.5261506</text:p>
          </table:table-cell>
          <table:table-cell office:value-type="float" office:value="-14.61731271">
            <text:p>-14.61731271</text:p>
          </table:table-cell>
          <table:table-cell office:value-type="float" office:value="-14.76228211">
            <text:p>-14.76228211</text:p>
          </table:table-cell>
          <table:table-cell office:value-type="string">
            <text:p>land</text:p>
          </table:table-cell>
          <table:table-cell office:value-type="float" office:value="7547.350218">
            <text:p>7547.350218</text:p>
          </table:table-cell>
        </table:table-row>
        <table:table-row table:style-name="ro1">
          <table:table-cell/>
          <table:table-cell office:value-type="float" office:value="617.3305915">
            <text:p>617.3305915</text:p>
          </table:table-cell>
          <table:table-cell office:value-type="float" office:value="147.1248245">
            <text:p>147.1248245</text:p>
          </table:table-cell>
          <table:table-cell office:value-type="float" office:value="147.5257189">
            <text:p>147.5257189</text:p>
          </table:table-cell>
          <table:table-cell office:value-type="float" office:value="-14.62954364">
            <text:p>-14.62954364</text:p>
          </table:table-cell>
          <table:table-cell office:value-type="float" office:value="-14.76333199">
            <text:p>-14.76333199</text:p>
          </table:table-cell>
          <table:table-cell office:value-type="string">
            <text:p>land</text:p>
          </table:table-cell>
          <table:table-cell office:value-type="float" office:value="7506.742721">
            <text:p>7506.742721</text:p>
          </table:table-cell>
        </table:table-row>
        <table:table-row table:style-name="ro1">
          <table:table-cell/>
          <table:table-cell office:value-type="float" office:value="610.1865719">
            <text:p>610.1865719</text:p>
          </table:table-cell>
          <table:table-cell office:value-type="float" office:value="147.1350241">
            <text:p>147.1350241</text:p>
          </table:table-cell>
          <table:table-cell office:value-type="float" office:value="147.5253435">
            <text:p>147.5253435</text:p>
          </table:table-cell>
          <table:table-cell office:value-type="float" office:value="-14.640553">
            <text:p>-14.640553</text:p>
          </table:table-cell>
          <table:table-cell office:value-type="float" office:value="-14.76420426">
            <text:p>-14.76420426</text:p>
          </table:table-cell>
          <table:table-cell office:value-type="string">
            <text:p>land</text:p>
          </table:table-cell>
          <table:table-cell office:value-type="float" office:value="7471.36656">
            <text:p>7471.36656</text:p>
          </table:table-cell>
        </table:table-row>
        <table:table-row table:style-name="ro1">
          <table:table-cell/>
          <table:table-cell office:value-type="float" office:value="602.26833">
            <text:p>602.26833</text:p>
          </table:table-cell>
          <table:table-cell office:value-type="float" office:value="147.1452861">
            <text:p>147.1452861</text:p>
          </table:table-cell>
          <table:table-cell office:value-type="float" office:value="147.5250056">
            <text:p>147.5250056</text:p>
          </table:table-cell>
          <table:table-cell office:value-type="float" office:value="-14.65194153">
            <text:p>-14.65194153</text:p>
          </table:table-cell>
          <table:table-cell office:value-type="float" office:value="-14.76493628">
            <text:p>-14.76493628</text:p>
          </table:table-cell>
          <table:table-cell office:value-type="string">
            <text:p>land</text:p>
          </table:table-cell>
          <table:table-cell office:value-type="float" office:value="7430.083992">
            <text:p>7430.083992</text:p>
          </table:table-cell>
        </table:table-row>
        <table:table-row table:style-name="ro1">
          <table:table-cell/>
          <table:table-cell office:value-type="float" office:value="592.6482121">
            <text:p>592.6482121</text:p>
          </table:table-cell>
          <table:table-cell office:value-type="float" office:value="147.1547313">
            <text:p>147.1547313</text:p>
          </table:table-cell>
          <table:table-cell office:value-type="float" office:value="147.5245715">
            <text:p>147.5245715</text:p>
          </table:table-cell>
          <table:table-cell office:value-type="float" office:value="-14.6621161">
            <text:p>-14.6621161</text:p>
          </table:table-cell>
          <table:table-cell office:value-type="float" office:value="-14.76584686">
            <text:p>-14.76584686</text:p>
          </table:table-cell>
          <table:table-cell office:value-type="string">
            <text:p>land</text:p>
          </table:table-cell>
          <table:table-cell office:value-type="float" office:value="7391.411928">
            <text:p>7391.411928</text:p>
          </table:table-cell>
        </table:table-row>
        <table:table-row table:style-name="ro1">
          <table:table-cell/>
          <table:table-cell office:value-type="float" office:value="583.6356303">
            <text:p>583.6356303</text:p>
          </table:table-cell>
          <table:table-cell office:value-type="float" office:value="147.1643738">
            <text:p>147.1643738</text:p>
          </table:table-cell>
          <table:table-cell office:value-type="float" office:value="147.524239">
            <text:p>147.524239</text:p>
          </table:table-cell>
          <table:table-cell office:value-type="float" office:value="-14.67203183">
            <text:p>-14.67203183</text:p>
          </table:table-cell>
          <table:table-cell office:value-type="float" office:value="-14.76652094">
            <text:p>-14.76652094</text:p>
          </table:table-cell>
          <table:table-cell office:value-type="string">
            <text:p>land</text:p>
          </table:table-cell>
          <table:table-cell office:value-type="float" office:value="7350.76196">
            <text:p>7350.76196</text:p>
          </table:table-cell>
        </table:table-row>
        <table:table-row table:style-name="ro1">
          <table:table-cell/>
          <table:table-cell office:value-type="float" office:value="575.8271836">
            <text:p>575.8271836</text:p>
          </table:table-cell>
          <table:table-cell office:value-type="float" office:value="147.1740023">
            <text:p>147.1740023</text:p>
          </table:table-cell>
          <table:table-cell office:value-type="float" office:value="147.5237908">
            <text:p>147.5237908</text:p>
          </table:table-cell>
          <table:table-cell office:value-type="float" office:value="-14.68079671">
            <text:p>-14.68079671</text:p>
          </table:table-cell>
          <table:table-cell office:value-type="float" office:value="-14.76745309">
            <text:p>-14.76745309</text:p>
          </table:table-cell>
          <table:table-cell office:value-type="string">
            <text:p>land</text:p>
          </table:table-cell>
          <table:table-cell office:value-type="float" office:value="7313.379429">
            <text:p>7313.379429</text:p>
          </table:table-cell>
        </table:table-row>
        <table:table-row table:style-name="ro1">
          <table:table-cell/>
          <table:table-cell office:value-type="float" office:value="568.2738389">
            <text:p>568.2738389</text:p>
          </table:table-cell>
          <table:table-cell office:value-type="float" office:value="147.1828378">
            <text:p>147.1828378</text:p>
          </table:table-cell>
          <table:table-cell office:value-type="float" office:value="147.5234447">
            <text:p>147.5234447</text:p>
          </table:table-cell>
          <table:table-cell office:value-type="float" office:value="-14.68845207">
            <text:p>-14.68845207</text:p>
          </table:table-cell>
          <table:table-cell office:value-type="float" office:value="-14.76814459">
            <text:p>-14.76814459</text:p>
          </table:table-cell>
          <table:table-cell office:value-type="string">
            <text:p>land</text:p>
          </table:table-cell>
          <table:table-cell office:value-type="float" office:value="7273.361802">
            <text:p>7273.361802</text:p>
          </table:table-cell>
        </table:table-row>
        <table:table-row table:style-name="ro1">
          <table:table-cell/>
          <table:table-cell office:value-type="float" office:value="560.1943262">
            <text:p>560.1943262</text:p>
          </table:table-cell>
          <table:table-cell office:value-type="float" office:value="147.1927053">
            <text:p>147.1927053</text:p>
          </table:table-cell>
          <table:table-cell office:value-type="float" office:value="147.5230215">
            <text:p>147.5230215</text:p>
          </table:table-cell>
          <table:table-cell office:value-type="float" office:value="-14.69572838">
            <text:p>-14.69572838</text:p>
          </table:table-cell>
          <table:table-cell office:value-type="float" office:value="-14.76901199">
            <text:p>-14.76901199</text:p>
          </table:table-cell>
          <table:table-cell office:value-type="string">
            <text:p>land</text:p>
          </table:table-cell>
          <table:table-cell office:value-type="float" office:value="7232.675423">
            <text:p>7232.675423</text:p>
          </table:table-cell>
        </table:table-row>
        <table:table-row table:style-name="ro1">
          <table:table-cell/>
          <table:table-cell office:value-type="float" office:value="552.7620827">
            <text:p>552.7620827</text:p>
          </table:table-cell>
          <table:table-cell office:value-type="float" office:value="147.2020267">
            <text:p>147.2020267</text:p>
          </table:table-cell>
          <table:table-cell office:value-type="float" office:value="147.5226878">
            <text:p>147.5226878</text:p>
          </table:table-cell>
          <table:table-cell office:value-type="float" office:value="-14.70160703">
            <text:p>-14.70160703</text:p>
          </table:table-cell>
          <table:table-cell office:value-type="float" office:value="-14.76971317">
            <text:p>-14.76971317</text:p>
          </table:table-cell>
          <table:table-cell office:value-type="string">
            <text:p>land</text:p>
          </table:table-cell>
          <table:table-cell office:value-type="float" office:value="7195.915228">
            <text:p>7195.915228</text:p>
          </table:table-cell>
        </table:table-row>
        <table:table-row table:style-name="ro1">
          <table:table-cell/>
          <table:table-cell office:value-type="float" office:value="544.9345839">
            <text:p>544.9345839</text:p>
          </table:table-cell>
          <table:table-cell office:value-type="float" office:value="147.2119444">
            <text:p>147.2119444</text:p>
          </table:table-cell>
          <table:table-cell office:value-type="float" office:value="147.5223284">
            <text:p>147.5223284</text:p>
          </table:table-cell>
          <table:table-cell office:value-type="float" office:value="-14.7069919">
            <text:p>-14.7069919</text:p>
          </table:table-cell>
          <table:table-cell office:value-type="float" office:value="-14.77049044">
            <text:p>-14.77049044</text:p>
          </table:table-cell>
          <table:table-cell office:value-type="string">
            <text:p>land</text:p>
          </table:table-cell>
          <table:table-cell office:value-type="float" office:value="7156.517362">
            <text:p>7156.517362</text:p>
          </table:table-cell>
        </table:table-row>
        <table:table-row table:style-name="ro1">
          <table:table-cell/>
          <table:table-cell office:value-type="float" office:value="536.7116741">
            <text:p>536.7116741</text:p>
          </table:table-cell>
          <table:table-cell office:value-type="float" office:value="147.222607">
            <text:p>147.222607</text:p>
          </table:table-cell>
          <table:table-cell office:value-type="float" office:value="147.5218663">
            <text:p>147.5218663</text:p>
          </table:table-cell>
          <table:table-cell office:value-type="float" office:value="-14.71183043">
            <text:p>-14.71183043</text:p>
          </table:table-cell>
          <table:table-cell office:value-type="float" office:value="-14.77150429">
            <text:p>-14.77150429</text:p>
          </table:table-cell>
          <table:table-cell office:value-type="string">
            <text:p>land</text:p>
          </table:table-cell>
          <table:table-cell office:value-type="float" office:value="7115.136201">
            <text:p>7115.136201</text:p>
          </table:table-cell>
        </table:table-row>
        <table:table-row table:style-name="ro1">
          <table:table-cell/>
          <table:table-cell office:value-type="float" office:value="528.8768592">
            <text:p>528.8768592</text:p>
          </table:table-cell>
          <table:table-cell office:value-type="float" office:value="147.2330091">
            <text:p>147.2330091</text:p>
          </table:table-cell>
          <table:table-cell office:value-type="float" office:value="147.5215133">
            <text:p>147.5215133</text:p>
          </table:table-cell>
          <table:table-cell office:value-type="float" office:value="-14.71574855">
            <text:p>-14.71574855</text:p>
          </table:table-cell>
          <table:table-cell office:value-type="float" office:value="-14.77229825">
            <text:p>-14.77229825</text:p>
          </table:table-cell>
          <table:table-cell office:value-type="string">
            <text:p>land</text:p>
          </table:table-cell>
          <table:table-cell office:value-type="float" office:value="7075.712746">
            <text:p>7075.712746</text:p>
          </table:table-cell>
        </table:table-row>
        <table:table-row table:style-name="ro1">
          <table:table-cell/>
          <table:table-cell office:value-type="float" office:value="521.1695926">
            <text:p>521.1695926</text:p>
          </table:table-cell>
          <table:table-cell office:value-type="float" office:value="147.2433924">
            <text:p>147.2433924</text:p>
          </table:table-cell>
          <table:table-cell office:value-type="float" office:value="147.5211604">
            <text:p>147.5211604</text:p>
          </table:table-cell>
          <table:table-cell office:value-type="float" office:value="-14.71903393">
            <text:p>-14.71903393</text:p>
          </table:table-cell>
          <table:table-cell office:value-type="float" office:value="-14.77310994">
            <text:p>-14.77310994</text:p>
          </table:table-cell>
          <table:table-cell office:value-type="string">
            <text:p>land</text:p>
          </table:table-cell>
          <table:table-cell office:value-type="float" office:value="7036.276756">
            <text:p>7036.276756</text:p>
          </table:table-cell>
        </table:table-row>
        <table:table-row table:style-name="ro1">
          <table:table-cell/>
          <table:table-cell office:value-type="float" office:value="512.5823387">
            <text:p>512.5823387</text:p>
          </table:table-cell>
          <table:table-cell office:value-type="float" office:value="147.254293">
            <text:p>147.254293</text:p>
          </table:table-cell>
          <table:table-cell office:value-type="float" office:value="147.5207243">
            <text:p>147.5207243</text:p>
          </table:table-cell>
          <table:table-cell office:value-type="float" office:value="-14.72185234">
            <text:p>-14.72185234</text:p>
          </table:table-cell>
          <table:table-cell office:value-type="float" office:value="-14.77414532">
            <text:p>-14.77414532</text:p>
          </table:table-cell>
          <table:table-cell office:value-type="string">
            <text:p>land</text:p>
          </table:table-cell>
          <table:table-cell office:value-type="float" office:value="6998.80097">
            <text:p>6998.80097</text:p>
          </table:table-cell>
        </table:table-row>
        <table:table-row table:style-name="ro1">
          <table:table-cell/>
          <table:table-cell office:value-type="float" office:value="502.1403646">
            <text:p>502.1403646</text:p>
          </table:table-cell>
          <table:table-cell office:value-type="float" office:value="147.2655743">
            <text:p>147.2655743</text:p>
          </table:table-cell>
          <table:table-cell office:value-type="float" office:value="147.5203845">
            <text:p>147.5203845</text:p>
          </table:table-cell>
          <table:table-cell office:value-type="float" office:value="-14.72438826">
            <text:p>-14.72438826</text:p>
          </table:table-cell>
          <table:table-cell office:value-type="float" office:value="-14.77494572">
            <text:p>-14.77494572</text:p>
          </table:table-cell>
          <table:table-cell office:value-type="string">
            <text:p>land</text:p>
          </table:table-cell>
          <table:table-cell office:value-type="float" office:value="6956.70948">
            <text:p>6956.70948</text:p>
          </table:table-cell>
        </table:table-row>
        <table:table-row table:style-name="ro1">
          <table:table-cell/>
          <table:table-cell office:value-type="float" office:value="492.0324249">
            <text:p>492.0324249</text:p>
          </table:table-cell>
          <table:table-cell office:value-type="float" office:value="147.2771328">
            <text:p>147.2771328</text:p>
          </table:table-cell>
          <table:table-cell office:value-type="float" office:value="147.5200064">
            <text:p>147.5200064</text:p>
          </table:table-cell>
          <table:table-cell office:value-type="float" office:value="-14.72649396">
            <text:p>-14.72649396</text:p>
          </table:table-cell>
          <table:table-cell office:value-type="float" office:value="-14.7758783">
            <text:p>-14.7758783</text:p>
          </table:table-cell>
          <table:table-cell office:value-type="string">
            <text:p>land</text:p>
          </table:table-cell>
          <table:table-cell office:value-type="float" office:value="6917.89389">
            <text:p>6917.89389</text:p>
          </table:table-cell>
        </table:table-row>
        <table:table-row table:style-name="ro1">
          <table:table-cell/>
          <table:table-cell office:value-type="float" office:value="482.4273917">
            <text:p>482.4273917</text:p>
          </table:table-cell>
          <table:table-cell office:value-type="float" office:value="147.2883963">
            <text:p>147.2883963</text:p>
          </table:table-cell>
          <table:table-cell office:value-type="float" office:value="147.5195775">
            <text:p>147.5195775</text:p>
          </table:table-cell>
          <table:table-cell office:value-type="float" office:value="-14.72824794">
            <text:p>-14.72824794</text:p>
          </table:table-cell>
          <table:table-cell office:value-type="float" office:value="-14.77698783">
            <text:p>-14.77698783</text:p>
          </table:table-cell>
          <table:table-cell office:value-type="string">
            <text:p>land</text:p>
          </table:table-cell>
          <table:table-cell office:value-type="float" office:value="6879.724618">
            <text:p>6879.724618</text:p>
          </table:table-cell>
        </table:table-row>
        <table:table-row table:style-name="ro1">
          <table:table-cell/>
          <table:table-cell office:value-type="float" office:value="471.977235">
            <text:p>471.977235</text:p>
          </table:table-cell>
          <table:table-cell office:value-type="float" office:value="147.3010247">
            <text:p>147.3010247</text:p>
          </table:table-cell>
          <table:table-cell office:value-type="float" office:value="147.5192386">
            <text:p>147.5192386</text:p>
          </table:table-cell>
          <table:table-cell office:value-type="float" office:value="-14.72996084">
            <text:p>-14.72996084</text:p>
          </table:table-cell>
          <table:table-cell office:value-type="float" office:value="-14.77788639">
            <text:p>-14.77788639</text:p>
          </table:table-cell>
          <table:table-cell office:value-type="string">
            <text:p>land</text:p>
          </table:table-cell>
          <table:table-cell office:value-type="float" office:value="6838.910513">
            <text:p>6838.910513</text:p>
          </table:table-cell>
        </table:table-row>
        <table:table-row table:style-name="ro1">
          <table:table-cell/>
          <table:table-cell office:value-type="float" office:value="462.198916">
            <text:p>462.198916</text:p>
          </table:table-cell>
          <table:table-cell office:value-type="float" office:value="147.313127">
            <text:p>147.313127</text:p>
          </table:table-cell>
          <table:table-cell office:value-type="float" office:value="147.5188107">
            <text:p>147.5188107</text:p>
          </table:table-cell>
          <table:table-cell office:value-type="float" office:value="-14.7314687">
            <text:p>-14.7314687</text:p>
          </table:table-cell>
          <table:table-cell office:value-type="float" office:value="-14.77904914">
            <text:p>-14.77904914</text:p>
          </table:table-cell>
          <table:table-cell office:value-type="string">
            <text:p>land</text:p>
          </table:table-cell>
          <table:table-cell office:value-type="float" office:value="6801.376731">
            <text:p>6801.376731</text:p>
          </table:table-cell>
        </table:table-row>
        <table:table-row table:style-name="ro1">
          <table:table-cell/>
          <table:table-cell office:value-type="float" office:value="451.7437652">
            <text:p>451.7437652</text:p>
          </table:table-cell>
          <table:table-cell office:value-type="float" office:value="147.3260252">
            <text:p>147.3260252</text:p>
          </table:table-cell>
          <table:table-cell office:value-type="float" office:value="147.5184407">
            <text:p>147.5184407</text:p>
          </table:table-cell>
          <table:table-cell office:value-type="float" office:value="-14.73305662">
            <text:p>-14.73305662</text:p>
          </table:table-cell>
          <table:table-cell office:value-type="float" office:value="-14.78006948">
            <text:p>-14.78006948</text:p>
          </table:table-cell>
          <table:table-cell office:value-type="string">
            <text:p>land</text:p>
          </table:table-cell>
          <table:table-cell office:value-type="float" office:value="6759.879894">
            <text:p>6759.879894</text:p>
          </table:table-cell>
        </table:table-row>
        <table:table-row table:style-name="ro1">
          <table:table-cell/>
          <table:table-cell office:value-type="float" office:value="441.7921494">
            <text:p>441.7921494</text:p>
          </table:table-cell>
          <table:table-cell office:value-type="float" office:value="147.3384907">
            <text:p>147.3384907</text:p>
          </table:table-cell>
          <table:table-cell office:value-type="float" office:value="147.5180967">
            <text:p>147.5180967</text:p>
          </table:table-cell>
          <table:table-cell office:value-type="float" office:value="-14.73461985">
            <text:p>-14.73461985</text:p>
          </table:table-cell>
          <table:table-cell office:value-type="float" office:value="-14.78101207">
            <text:p>-14.78101207</text:p>
          </table:table-cell>
          <table:table-cell office:value-type="string">
            <text:p>land</text:p>
          </table:table-cell>
          <table:table-cell office:value-type="float" office:value="6721.0065">
            <text:p>6721.0065</text:p>
          </table:table-cell>
        </table:table-row>
        <table:table-row table:style-name="ro1">
          <table:table-cell/>
          <table:table-cell office:value-type="float" office:value="431.3319665">
            <text:p>431.3319665</text:p>
          </table:table-cell>
          <table:table-cell office:value-type="float" office:value="147.3516509">
            <text:p>147.3516509</text:p>
          </table:table-cell>
          <table:table-cell office:value-type="float" office:value="147.5176704">
            <text:p>147.5176704</text:p>
          </table:table-cell>
          <table:table-cell office:value-type="float" office:value="-14.73636134">
            <text:p>-14.73636134</text:p>
          </table:table-cell>
          <table:table-cell office:value-type="float" office:value="-14.78219699">
            <text:p>-14.78219699</text:p>
          </table:table-cell>
          <table:table-cell office:value-type="string">
            <text:p>land</text:p>
          </table:table-cell>
          <table:table-cell office:value-type="float" office:value="6680.145039">
            <text:p>6680.145039</text:p>
          </table:table-cell>
        </table:table-row>
        <table:table-row table:style-name="ro1">
          <table:table-cell/>
          <table:table-cell office:value-type="float" office:value="421.5443291">
            <text:p>421.5443291</text:p>
          </table:table-cell>
          <table:table-cell office:value-type="float" office:value="147.3639802">
            <text:p>147.3639802</text:p>
          </table:table-cell>
          <table:table-cell office:value-type="float" office:value="147.5173336">
            <text:p>147.5173336</text:p>
          </table:table-cell>
          <table:table-cell office:value-type="float" office:value="-14.73814867">
            <text:p>-14.73814867</text:p>
          </table:table-cell>
          <table:table-cell office:value-type="float" office:value="-14.78312832">
            <text:p>-14.78312832</text:p>
          </table:table-cell>
          <table:table-cell office:value-type="string">
            <text:p>land</text:p>
          </table:table-cell>
          <table:table-cell office:value-type="float" office:value="6641.909453">
            <text:p>6641.909453</text:p>
          </table:table-cell>
        </table:table-row>
        <table:table-row table:style-name="ro1">
          <table:table-cell/>
          <table:table-cell office:value-type="float" office:value="411.4166348">
            <text:p>411.4166348</text:p>
          </table:table-cell>
          <table:table-cell office:value-type="float" office:value="147.3767178">
            <text:p>147.3767178</text:p>
          </table:table-cell>
          <table:table-cell office:value-type="float" office:value="147.5168959">
            <text:p>147.5168959</text:p>
          </table:table-cell>
          <table:table-cell office:value-type="float" office:value="-14.74021556">
            <text:p>-14.74021556</text:p>
          </table:table-cell>
          <table:table-cell office:value-type="float" office:value="-14.78434943">
            <text:p>-14.78434943</text:p>
          </table:table-cell>
          <table:table-cell office:value-type="string">
            <text:p>land</text:p>
          </table:table-cell>
          <table:table-cell office:value-type="float" office:value="6602.345165">
            <text:p>6602.345165</text:p>
          </table:table-cell>
        </table:table-row>
        <table:table-row table:style-name="ro1">
          <table:table-cell/>
          <table:table-cell office:value-type="float" office:value="401.1175107">
            <text:p>401.1175107</text:p>
          </table:table-cell>
          <table:table-cell office:value-type="float" office:value="147.3896163">
            <text:p>147.3896163</text:p>
          </table:table-cell>
          <table:table-cell office:value-type="float" office:value="147.5165348">
            <text:p>147.5165348</text:p>
          </table:table-cell>
          <table:table-cell office:value-type="float" office:value="-14.74259454">
            <text:p>-14.74259454</text:p>
          </table:table-cell>
          <table:table-cell office:value-type="float" office:value="-14.78536194">
            <text:p>-14.78536194</text:p>
          </table:table-cell>
          <table:table-cell office:value-type="string">
            <text:p>land</text:p>
          </table:table-cell>
          <table:table-cell office:value-type="float" office:value="6562.111114">
            <text:p>6562.111114</text:p>
          </table:table-cell>
        </table:table-row>
        <table:table-row table:style-name="ro1">
          <table:table-cell/>
          <table:table-cell office:value-type="float" office:value="390.9844091">
            <text:p>390.9844091</text:p>
          </table:table-cell>
          <table:table-cell office:value-type="float" office:value="147.4023138">
            <text:p>147.4023138</text:p>
          </table:table-cell>
          <table:table-cell office:value-type="float" office:value="147.5161932">
            <text:p>147.5161932</text:p>
          </table:table-cell>
          <table:table-cell office:value-type="float" office:value="-14.74522222">
            <text:p>-14.74522222</text:p>
          </table:table-cell>
          <table:table-cell office:value-type="float" office:value="-14.78630054">
            <text:p>-14.78630054</text:p>
          </table:table-cell>
          <table:table-cell office:value-type="string">
            <text:p>land</text:p>
          </table:table-cell>
          <table:table-cell office:value-type="float" office:value="6523.186579">
            <text:p>6523.186579</text:p>
          </table:table-cell>
        </table:table-row>
        <table:table-row table:style-name="ro1">
          <table:table-cell/>
          <table:table-cell office:value-type="float" office:value="381.1863533">
            <text:p>381.1863533</text:p>
          </table:table-cell>
          <table:table-cell office:value-type="float" office:value="147.4143988">
            <text:p>147.4143988</text:p>
          </table:table-cell>
          <table:table-cell office:value-type="float" office:value="147.5157636">
            <text:p>147.5157636</text:p>
          </table:table-cell>
          <table:table-cell office:value-type="float" office:value="-14.7480469">
            <text:p>-14.7480469</text:p>
          </table:table-cell>
          <table:table-cell office:value-type="float" office:value="-14.78749014">
            <text:p>-14.78749014</text:p>
          </table:table-cell>
          <table:table-cell office:value-type="string">
            <text:p>land</text:p>
          </table:table-cell>
          <table:table-cell office:value-type="float" office:value="6484.912839">
            <text:p>6484.912839</text:p>
          </table:table-cell>
        </table:table-row>
        <table:table-row table:style-name="ro1">
          <table:table-cell/>
          <table:table-cell office:value-type="float" office:value="370.540479">
            <text:p>370.540479</text:p>
          </table:table-cell>
          <table:table-cell office:value-type="float" office:value="147.4273781">
            <text:p>147.4273781</text:p>
          </table:table-cell>
          <table:table-cell office:value-type="float" office:value="147.5154294">
            <text:p>147.5154294</text:p>
          </table:table-cell>
          <table:table-cell office:value-type="float" office:value="-14.75140211">
            <text:p>-14.75140211</text:p>
          </table:table-cell>
          <table:table-cell office:value-type="float" office:value="-14.78839348">
            <text:p>-14.78839348</text:p>
          </table:table-cell>
          <table:table-cell office:value-type="string">
            <text:p>land</text:p>
          </table:table-cell>
          <table:table-cell office:value-type="float" office:value="6443.329925">
            <text:p>6443.329925</text:p>
          </table:table-cell>
        </table:table-row>
        <table:table-row table:style-name="ro1">
          <table:table-cell/>
          <table:table-cell office:value-type="float" office:value="361.0745883">
            <text:p>361.0745883</text:p>
          </table:table-cell>
          <table:table-cell office:value-type="float" office:value="147.4387659">
            <text:p>147.4387659</text:p>
          </table:table-cell>
          <table:table-cell office:value-type="float" office:value="147.5150704">
            <text:p>147.5150704</text:p>
          </table:table-cell>
          <table:table-cell office:value-type="float" office:value="-14.7546105">
            <text:p>-14.7546105</text:p>
          </table:table-cell>
          <table:table-cell office:value-type="float" office:value="-14.78938494">
            <text:p>-14.78938494</text:p>
          </table:table-cell>
          <table:table-cell office:value-type="string">
            <text:p>land</text:p>
          </table:table-cell>
          <table:table-cell office:value-type="float" office:value="6406.359135">
            <text:p>6406.359135</text:p>
          </table:table-cell>
        </table:table-row>
        <table:table-row table:style-name="ro1">
          <table:table-cell/>
          <table:table-cell office:value-type="float" office:value="350.4221407">
            <text:p>350.4221407</text:p>
          </table:table-cell>
          <table:table-cell office:value-type="float" office:value="147.4512987">
            <text:p>147.4512987</text:p>
          </table:table-cell>
          <table:table-cell office:value-type="float" office:value="147.5146428">
            <text:p>147.5146428</text:p>
          </table:table-cell>
          <table:table-cell office:value-type="float" office:value="-14.75843249">
            <text:p>-14.75843249</text:p>
          </table:table-cell>
          <table:table-cell office:value-type="float" office:value="-14.79050723">
            <text:p>-14.79050723</text:p>
          </table:table-cell>
          <table:table-cell office:value-type="string">
            <text:p>land</text:p>
          </table:table-cell>
          <table:table-cell office:value-type="float" office:value="6364.097704">
            <text:p>6364.097704</text:p>
          </table:table-cell>
        </table:table-row>
        <table:table-row table:style-name="ro1">
          <table:table-cell/>
          <table:table-cell office:value-type="float" office:value="340.4427829">
            <text:p>340.4427829</text:p>
          </table:table-cell>
          <table:table-cell office:value-type="float" office:value="147.4630093">
            <text:p>147.4630093</text:p>
          </table:table-cell>
          <table:table-cell office:value-type="float" office:value="147.5143101">
            <text:p>147.5143101</text:p>
          </table:table-cell>
          <table:table-cell office:value-type="float" office:value="-14.76218907">
            <text:p>-14.76218907</text:p>
          </table:table-cell>
          <table:table-cell office:value-type="float" office:value="-14.79137125">
            <text:p>-14.79137125</text:p>
          </table:table-cell>
          <table:table-cell office:value-type="string">
            <text:p>land</text:p>
          </table:table-cell>
          <table:table-cell office:value-type="float" office:value="6325.790214">
            <text:p>6325.790214</text:p>
          </table:table-cell>
        </table:table-row>
        <table:table-row table:style-name="ro1">
          <table:table-cell/>
          <table:table-cell office:value-type="float" office:value="333.5181254">
            <text:p>333.5181254</text:p>
          </table:table-cell>
          <table:table-cell office:value-type="float" office:value="147.4753513">
            <text:p>147.4753513</text:p>
          </table:table-cell>
          <table:table-cell office:value-type="float" office:value="147.5138718">
            <text:p>147.5138718</text:p>
          </table:table-cell>
          <table:table-cell office:value-type="float" office:value="-14.76602105">
            <text:p>-14.76602105</text:p>
          </table:table-cell>
          <table:table-cell office:value-type="float" office:value="-14.79257053">
            <text:p>-14.79257053</text:p>
          </table:table-cell>
          <table:table-cell office:value-type="string">
            <text:p>land</text:p>
          </table:table-cell>
          <table:table-cell office:value-type="float" office:value="6293.421282">
            <text:p>6293.421282</text:p>
          </table:table-cell>
        </table:table-row>
        <table:table-row table:style-name="ro1">
          <table:table-cell/>
          <table:table-cell office:value-type="float" office:value="325.4172754">
            <text:p>325.4172754</text:p>
          </table:table-cell>
          <table:table-cell office:value-type="float" office:value="147.4856148">
            <text:p>147.4856148</text:p>
          </table:table-cell>
          <table:table-cell office:value-type="float" office:value="147.5135213">
            <text:p>147.5135213</text:p>
          </table:table-cell>
          <table:table-cell office:value-type="float" office:value="-14.77022919">
            <text:p>-14.77022919</text:p>
          </table:table-cell>
          <table:table-cell office:value-type="float" office:value="-14.7933717">
            <text:p>-14.7933717</text:p>
          </table:table-cell>
          <table:table-cell office:value-type="string">
            <text:p>land</text:p>
          </table:table-cell>
          <table:table-cell office:value-type="float" office:value="6245.849759">
            <text:p>6245.849759</text:p>
          </table:table-cell>
        </table:table-row>
        <table:table-row table:style-name="ro1">
          <table:table-cell/>
          <table:table-cell office:value-type="float" office:value="317.2854533">
            <text:p>317.2854533</text:p>
          </table:table-cell>
          <table:table-cell office:value-type="float" office:value="147.496853">
            <text:p>147.496853</text:p>
          </table:table-cell>
          <table:table-cell office:value-type="float" office:value="147.5131776">
            <text:p>147.5131776</text:p>
          </table:table-cell>
          <table:table-cell office:value-type="float" office:value="-14.77464795">
            <text:p>-14.77464795</text:p>
          </table:table-cell>
          <table:table-cell office:value-type="float" office:value="-14.79420517">
            <text:p>-14.79420517</text:p>
          </table:table-cell>
          <table:table-cell office:value-type="string">
            <text:p>land</text:p>
          </table:table-cell>
          <table:table-cell office:value-type="float" office:value="6206.198776">
            <text:p>6206.198776</text:p>
          </table:table-cell>
        </table:table-row>
        <table:table-row table:style-name="ro1">
          <table:table-cell/>
          <table:table-cell office:value-type="float" office:value="311.3345367">
            <text:p>311.3345367</text:p>
          </table:table-cell>
          <table:table-cell office:value-type="float" office:value="147.5070316">
            <text:p>147.5070316</text:p>
          </table:table-cell>
          <table:table-cell office:value-type="float" office:value="147.5128157">
            <text:p>147.5128157</text:p>
          </table:table-cell>
          <table:table-cell office:value-type="float" office:value="-14.77892217">
            <text:p>-14.77892217</text:p>
          </table:table-cell>
          <table:table-cell office:value-type="float" office:value="-14.79505937">
            <text:p>-14.79505937</text:p>
          </table:table-cell>
          <table:table-cell office:value-type="string">
            <text:p>land</text:p>
          </table:table-cell>
          <table:table-cell office:value-type="float" office:value="6167.862882">
            <text:p>6167.862882</text:p>
          </table:table-cell>
        </table:table-row>
        <table:table-row table:style-name="ro1">
          <table:table-cell/>
          <table:table-cell office:value-type="float" office:value="304.970318">
            <text:p>304.970318</text:p>
          </table:table-cell>
          <table:table-cell office:value-type="float" office:value="147.5174087">
            <text:p>147.5174087</text:p>
          </table:table-cell>
          <table:table-cell office:value-type="float" office:value="147.5123921">
            <text:p>147.5123921</text:p>
          </table:table-cell>
          <table:table-cell office:value-type="float" office:value="-14.78350209">
            <text:p>-14.78350209</text:p>
          </table:table-cell>
          <table:table-cell office:value-type="float" office:value="-14.79602852">
            <text:p>-14.79602852</text:p>
          </table:table-cell>
          <table:table-cell office:value-type="string">
            <text:p>land</text:p>
          </table:table-cell>
          <table:table-cell office:value-type="float" office:value="6126.215139">
            <text:p>6126.215139</text:p>
          </table:table-cell>
        </table:table-row>
        <table:table-row table:style-name="ro1">
          <table:table-cell/>
          <table:table-cell office:value-type="float" office:value="298.8085434">
            <text:p>298.8085434</text:p>
          </table:table-cell>
          <table:table-cell office:value-type="float" office:value="147.5277094">
            <text:p>147.5277094</text:p>
          </table:table-cell>
          <table:table-cell office:value-type="float" office:value="147.5120562">
            <text:p>147.5120562</text:p>
          </table:table-cell>
          <table:table-cell office:value-type="float" office:value="-14.78783874">
            <text:p>-14.78783874</text:p>
          </table:table-cell>
          <table:table-cell office:value-type="float" office:value="-14.79675541">
            <text:p>-14.79675541</text:p>
          </table:table-cell>
          <table:table-cell office:value-type="string">
            <text:p>land</text:p>
          </table:table-cell>
          <table:table-cell office:value-type="float" office:value="6090.511502">
            <text:p>6090.511502</text:p>
          </table:table-cell>
        </table:table-row>
        <table:table-row table:style-name="ro1">
          <table:table-cell/>
          <table:table-cell office:value-type="float" office:value="292.6440146">
            <text:p>292.6440146</text:p>
          </table:table-cell>
          <table:table-cell office:value-type="float" office:value="147.5365402">
            <text:p>147.5365402</text:p>
          </table:table-cell>
          <table:table-cell office:value-type="float" office:value="147.5116214">
            <text:p>147.5116214</text:p>
          </table:table-cell>
          <table:table-cell office:value-type="float" office:value="-14.792042">
            <text:p>-14.792042</text:p>
          </table:table-cell>
          <table:table-cell office:value-type="float" office:value="-14.79767063">
            <text:p>-14.79767063</text:p>
          </table:table-cell>
          <table:table-cell office:value-type="string">
            <text:p>land</text:p>
          </table:table-cell>
          <table:table-cell office:value-type="float" office:value="6046.867073">
            <text:p>6046.867073</text:p>
          </table:table-cell>
        </table:table-row>
        <table:table-row table:style-name="ro1">
          <table:table-cell/>
          <table:table-cell office:value-type="float" office:value="286.7851914">
            <text:p>286.7851914</text:p>
          </table:table-cell>
          <table:table-cell office:value-type="float" office:value="147.5453963">
            <text:p>147.5453963</text:p>
          </table:table-cell>
          <table:table-cell office:value-type="float" office:value="147.5112678">
            <text:p>147.5112678</text:p>
          </table:table-cell>
          <table:table-cell office:value-type="float" office:value="-14.79583828">
            <text:p>-14.79583828</text:p>
          </table:table-cell>
          <table:table-cell office:value-type="float" office:value="-14.79840878">
            <text:p>-14.79840878</text:p>
          </table:table-cell>
          <table:table-cell office:value-type="string">
            <text:p>land</text:p>
          </table:table-cell>
          <table:table-cell office:value-type="float" office:value="6011.1528">
            <text:p>6011.1528</text:p>
          </table:table-cell>
        </table:table-row>
        <table:table-row table:style-name="ro1">
          <table:table-cell/>
          <table:table-cell office:value-type="float" office:value="280.2041426">
            <text:p>280.2041426</text:p>
          </table:table-cell>
          <table:table-cell office:value-type="float" office:value="147.5543509">
            <text:p>147.5543509</text:p>
          </table:table-cell>
          <table:table-cell office:value-type="float" office:value="147.5109272">
            <text:p>147.5109272</text:p>
          </table:table-cell>
          <table:table-cell office:value-type="float" office:value="-14.79986587">
            <text:p>-14.79986587</text:p>
          </table:table-cell>
          <table:table-cell office:value-type="float" office:value="-14.79904901">
            <text:p>-14.79904901</text:p>
          </table:table-cell>
          <table:table-cell office:value-type="string">
            <text:p>land</text:p>
          </table:table-cell>
          <table:table-cell office:value-type="float" office:value="5966.83449">
            <text:p>5966.83449</text:p>
          </table:table-cell>
        </table:table-row>
        <table:table-row table:style-name="ro1">
          <table:table-cell/>
          <table:table-cell office:value-type="float" office:value="274.1347265">
            <text:p>274.1347265</text:p>
          </table:table-cell>
          <table:table-cell office:value-type="float" office:value="147.5624925">
            <text:p>147.5624925</text:p>
          </table:table-cell>
          <table:table-cell office:value-type="float" office:value="147.5105065">
            <text:p>147.5105065</text:p>
          </table:table-cell>
          <table:table-cell office:value-type="float" office:value="-14.80331757">
            <text:p>-14.80331757</text:p>
          </table:table-cell>
          <table:table-cell office:value-type="float" office:value="-14.79983375">
            <text:p>-14.79983375</text:p>
          </table:table-cell>
          <table:table-cell office:value-type="string">
            <text:p>land</text:p>
          </table:table-cell>
          <table:table-cell office:value-type="float" office:value="5927.802568">
            <text:p>5927.802568</text:p>
          </table:table-cell>
        </table:table-row>
        <table:table-row table:style-name="ro1">
          <table:table-cell/>
          <table:table-cell office:value-type="float" office:value="268.063051">
            <text:p>268.063051</text:p>
          </table:table-cell>
          <table:table-cell office:value-type="float" office:value="147.5703719">
            <text:p>147.5703719</text:p>
          </table:table-cell>
          <table:table-cell office:value-type="float" office:value="147.510173">
            <text:p>147.510173</text:p>
          </table:table-cell>
          <table:table-cell office:value-type="float" office:value="-14.80648588">
            <text:p>-14.80648588</text:p>
          </table:table-cell>
          <table:table-cell office:value-type="float" office:value="-14.80042887">
            <text:p>-14.80042887</text:p>
          </table:table-cell>
          <table:table-cell office:value-type="string">
            <text:p>land</text:p>
          </table:table-cell>
          <table:table-cell office:value-type="float" office:value="5889.427596">
            <text:p>5889.427596</text:p>
          </table:table-cell>
        </table:table-row>
        <table:table-row table:style-name="ro1">
          <table:table-cell/>
          <table:table-cell office:value-type="float" office:value="261.9892852">
            <text:p>261.9892852</text:p>
          </table:table-cell>
          <table:table-cell office:value-type="float" office:value="147.5777121">
            <text:p>147.5777121</text:p>
          </table:table-cell>
          <table:table-cell office:value-type="float" office:value="147.5098337">
            <text:p>147.5098337</text:p>
          </table:table-cell>
          <table:table-cell office:value-type="float" office:value="-14.80934328">
            <text:p>-14.80934328</text:p>
          </table:table-cell>
          <table:table-cell office:value-type="float" office:value="-14.80100968">
            <text:p>-14.80100968</text:p>
          </table:table-cell>
          <table:table-cell office:value-type="string">
            <text:p>land</text:p>
          </table:table-cell>
          <table:table-cell office:value-type="float" office:value="5849.724816">
            <text:p>5849.724816</text:p>
          </table:table-cell>
        </table:table-row>
        <table:table-row table:style-name="ro1">
          <table:table-cell/>
          <table:table-cell office:value-type="float" office:value="255.9134937">
            <text:p>255.9134937</text:p>
          </table:table-cell>
          <table:table-cell office:value-type="float" office:value="147.5848873">
            <text:p>147.5848873</text:p>
          </table:table-cell>
          <table:table-cell office:value-type="float" office:value="147.5094701">
            <text:p>147.5094701</text:p>
          </table:table-cell>
          <table:table-cell office:value-type="float" office:value="-14.81188118">
            <text:p>-14.81188118</text:p>
          </table:table-cell>
          <table:table-cell office:value-type="float" office:value="-14.80160422">
            <text:p>-14.80160422</text:p>
          </table:table-cell>
          <table:table-cell office:value-type="string">
            <text:p>land</text:p>
          </table:table-cell>
          <table:table-cell office:value-type="float" office:value="5811.341343">
            <text:p>5811.341343</text:p>
          </table:table-cell>
        </table:table-row>
        <table:table-row table:style-name="ro1">
          <table:table-cell/>
          <table:table-cell office:value-type="float" office:value="249.3207351">
            <text:p>249.3207351</text:p>
          </table:table-cell>
          <table:table-cell office:value-type="float" office:value="147.5920918">
            <text:p>147.5920918</text:p>
          </table:table-cell>
          <table:table-cell office:value-type="float" office:value="147.5090456">
            <text:p>147.5090456</text:p>
          </table:table-cell>
          <table:table-cell office:value-type="float" office:value="-14.81428333">
            <text:p>-14.81428333</text:p>
          </table:table-cell>
          <table:table-cell office:value-type="float" office:value="-14.80227161">
            <text:p>-14.80227161</text:p>
          </table:table-cell>
          <table:table-cell office:value-type="string">
            <text:p>land</text:p>
          </table:table-cell>
          <table:table-cell office:value-type="float" office:value="5768.320886">
            <text:p>5768.320886</text:p>
          </table:table-cell>
        </table:table-row>
        <table:table-row table:style-name="ro1">
          <table:table-cell/>
          <table:table-cell office:value-type="float" office:value="242.6976298">
            <text:p>242.6976298</text:p>
          </table:table-cell>
          <table:table-cell office:value-type="float" office:value="147.5983766">
            <text:p>147.5983766</text:p>
          </table:table-cell>
          <table:table-cell office:value-type="float" office:value="147.5087199">
            <text:p>147.5087199</text:p>
          </table:table-cell>
          <table:table-cell office:value-type="float" office:value="-14.81615177">
            <text:p>-14.81615177</text:p>
          </table:table-cell>
          <table:table-cell office:value-type="float" office:value="-14.80274498">
            <text:p>-14.80274498</text:p>
          </table:table-cell>
          <table:table-cell office:value-type="string">
            <text:p>land</text:p>
          </table:table-cell>
          <table:table-cell office:value-type="float" office:value="5729.92966">
            <text:p>5729.92966</text:p>
          </table:table-cell>
        </table:table-row>
        <table:table-row table:style-name="ro1">
          <table:table-cell/>
          <table:table-cell office:value-type="float" office:value="235.8984991">
            <text:p>235.8984991</text:p>
          </table:table-cell>
          <table:table-cell office:value-type="float" office:value="147.6045636">
            <text:p>147.6045636</text:p>
          </table:table-cell>
          <table:table-cell office:value-type="float" office:value="147.5083026">
            <text:p>147.5083026</text:p>
          </table:table-cell>
          <table:table-cell office:value-type="float" office:value="-14.81777161">
            <text:p>-14.81777161</text:p>
          </table:table-cell>
          <table:table-cell office:value-type="float" office:value="-14.80334038">
            <text:p>-14.80334038</text:p>
          </table:table-cell>
          <table:table-cell office:value-type="string">
            <text:p>land</text:p>
          </table:table-cell>
          <table:table-cell office:value-type="float" office:value="5691.535166">
            <text:p>5691.535166</text:p>
          </table:table-cell>
        </table:table-row>
        <table:table-row table:style-name="ro1">
          <table:table-cell/>
          <table:table-cell office:value-type="float" office:value="228.7520626">
            <text:p>228.7520626</text:p>
          </table:table-cell>
          <table:table-cell office:value-type="float" office:value="147.610543">
            <text:p>147.610543</text:p>
          </table:table-cell>
          <table:table-cell office:value-type="float" office:value="147.5079777">
            <text:p>147.5079777</text:p>
          </table:table-cell>
          <table:table-cell office:value-type="float" office:value="-14.81919953">
            <text:p>-14.81919953</text:p>
          </table:table-cell>
          <table:table-cell office:value-type="float" office:value="-14.80376707">
            <text:p>-14.80376707</text:p>
          </table:table-cell>
          <table:table-cell office:value-type="string">
            <text:p>land</text:p>
          </table:table-cell>
          <table:table-cell office:value-type="float" office:value="5649.82739">
            <text:p>5649.82739</text:p>
          </table:table-cell>
        </table:table-row>
        <table:table-row table:style-name="ro1">
          <table:table-cell/>
          <table:table-cell office:value-type="float" office:value="221.8689462">
            <text:p>221.8689462</text:p>
          </table:table-cell>
          <table:table-cell office:value-type="float" office:value="147.6161756">
            <text:p>147.6161756</text:p>
          </table:table-cell>
          <table:table-cell office:value-type="float" office:value="147.5076104">
            <text:p>147.5076104</text:p>
          </table:table-cell>
          <table:table-cell office:value-type="float" office:value="-14.82036517">
            <text:p>-14.82036517</text:p>
          </table:table-cell>
          <table:table-cell office:value-type="float" office:value="-14.80423321">
            <text:p>-14.80423321</text:p>
          </table:table-cell>
          <table:table-cell office:value-type="string">
            <text:p>land</text:p>
          </table:table-cell>
          <table:table-cell office:value-type="float" office:value="5609.440576">
            <text:p>5609.440576</text:p>
          </table:table-cell>
        </table:table-row>
        <table:table-row table:style-name="ro1">
          <table:table-cell/>
          <table:table-cell office:value-type="float" office:value="215.6406665">
            <text:p>215.6406665</text:p>
          </table:table-cell>
          <table:table-cell office:value-type="float" office:value="147.6212534">
            <text:p>147.6212534</text:p>
          </table:table-cell>
          <table:table-cell office:value-type="float" office:value="147.5072619">
            <text:p>147.5072619</text:p>
          </table:table-cell>
          <table:table-cell office:value-type="float" office:value="-14.81761787">
            <text:p>-14.81761787</text:p>
          </table:table-cell>
          <table:table-cell office:value-type="float" office:value="-14.80466542">
            <text:p>-14.80466542</text:p>
          </table:table-cell>
          <table:table-cell office:value-type="string">
            <text:p>land</text:p>
          </table:table-cell>
          <table:table-cell office:value-type="float" office:value="5573.023857">
            <text:p>5573.023857</text:p>
          </table:table-cell>
        </table:table-row>
        <table:table-row table:style-name="ro1">
          <table:table-cell/>
          <table:table-cell office:value-type="float" office:value="208.6364756">
            <text:p>208.6364756</text:p>
          </table:table-cell>
          <table:table-cell office:value-type="float" office:value="147.6265679">
            <text:p>147.6265679</text:p>
          </table:table-cell>
          <table:table-cell office:value-type="float" office:value="147.5068223">
            <text:p>147.5068223</text:p>
          </table:table-cell>
          <table:table-cell office:value-type="float" office:value="-14.80741761">
            <text:p>-14.80741761</text:p>
          </table:table-cell>
          <table:table-cell office:value-type="float" office:value="-14.80517443">
            <text:p>-14.80517443</text:p>
          </table:table-cell>
          <table:table-cell office:value-type="string">
            <text:p>land</text:p>
          </table:table-cell>
          <table:table-cell office:value-type="float" office:value="5530.64545">
            <text:p>5530.64545</text:p>
          </table:table-cell>
        </table:table-row>
        <table:table-row table:style-name="ro1">
          <table:table-cell/>
          <table:table-cell office:value-type="float" office:value="201.8603357">
            <text:p>201.8603357</text:p>
          </table:table-cell>
          <table:table-cell office:value-type="float" office:value="147.6315676">
            <text:p>147.6315676</text:p>
          </table:table-cell>
          <table:table-cell office:value-type="float" office:value="147.5064748">
            <text:p>147.5064748</text:p>
          </table:table-cell>
          <table:table-cell office:value-type="float" office:value="-14.79247402">
            <text:p>-14.79247402</text:p>
          </table:table-cell>
          <table:table-cell office:value-type="float" office:value="-14.80557222">
            <text:p>-14.80557222</text:p>
          </table:table-cell>
          <table:table-cell office:value-type="string">
            <text:p>land</text:p>
          </table:table-cell>
          <table:table-cell office:value-type="float" office:value="5490.251206">
            <text:p>5490.251206</text:p>
          </table:table-cell>
        </table:table-row>
        <table:table-row table:style-name="ro1">
          <table:table-cell/>
          <table:table-cell office:value-type="float" office:value="195.4241873">
            <text:p>195.4241873</text:p>
          </table:table-cell>
          <table:table-cell office:value-type="float" office:value="147.6362318">
            <text:p>147.6362318</text:p>
          </table:table-cell>
          <table:table-cell office:value-type="float" office:value="147.5060973">
            <text:p>147.5060973</text:p>
          </table:table-cell>
          <table:table-cell office:value-type="float" office:value="-14.77747176">
            <text:p>-14.77747176</text:p>
          </table:table-cell>
          <table:table-cell office:value-type="float" office:value="-14.80597992">
            <text:p>-14.80597992</text:p>
          </table:table-cell>
          <table:table-cell office:value-type="string">
            <text:p>land</text:p>
          </table:table-cell>
          <table:table-cell office:value-type="float" office:value="5453.166208">
            <text:p>5453.166208</text:p>
          </table:table-cell>
        </table:table-row>
        <table:table-row table:style-name="ro1">
          <table:table-cell/>
          <table:table-cell office:value-type="float" office:value="188.6617117">
            <text:p>188.6617117</text:p>
          </table:table-cell>
          <table:table-cell office:value-type="float" office:value="147.6405232">
            <text:p>147.6405232</text:p>
          </table:table-cell>
          <table:table-cell office:value-type="float" office:value="147.5057507">
            <text:p>147.5057507</text:p>
          </table:table-cell>
          <table:table-cell office:value-type="float" office:value="-14.76362715">
            <text:p>-14.76362715</text:p>
          </table:table-cell>
          <table:table-cell office:value-type="float" office:value="-14.80632143">
            <text:p>-14.80632143</text:p>
          </table:table-cell>
          <table:table-cell office:value-type="string">
            <text:p>land</text:p>
          </table:table-cell>
          <table:table-cell office:value-type="float" office:value="5411.44385">
            <text:p>5411.44385</text:p>
          </table:table-cell>
        </table:table-row>
        <table:table-row table:style-name="ro1">
          <table:table-cell/>
          <table:table-cell office:value-type="float" office:value="182.0156109">
            <text:p>182.0156109</text:p>
          </table:table-cell>
          <table:table-cell office:value-type="float" office:value="147.6448375">
            <text:p>147.6448375</text:p>
          </table:table-cell>
          <table:table-cell office:value-type="float" office:value="147.5054228">
            <text:p>147.5054228</text:p>
          </table:table-cell>
          <table:table-cell office:value-type="float" office:value="-14.7523159">
            <text:p>-14.7523159</text:p>
          </table:table-cell>
          <table:table-cell office:value-type="float" office:value="-14.80663171">
            <text:p>-14.80663171</text:p>
          </table:table-cell>
          <table:table-cell office:value-type="string">
            <text:p>land</text:p>
          </table:table-cell>
          <table:table-cell office:value-type="float" office:value="5372.369104">
            <text:p>5372.369104</text:p>
          </table:table-cell>
        </table:table-row>
        <table:table-row table:style-name="ro1">
          <table:table-cell/>
          <table:table-cell office:value-type="float" office:value="175.5958356">
            <text:p>175.5958356</text:p>
          </table:table-cell>
          <table:table-cell office:value-type="float" office:value="147.6488992">
            <text:p>147.6488992</text:p>
          </table:table-cell>
          <table:table-cell office:value-type="float" office:value="147.5050104">
            <text:p>147.5050104</text:p>
          </table:table-cell>
          <table:table-cell office:value-type="float" office:value="-14.73959291">
            <text:p>-14.73959291</text:p>
          </table:table-cell>
          <table:table-cell office:value-type="float" office:value="-14.80703575">
            <text:p>-14.80703575</text:p>
          </table:table-cell>
          <table:table-cell office:value-type="string">
            <text:p>land</text:p>
          </table:table-cell>
          <table:table-cell office:value-type="float" office:value="5333.955502">
            <text:p>5333.955502</text:p>
          </table:table-cell>
        </table:table-row>
        <table:table-row table:style-name="ro1">
          <table:table-cell/>
          <table:table-cell office:value-type="float" office:value="168.7404249">
            <text:p>168.7404249</text:p>
          </table:table-cell>
          <table:table-cell office:value-type="float" office:value="147.6531614">
            <text:p>147.6531614</text:p>
          </table:table-cell>
          <table:table-cell office:value-type="float" office:value="147.5046894">
            <text:p>147.5046894</text:p>
          </table:table-cell>
          <table:table-cell office:value-type="float" office:value="-14.72193391">
            <text:p>-14.72193391</text:p>
          </table:table-cell>
          <table:table-cell office:value-type="float" office:value="-14.8073384">
            <text:p>-14.8073384</text:p>
          </table:table-cell>
          <table:table-cell office:value-type="string">
            <text:p>land</text:p>
          </table:table-cell>
          <table:table-cell office:value-type="float" office:value="5292.229296">
            <text:p>5292.229296</text:p>
          </table:table-cell>
        </table:table-row>
        <table:table-row table:style-name="ro1">
          <table:table-cell/>
          <table:table-cell office:value-type="float" office:value="162.1146483">
            <text:p>162.1146483</text:p>
          </table:table-cell>
          <table:table-cell office:value-type="float" office:value="147.6573611">
            <text:p>147.6573611</text:p>
          </table:table-cell>
          <table:table-cell office:value-type="float" office:value="147.5042723">
            <text:p>147.5042723</text:p>
          </table:table-cell>
          <table:table-cell office:value-type="float" office:value="-14.7027826">
            <text:p>-14.7027826</text:p>
          </table:table-cell>
          <table:table-cell office:value-type="float" office:value="-14.80774104">
            <text:p>-14.80774104</text:p>
          </table:table-cell>
          <table:table-cell office:value-type="string">
            <text:p>land</text:p>
          </table:table-cell>
          <table:table-cell office:value-type="float" office:value="5252.489196">
            <text:p>5252.489196</text:p>
          </table:table-cell>
        </table:table-row>
        <table:table-row table:style-name="ro1">
          <table:table-cell/>
          <table:table-cell office:value-type="float" office:value="155.6076229">
            <text:p>155.6076229</text:p>
          </table:table-cell>
          <table:table-cell office:value-type="float" office:value="147.6615368">
            <text:p>147.6615368</text:p>
          </table:table-cell>
          <table:table-cell office:value-type="float" office:value="147.5039463">
            <text:p>147.5039463</text:p>
          </table:table-cell>
          <table:table-cell office:value-type="float" office:value="-14.68575173">
            <text:p>-14.68575173</text:p>
          </table:table-cell>
          <table:table-cell office:value-type="float" office:value="-14.80805266">
            <text:p>-14.80805266</text:p>
          </table:table-cell>
          <table:table-cell office:value-type="string">
            <text:p>land</text:p>
          </table:table-cell>
          <table:table-cell office:value-type="float" office:value="5214.073159">
            <text:p>5214.073159</text:p>
          </table:table-cell>
        </table:table-row>
        <table:table-row table:style-name="ro1">
          <table:table-cell/>
          <table:table-cell office:value-type="float" office:value="148.8874075">
            <text:p>148.8874075</text:p>
          </table:table-cell>
          <table:table-cell office:value-type="float" office:value="147.6656645">
            <text:p>147.6656645</text:p>
          </table:table-cell>
          <table:table-cell office:value-type="float" office:value="147.5035487">
            <text:p>147.5035487</text:p>
          </table:table-cell>
          <table:table-cell office:value-type="float" office:value="-14.671384">
            <text:p>-14.671384</text:p>
          </table:table-cell>
          <table:table-cell office:value-type="float" office:value="-14.80843314">
            <text:p>-14.80843314</text:p>
          </table:table-cell>
          <table:table-cell office:value-type="string">
            <text:p>land</text:p>
          </table:table-cell>
          <table:table-cell office:value-type="float" office:value="5173.007277">
            <text:p>5173.007277</text:p>
          </table:table-cell>
        </table:table-row>
        <table:table-row table:style-name="ro1">
          <table:table-cell/>
          <table:table-cell office:value-type="float" office:value="142.5022559">
            <text:p>142.5022559</text:p>
          </table:table-cell>
          <table:table-cell office:value-type="float" office:value="147.6697802">
            <text:p>147.6697802</text:p>
          </table:table-cell>
          <table:table-cell office:value-type="float" office:value="147.5032299">
            <text:p>147.5032299</text:p>
          </table:table-cell>
          <table:table-cell office:value-type="float" office:value="-14.6628656">
            <text:p>-14.6628656</text:p>
          </table:table-cell>
          <table:table-cell office:value-type="float" office:value="-14.80873926">
            <text:p>-14.80873926</text:p>
          </table:table-cell>
          <table:table-cell office:value-type="string">
            <text:p>land</text:p>
          </table:table-cell>
          <table:table-cell office:value-type="float" office:value="5135.252904">
            <text:p>5135.252904</text:p>
          </table:table-cell>
        </table:table-row>
        <table:table-row table:style-name="ro1">
          <table:table-cell/>
          <table:table-cell office:value-type="float" office:value="135.9006563">
            <text:p>135.9006563</text:p>
          </table:table-cell>
          <table:table-cell office:value-type="float" office:value="147.6741861">
            <text:p>147.6741861</text:p>
          </table:table-cell>
          <table:table-cell office:value-type="float" office:value="147.5029116">
            <text:p>147.5029116</text:p>
          </table:table-cell>
          <table:table-cell office:value-type="float" office:value="-14.65149734">
            <text:p>-14.65149734</text:p>
          </table:table-cell>
          <table:table-cell office:value-type="float" office:value="-14.80906841">
            <text:p>-14.80906841</text:p>
          </table:table-cell>
          <table:table-cell office:value-type="string">
            <text:p>land</text:p>
          </table:table-cell>
          <table:table-cell office:value-type="float" office:value="5095.511334">
            <text:p>5095.511334</text:p>
          </table:table-cell>
        </table:table-row>
        <table:table-row table:style-name="ro1">
          <table:table-cell/>
          <table:table-cell office:value-type="float" office:value="129.0858175">
            <text:p>129.0858175</text:p>
          </table:table-cell>
          <table:table-cell office:value-type="float" office:value="147.6789352">
            <text:p>147.6789352</text:p>
          </table:table-cell>
          <table:table-cell office:value-type="float" office:value="147.5024921">
            <text:p>147.5024921</text:p>
          </table:table-cell>
          <table:table-cell office:value-type="float" office:value="-14.63360573">
            <text:p>-14.63360573</text:p>
          </table:table-cell>
          <table:table-cell office:value-type="float" office:value="-14.80952045">
            <text:p>-14.80952045</text:p>
          </table:table-cell>
          <table:table-cell office:value-type="string">
            <text:p>land</text:p>
          </table:table-cell>
          <table:table-cell office:value-type="float" office:value="5053.782654">
            <text:p>5053.782654</text:p>
          </table:table-cell>
        </table:table-row>
        <table:table-row table:style-name="ro1">
          <table:table-cell/>
          <table:table-cell office:value-type="float" office:value="122.6094459">
            <text:p>122.6094459</text:p>
          </table:table-cell>
          <table:table-cell office:value-type="float" office:value="147.6837098">
            <text:p>147.6837098</text:p>
          </table:table-cell>
          <table:table-cell office:value-type="float" office:value="147.5021693">
            <text:p>147.5021693</text:p>
          </table:table-cell>
          <table:table-cell office:value-type="float" office:value="-14.6132891">
            <text:p>-14.6132891</text:p>
          </table:table-cell>
          <table:table-cell office:value-type="float" office:value="-14.80987584">
            <text:p>-14.80987584</text:p>
          </table:table-cell>
          <table:table-cell office:value-type="string">
            <text:p>land</text:p>
          </table:table-cell>
          <table:table-cell office:value-type="float" office:value="5014.703501">
            <text:p>5014.703501</text:p>
          </table:table-cell>
        </table:table-row>
        <table:table-row table:style-name="ro1">
          <table:table-cell/>
          <table:table-cell office:value-type="float" office:value="115.9239942">
            <text:p>115.9239942</text:p>
          </table:table-cell>
          <table:table-cell office:value-type="float" office:value="147.6888519">
            <text:p>147.6888519</text:p>
          </table:table-cell>
          <table:table-cell office:value-type="float" office:value="147.5017756">
            <text:p>147.5017756</text:p>
          </table:table-cell>
          <table:table-cell office:value-type="float" office:value="-14.58889731">
            <text:p>-14.58889731</text:p>
          </table:table-cell>
          <table:table-cell office:value-type="float" office:value="-14.81034483">
            <text:p>-14.81034483</text:p>
          </table:table-cell>
          <table:table-cell office:value-type="string">
            <text:p>land</text:p>
          </table:table-cell>
          <table:table-cell office:value-type="float" office:value="4974.29986">
            <text:p>4974.29986</text:p>
          </table:table-cell>
        </table:table-row>
        <table:table-row table:style-name="ro1">
          <table:table-cell/>
          <table:table-cell office:value-type="float" office:value="109.5787404">
            <text:p>109.5787404</text:p>
          </table:table-cell>
          <table:table-cell office:value-type="float" office:value="147.6940679">
            <text:p>147.6940679</text:p>
          </table:table-cell>
          <table:table-cell office:value-type="float" office:value="147.5014602">
            <text:p>147.5014602</text:p>
          </table:table-cell>
          <table:table-cell office:value-type="float" office:value="-14.56335761">
            <text:p>-14.56335761</text:p>
          </table:table-cell>
          <table:table-cell office:value-type="float" office:value="-14.81072522">
            <text:p>-14.81072522</text:p>
          </table:table-cell>
          <table:table-cell office:value-type="string">
            <text:p>land</text:p>
          </table:table-cell>
          <table:table-cell office:value-type="float" office:value="4936.545961">
            <text:p>4936.545961</text:p>
          </table:table-cell>
        </table:table-row>
        <table:table-row table:style-name="ro1">
          <table:table-cell/>
          <table:table-cell office:value-type="float" office:value="103.0478291">
            <text:p>103.0478291</text:p>
          </table:table-cell>
          <table:table-cell office:value-type="float" office:value="147.6995356">
            <text:p>147.6995356</text:p>
          </table:table-cell>
          <table:table-cell office:value-type="float" office:value="147.5010506">
            <text:p>147.5010506</text:p>
          </table:table-cell>
          <table:table-cell office:value-type="float" office:value="-14.53683184">
            <text:p>-14.53683184</text:p>
          </table:table-cell>
          <table:table-cell office:value-type="float" office:value="-14.81125629">
            <text:p>-14.81125629</text:p>
          </table:table-cell>
          <table:table-cell office:value-type="string">
            <text:p>land</text:p>
          </table:table-cell>
          <table:table-cell office:value-type="float" office:value="4896.143129">
            <text:p>4896.143129</text:p>
          </table:table-cell>
        </table:table-row>
        <table:table-row table:style-name="ro1">
          <table:table-cell/>
          <table:table-cell office:value-type="float" office:value="96.29655933">
            <text:p>96.29655933</text:p>
          </table:table-cell>
          <table:table-cell office:value-type="float" office:value="147.6369747">
            <text:p>147.6369747</text:p>
          </table:table-cell>
          <table:table-cell office:value-type="float" office:value="132.5007436">
            <text:p>132.5007436</text:p>
          </table:table-cell>
          <table:table-cell office:value-type="float" office:value="-14.49562947">
            <text:p>-14.49562947</text:p>
          </table:table-cell>
          <table:table-cell office:value-type="float" office:value="-5">
            <text:p>-5</text:p>
          </table:table-cell>
          <table:table-cell office:value-type="string">
            <text:p>flare</text:p>
          </table:table-cell>
          <table:table-cell office:value-type="float" office:value="4855.081423">
            <text:p>4855.081423</text:p>
          </table:table-cell>
        </table:table-row>
        <table:table-row table:style-name="ro1">
          <table:table-cell/>
          <table:table-cell office:value-type="float" office:value="89.85514974">
            <text:p>89.85514974</text:p>
          </table:table-cell>
          <table:table-cell office:value-type="float" office:value="147.187008">
            <text:p>147.187008</text:p>
          </table:table-cell>
          <table:table-cell office:value-type="float" office:value="132.5005237">
            <text:p>132.5005237</text:p>
          </table:table-cell>
          <table:table-cell office:value-type="float" office:value="-14.07076971">
            <text:p>-14.07076971</text:p>
          </table:table-cell>
          <table:table-cell office:value-type="float" office:value="-5">
            <text:p>-5</text:p>
          </table:table-cell>
          <table:table-cell office:value-type="string">
            <text:p>flare</text:p>
          </table:table-cell>
          <table:table-cell office:value-type="float" office:value="4815.406268">
            <text:p>4815.406268</text:p>
          </table:table-cell>
        </table:table-row>
        <table:table-row table:style-name="ro1">
          <table:table-cell/>
          <table:table-cell office:value-type="float" office:value="83.93130839">
            <text:p>83.93130839</text:p>
          </table:table-cell>
          <table:table-cell office:value-type="float" office:value="146.6517898">
            <text:p>146.6517898</text:p>
          </table:table-cell>
          <table:table-cell office:value-type="float" office:value="132.5003992">
            <text:p>132.5003992</text:p>
          </table:table-cell>
          <table:table-cell office:value-type="float" office:value="-13.25465862">
            <text:p>-13.25465862</text:p>
          </table:table-cell>
          <table:table-cell office:value-type="float" office:value="-5">
            <text:p>-5</text:p>
          </table:table-cell>
          <table:table-cell office:value-type="string">
            <text:p>flare</text:p>
          </table:table-cell>
          <table:table-cell office:value-type="float" office:value="4777.824594">
            <text:p>4777.824594</text:p>
          </table:table-cell>
        </table:table-row>
        <table:table-row table:style-name="ro1">
          <table:table-cell/>
          <table:table-cell office:value-type="float" office:value="78.28360589">
            <text:p>78.28360589</text:p>
          </table:table-cell>
          <table:table-cell office:value-type="float" office:value="146.1029568">
            <text:p>146.1029568</text:p>
          </table:table-cell>
          <table:table-cell office:value-type="float" office:value="132.5002534">
            <text:p>132.5002534</text:p>
          </table:table-cell>
          <table:table-cell office:value-type="float" office:value="-12.1786061">
            <text:p>-12.1786061</text:p>
          </table:table-cell>
          <table:table-cell office:value-type="float" office:value="-5">
            <text:p>-5</text:p>
          </table:table-cell>
          <table:table-cell office:value-type="string">
            <text:p>flare</text:p>
          </table:table-cell>
          <table:table-cell office:value-type="float" office:value="4738.39094">
            <text:p>4738.39094</text:p>
          </table:table-cell>
        </table:table-row>
        <table:table-row table:style-name="ro1">
          <table:table-cell/>
          <table:table-cell office:value-type="float" office:value="73.18800377">
            <text:p>73.18800377</text:p>
          </table:table-cell>
          <table:table-cell office:value-type="float" office:value="145.5510571">
            <text:p>145.5510571</text:p>
          </table:table-cell>
          <table:table-cell office:value-type="float" office:value="132.500038">
            <text:p>132.500038</text:p>
          </table:table-cell>
          <table:table-cell office:value-type="float" office:value="-11.04475572">
            <text:p>-11.04475572</text:p>
          </table:table-cell>
          <table:table-cell office:value-type="float" office:value="-5">
            <text:p>-5</text:p>
          </table:table-cell>
          <table:table-cell office:value-type="string">
            <text:p>flare</text:p>
          </table:table-cell>
          <table:table-cell office:value-type="float" office:value="4698.433646">
            <text:p>4698.433646</text:p>
          </table:table-cell>
        </table:table-row>
        <table:table-row table:style-name="ro1">
          <table:table-cell/>
          <table:table-cell office:value-type="float" office:value="68.65808685">
            <text:p>68.65808685</text:p>
          </table:table-cell>
          <table:table-cell office:value-type="float" office:value="144.9942999">
            <text:p>144.9942999</text:p>
          </table:table-cell>
          <table:table-cell office:value-type="float" office:value="132.4998452">
            <text:p>132.4998452</text:p>
          </table:table-cell>
          <table:table-cell office:value-type="float" office:value="-9.911736422">
            <text:p>-9.911736422</text:p>
          </table:table-cell>
          <table:table-cell office:value-type="float" office:value="-5">
            <text:p>-5</text:p>
          </table:table-cell>
          <table:table-cell office:value-type="string">
            <text:p>flare</text:p>
          </table:table-cell>
          <table:table-cell office:value-type="float" office:value="4659.917924">
            <text:p>4659.917924</text:p>
          </table:table-cell>
        </table:table-row>
        <table:table-row table:style-name="ro1">
          <table:table-cell/>
          <table:table-cell office:value-type="float" office:value="64.55809011">
            <text:p>64.55809011</text:p>
          </table:table-cell>
          <table:table-cell office:value-type="float" office:value="144.4152828">
            <text:p>144.4152828</text:p>
          </table:table-cell>
          <table:table-cell office:value-type="float" office:value="132.4995903">
            <text:p>132.4995903</text:p>
          </table:table-cell>
          <table:table-cell office:value-type="float" office:value="-8.790218441">
            <text:p>-8.790218441</text:p>
          </table:table-cell>
          <table:table-cell office:value-type="float" office:value="-5">
            <text:p>-5</text:p>
          </table:table-cell>
          <table:table-cell office:value-type="string">
            <text:p>flare</text:p>
          </table:table-cell>
          <table:table-cell office:value-type="float" office:value="4618.937548">
            <text:p>4618.937548</text:p>
          </table:table-cell>
        </table:table-row>
        <table:table-row table:style-name="ro1">
          <table:table-cell/>
          <table:table-cell office:value-type="float" office:value="61.29049164">
            <text:p>61.29049164</text:p>
          </table:table-cell>
          <table:table-cell office:value-type="float" office:value="143.8740992">
            <text:p>143.8740992</text:p>
          </table:table-cell>
          <table:table-cell office:value-type="float" office:value="132.4993745">
            <text:p>132.4993745</text:p>
          </table:table-cell>
          <table:table-cell office:value-type="float" office:value="-7.799190685">
            <text:p>-7.799190685</text:p>
          </table:table-cell>
          <table:table-cell office:value-type="float" office:value="-5">
            <text:p>-5</text:p>
          </table:table-cell>
          <table:table-cell office:value-type="string">
            <text:p>flare</text:p>
          </table:table-cell>
          <table:table-cell office:value-type="float" office:value="4581.993137">
            <text:p>4581.993137</text:p>
          </table:table-cell>
        </table:table-row>
        <table:table-row table:style-name="ro1">
          <table:table-cell/>
          <table:table-cell office:value-type="float" office:value="58.41994003">
            <text:p>58.41994003</text:p>
          </table:table-cell>
          <table:table-cell office:value-type="float" office:value="143.319049">
            <text:p>143.319049</text:p>
          </table:table-cell>
          <table:table-cell office:value-type="float" office:value="132.4990761">
            <text:p>132.4990761</text:p>
          </table:table-cell>
          <table:table-cell office:value-type="float" office:value="-6.817659484">
            <text:p>-6.817659484</text:p>
          </table:table-cell>
          <table:table-cell office:value-type="float" office:value="-5">
            <text:p>-5</text:p>
          </table:table-cell>
          <table:table-cell office:value-type="string">
            <text:p>flare</text:p>
          </table:table-cell>
          <table:table-cell office:value-type="float" office:value="4543.242382">
            <text:p>4543.242382</text:p>
          </table:table-cell>
        </table:table-row>
        <table:table-row table:style-name="ro1">
          <table:table-cell/>
          <table:table-cell office:value-type="float" office:value="55.98076319">
            <text:p>55.98076319</text:p>
          </table:table-cell>
          <table:table-cell office:value-type="float" office:value="142.7620131">
            <text:p>142.7620131</text:p>
          </table:table-cell>
          <table:table-cell office:value-type="float" office:value="132.4988159">
            <text:p>132.4988159</text:p>
          </table:table-cell>
          <table:table-cell office:value-type="float" office:value="-5.905704921">
            <text:p>-5.905704921</text:p>
          </table:table-cell>
          <table:table-cell office:value-type="float" office:value="-5">
            <text:p>-5</text:p>
          </table:table-cell>
          <table:table-cell office:value-type="string">
            <text:p>flare</text:p>
          </table:table-cell>
          <table:table-cell office:value-type="float" office:value="4503.349256">
            <text:p>4503.349256</text:p>
          </table:table-cell>
        </table:table-row>
        <table:table-row table:style-name="ro1">
          <table:table-cell/>
          <table:table-cell office:value-type="float" office:value="54.00248177">
            <text:p>54.00248177</text:p>
          </table:table-cell>
          <table:table-cell office:value-type="float" office:value="142.2239186">
            <text:p>142.2239186</text:p>
          </table:table-cell>
          <table:table-cell office:value-type="float" office:value="132.4985538">
            <text:p>132.4985538</text:p>
          </table:table-cell>
          <table:table-cell office:value-type="float" office:value="-5.122685644">
            <text:p>-5.122685644</text:p>
          </table:table-cell>
          <table:table-cell office:value-type="float" office:value="-5">
            <text:p>-5</text:p>
          </table:table-cell>
          <table:table-cell office:value-type="string">
            <text:p>flare</text:p>
          </table:table-cell>
          <table:table-cell office:value-type="float" office:value="4464.886905">
            <text:p>4464.886905</text:p>
          </table:table-cell>
        </table:table-row>
        <table:table-row table:style-name="ro1">
          <table:table-cell/>
          <table:table-cell office:value-type="float" office:value="49.98058974">
            <text:p>49.98058974</text:p>
          </table:table-cell>
          <table:table-cell office:value-type="float" office:value="141.6986104">
            <text:p>141.6986104</text:p>
          </table:table-cell>
          <table:table-cell office:value-type="float" office:value="132.4982762">
            <text:p>132.4982762</text:p>
          </table:table-cell>
          <table:table-cell office:value-type="float" office:value="-4.456607871">
            <text:p>-4.456607871</text:p>
          </table:table-cell>
          <table:table-cell office:value-type="float" office:value="-5">
            <text:p>-5</text:p>
          </table:table-cell>
          <table:table-cell office:value-type="string">
            <text:p>flare</text:p>
          </table:table-cell>
          <table:table-cell office:value-type="float" office:value="4426.56428">
            <text:p>4426.56428</text:p>
          </table:table-cell>
        </table:table-row>
        <table:table-row table:style-name="ro1">
          <table:table-cell/>
          <table:table-cell office:value-type="float" office:value="44.80636851">
            <text:p>44.80636851</text:p>
          </table:table-cell>
          <table:table-cell office:value-type="float" office:value="141.1753657">
            <text:p>141.1753657</text:p>
          </table:table-cell>
          <table:table-cell office:value-type="float" office:value="132.4982762">
            <text:p>132.4982762</text:p>
          </table:table-cell>
          <table:table-cell office:value-type="float" office:value="-3.86738657">
            <text:p>-3.86738657</text:p>
          </table:table-cell>
          <table:table-cell office:value-type="float" office:value="-5">
            <text:p>-5</text:p>
          </table:table-cell>
          <table:table-cell office:value-type="string">
            <text:p>flare</text:p>
          </table:table-cell>
          <table:table-cell office:value-type="float" office:value="4387.743553">
            <text:p>4387.743553</text:p>
          </table:table-cell>
        </table:table-row>
        <table:table-row table:style-name="ro1">
          <table:table-cell/>
          <table:table-cell office:value-type="float" office:value="40.07330905">
            <text:p>40.07330905</text:p>
          </table:table-cell>
          <table:table-cell office:value-type="float" office:value="140.6685591">
            <text:p>140.6685591</text:p>
          </table:table-cell>
          <table:table-cell office:value-type="float" office:value="132.4982762">
            <text:p>132.4982762</text:p>
          </table:table-cell>
          <table:table-cell office:value-type="float" office:value="-3.390874572">
            <text:p>-3.390874572</text:p>
          </table:table-cell>
          <table:table-cell office:value-type="float" office:value="-5">
            <text:p>-5</text:p>
          </table:table-cell>
          <table:table-cell office:value-type="string">
            <text:p>flare</text:p>
          </table:table-cell>
          <table:table-cell office:value-type="float" office:value="4350.330081">
            <text:p>4350.330081</text:p>
          </table:table-cell>
        </table:table-row>
        <table:table-row table:style-name="ro1">
          <table:table-cell/>
          <table:table-cell office:value-type="float" office:value="35.61974347">
            <text:p>35.61974347</text:p>
          </table:table-cell>
          <table:table-cell office:value-type="float" office:value="140.1099903">
            <text:p>140.1099903</text:p>
          </table:table-cell>
          <table:table-cell office:value-type="float" office:value="132.4982762">
            <text:p>132.4982762</text:p>
          </table:table-cell>
          <table:table-cell office:value-type="float" office:value="-2.977437269">
            <text:p>-2.977437269</text:p>
          </table:table-cell>
          <table:table-cell office:value-type="float" office:value="-2.5">
            <text:p>-2.5</text:p>
          </table:table-cell>
          <table:table-cell office:value-type="string">
            <text:p>flare</text:p>
          </table:table-cell>
          <table:table-cell office:value-type="float" office:value="4311.160344">
            <text:p>4311.160344</text:p>
          </table:table-cell>
        </table:table-row>
        <table:table-row table:style-name="ro1">
          <table:table-cell/>
          <table:table-cell office:value-type="float" office:value="33.49975679">
            <text:p>33.49975679</text:p>
          </table:table-cell>
          <table:table-cell office:value-type="float" office:value="139.5670302">
            <text:p>139.5670302</text:p>
          </table:table-cell>
          <table:table-cell office:value-type="float" office:value="132.4982762">
            <text:p>132.4982762</text:p>
          </table:table-cell>
          <table:table-cell office:value-type="float" office:value="-2.58347634">
            <text:p>-2.58347634</text:p>
          </table:table-cell>
          <table:table-cell office:value-type="float" office:value="-2.5">
            <text:p>-2.5</text:p>
          </table:table-cell>
          <table:table-cell office:value-type="string">
            <text:p>flare</text:p>
          </table:table-cell>
          <table:table-cell office:value-type="float" office:value="4274.654891">
            <text:p>4274.654891</text:p>
          </table:table-cell>
        </table:table-row>
        <table:table-row table:style-name="ro1">
          <table:table-cell/>
          <table:table-cell office:value-type="float" office:value="32.20582766">
            <text:p>32.20582766</text:p>
          </table:table-cell>
          <table:table-cell office:value-type="float" office:value="139.0273693">
            <text:p>139.0273693</text:p>
          </table:table-cell>
          <table:table-cell office:value-type="float" office:value="132.4982762">
            <text:p>132.4982762</text:p>
          </table:table-cell>
          <table:table-cell office:value-type="float" office:value="-2.23089877">
            <text:p>-2.23089877</text:p>
          </table:table-cell>
          <table:table-cell office:value-type="float" office:value="-2.5">
            <text:p>-2.5</text:p>
          </table:table-cell>
          <table:table-cell office:value-type="string">
            <text:p>flare</text:p>
          </table:table-cell>
          <table:table-cell office:value-type="float" office:value="4238.283409">
            <text:p>4238.283409</text:p>
          </table:table-cell>
        </table:table-row>
        <table:table-row table:style-name="ro1">
          <table:table-cell/>
          <table:table-cell office:value-type="float" office:value="31.03587343">
            <text:p>31.03587343</text:p>
          </table:table-cell>
          <table:table-cell office:value-type="float" office:value="138.4553317">
            <text:p>138.4553317</text:p>
          </table:table-cell>
          <table:table-cell office:value-type="float" office:value="132.4982762">
            <text:p>132.4982762</text:p>
          </table:table-cell>
          <table:table-cell office:value-type="float" office:value="-1.911721941">
            <text:p>-1.911721941</text:p>
          </table:table-cell>
          <table:table-cell office:value-type="float" office:value="-2.5">
            <text:p>-2.5</text:p>
          </table:table-cell>
          <table:table-cell office:value-type="string">
            <text:p>flare</text:p>
          </table:table-cell>
          <table:table-cell office:value-type="float" office:value="4199.553706">
            <text:p>4199.553706</text:p>
          </table:table-cell>
        </table:table-row>
        <table:table-row table:style-name="ro1">
          <table:table-cell/>
          <table:table-cell office:value-type="float" office:value="30.00237875">
            <text:p>30.00237875</text:p>
          </table:table-cell>
          <table:table-cell office:value-type="float" office:value="137.8710228">
            <text:p>137.8710228</text:p>
          </table:table-cell>
          <table:table-cell office:value-type="float" office:value="132.4982762">
            <text:p>132.4982762</text:p>
          </table:table-cell>
          <table:table-cell office:value-type="float" office:value="-1.657160283">
            <text:p>-1.657160283</text:p>
          </table:table-cell>
          <table:table-cell office:value-type="float" office:value="-2.5">
            <text:p>-2.5</text:p>
          </table:table-cell>
          <table:table-cell office:value-type="string">
            <text:p>flare</text:p>
          </table:table-cell>
          <table:table-cell office:value-type="float" office:value="4160.980527">
            <text:p>4160.980527</text:p>
          </table:table-cell>
        </table:table-row>
        <table:table-row table:style-name="ro1">
          <table:table-cell/>
          <table:table-cell office:value-type="float" office:value="29.14275627">
            <text:p>29.14275627</text:p>
          </table:table-cell>
          <table:table-cell office:value-type="float" office:value="137.3044301">
            <text:p>137.3044301</text:p>
          </table:table-cell>
          <table:table-cell office:value-type="float" office:value="132.4982762">
            <text:p>132.4982762</text:p>
          </table:table-cell>
          <table:table-cell office:value-type="float" office:value="-1.484741138">
            <text:p>-1.484741138</text:p>
          </table:table-cell>
          <table:table-cell office:value-type="float" office:value="-2.5">
            <text:p>-2.5</text:p>
          </table:table-cell>
          <table:table-cell office:value-type="string">
            <text:p>flare</text:p>
          </table:table-cell>
          <table:table-cell office:value-type="float" office:value="4123.801271">
            <text:p>4123.801271</text:p>
          </table:table-cell>
        </table:table-row>
        <table:table-row table:style-name="ro1">
          <table:table-cell/>
          <table:table-cell office:value-type="float" office:value="28.36965198">
            <text:p>28.36965198</text:p>
          </table:table-cell>
          <table:table-cell office:value-type="float" office:value="136.7571748">
            <text:p>136.7571748</text:p>
          </table:table-cell>
          <table:table-cell office:value-type="float" office:value="132.4982762">
            <text:p>132.4982762</text:p>
          </table:table-cell>
          <table:table-cell office:value-type="float" office:value="-1.386869162">
            <text:p>-1.386869162</text:p>
          </table:table-cell>
          <table:table-cell office:value-type="float" office:value="-2.5">
            <text:p>-2.5</text:p>
          </table:table-cell>
          <table:table-cell office:value-type="string">
            <text:p>flare</text:p>
          </table:table-cell>
          <table:table-cell office:value-type="float" office:value="4088.001163">
            <text:p>4088.001163</text:p>
          </table:table-cell>
        </table:table-row>
        <table:table-row table:style-name="ro1">
          <table:table-cell/>
          <table:table-cell office:value-type="float" office:value="27.61954433">
            <text:p>27.61954433</text:p>
          </table:table-cell>
          <table:table-cell office:value-type="float" office:value="136.1928954">
            <text:p>136.1928954</text:p>
          </table:table-cell>
          <table:table-cell office:value-type="float" office:value="132.4982762">
            <text:p>132.4982762</text:p>
          </table:table-cell>
          <table:table-cell office:value-type="float" office:value="-1.351343135">
            <text:p>-1.351343135</text:p>
          </table:table-cell>
          <table:table-cell office:value-type="float" office:value="-2.5">
            <text:p>-2.5</text:p>
          </table:table-cell>
          <table:table-cell office:value-type="string">
            <text:p>flare</text:p>
          </table:table-cell>
          <table:table-cell office:value-type="float" office:value="4051.110653">
            <text:p>4051.110653</text:p>
          </table:table-cell>
        </table:table-row>
        <table:table-row table:style-name="ro1">
          <table:table-cell/>
          <table:table-cell office:value-type="float" office:value="26.91544622">
            <text:p>26.91544622</text:p>
          </table:table-cell>
          <table:table-cell office:value-type="float" office:value="135.6409424">
            <text:p>135.6409424</text:p>
          </table:table-cell>
          <table:table-cell office:value-type="float" office:value="132.4982762">
            <text:p>132.4982762</text:p>
          </table:table-cell>
          <table:table-cell office:value-type="float" office:value="-1.374116732">
            <text:p>-1.374116732</text:p>
          </table:table-cell>
          <table:table-cell office:value-type="float" office:value="-2.5">
            <text:p>-2.5</text:p>
          </table:table-cell>
          <table:table-cell office:value-type="string">
            <text:p>flare</text:p>
          </table:table-cell>
          <table:table-cell office:value-type="float" office:value="4014.976895">
            <text:p>4014.976895</text:p>
          </table:table-cell>
        </table:table-row>
        <table:table-row table:style-name="ro1">
          <table:table-cell/>
          <table:table-cell office:value-type="float" office:value="26.13977105">
            <text:p>26.13977105</text:p>
          </table:table-cell>
          <table:table-cell office:value-type="float" office:value="135.0650339">
            <text:p>135.0650339</text:p>
          </table:table-cell>
          <table:table-cell office:value-type="float" office:value="132.4982762">
            <text:p>132.4982762</text:p>
          </table:table-cell>
          <table:table-cell office:value-type="float" office:value="-1.448021048">
            <text:p>-1.448021048</text:p>
          </table:table-cell>
          <table:table-cell office:value-type="float" office:value="-2.5">
            <text:p>-2.5</text:p>
          </table:table-cell>
          <table:table-cell office:value-type="string">
            <text:p>flare</text:p>
          </table:table-cell>
          <table:table-cell office:value-type="float" office:value="3977.156066">
            <text:p>3977.156066</text:p>
          </table:table-cell>
        </table:table-row>
        <table:table-row table:style-name="ro1">
          <table:table-cell/>
          <table:table-cell office:value-type="float" office:value="25.37398507">
            <text:p>25.37398507</text:p>
          </table:table-cell>
          <table:table-cell office:value-type="float" office:value="134.5031995">
            <text:p>134.5031995</text:p>
          </table:table-cell>
          <table:table-cell office:value-type="float" office:value="132.4982762">
            <text:p>132.4982762</text:p>
          </table:table-cell>
          <table:table-cell office:value-type="float" office:value="-1.558634845">
            <text:p>-1.558634845</text:p>
          </table:table-cell>
          <table:table-cell office:value-type="float" office:value="-2.5">
            <text:p>-2.5</text:p>
          </table:table-cell>
          <table:table-cell office:value-type="string">
            <text:p>flare</text:p>
          </table:table-cell>
          <table:table-cell office:value-type="float" office:value="3940.093886">
            <text:p>3940.093886</text:p>
          </table:table-cell>
        </table:table-row>
        <table:table-row table:style-name="ro1">
          <table:table-cell/>
          <table:table-cell office:value-type="float" office:value="24.54583574">
            <text:p>24.54583574</text:p>
          </table:table-cell>
          <table:table-cell office:value-type="float" office:value="133.9556302">
            <text:p>133.9556302</text:p>
          </table:table-cell>
          <table:table-cell office:value-type="float" office:value="132.4982762">
            <text:p>132.4982762</text:p>
          </table:table-cell>
          <table:table-cell office:value-type="float" office:value="-1.691983546">
            <text:p>-1.691983546</text:p>
          </table:table-cell>
          <table:table-cell office:value-type="float" office:value="-2.5">
            <text:p>-2.5</text:p>
          </table:table-cell>
          <table:table-cell office:value-type="string">
            <text:p>flare</text:p>
          </table:table-cell>
          <table:table-cell office:value-type="float" office:value="3903.781407">
            <text:p>3903.781407</text:p>
          </table:table-cell>
        </table:table-row>
        <table:table-row table:style-name="ro1">
          <table:table-cell/>
          <table:table-cell office:value-type="float" office:value="23.67296743">
            <text:p>23.67296743</text:p>
          </table:table-cell>
          <table:table-cell office:value-type="float" office:value="133.4312615">
            <text:p>133.4312615</text:p>
          </table:table-cell>
          <table:table-cell office:value-type="float" office:value="132.4982762">
            <text:p>132.4982762</text:p>
          </table:table-cell>
          <table:table-cell office:value-type="float" office:value="-1.832530033">
            <text:p>-1.832530033</text:p>
          </table:table-cell>
          <table:table-cell office:value-type="float" office:value="-2.5">
            <text:p>-2.5</text:p>
          </table:table-cell>
          <table:table-cell office:value-type="string">
            <text:p>flare</text:p>
          </table:table-cell>
          <table:table-cell office:value-type="float" office:value="3868.209936">
            <text:p>3868.209936</text:p>
          </table:table-cell>
        </table:table-row>
        <table:table-row table:style-name="ro1">
          <table:table-cell/>
          <table:table-cell office:value-type="float" office:value="22.73532805">
            <text:p>22.73532805</text:p>
          </table:table-cell>
          <table:table-cell office:value-type="float" office:value="132.8940523">
            <text:p>132.8940523</text:p>
          </table:table-cell>
          <table:table-cell office:value-type="float" office:value="132.4982762">
            <text:p>132.4982762</text:p>
          </table:table-cell>
          <table:table-cell office:value-type="float" office:value="-1.980127427">
            <text:p>-1.980127427</text:p>
          </table:table-cell>
          <table:table-cell office:value-type="float" office:value="-2.5">
            <text:p>-2.5</text:p>
          </table:table-cell>
          <table:table-cell office:value-type="string">
            <text:p>flare</text:p>
          </table:table-cell>
          <table:table-cell office:value-type="float" office:value="3832.771544">
            <text:p>3832.771544</text:p>
          </table:table-cell>
        </table:table-row>
        <table:table-row table:style-name="ro1">
          <table:table-cell/>
          <table:table-cell office:value-type="float" office:value="21.73387528">
            <text:p>21.73387528</text:p>
          </table:table-cell>
          <table:table-cell office:value-type="float" office:value="132.3618359">
            <text:p>132.3618359</text:p>
          </table:table-cell>
          <table:table-cell office:value-type="float" office:value="132.4982762">
            <text:p>132.4982762</text:p>
          </table:table-cell>
          <table:table-cell office:value-type="float" office:value="-2.123110086">
            <text:p>-2.123110086</text:p>
          </table:table-cell>
          <table:table-cell office:value-type="float" office:value="-2.5">
            <text:p>-2.5</text:p>
          </table:table-cell>
          <table:table-cell office:value-type="string">
            <text:p>flare</text:p>
          </table:table-cell>
          <table:table-cell office:value-type="float" office:value="3796.270188">
            <text:p>3796.270188</text:p>
          </table:table-cell>
        </table:table-row>
        <table:table-row table:style-name="ro1">
          <table:table-cell/>
          <table:table-cell office:value-type="float" office:value="20.67115378">
            <text:p>20.67115378</text:p>
          </table:table-cell>
          <table:table-cell office:value-type="float" office:value="131.8431677">
            <text:p>131.8431677</text:p>
          </table:table-cell>
          <table:table-cell office:value-type="float" office:value="132.4982762">
            <text:p>132.4982762</text:p>
          </table:table-cell>
          <table:table-cell office:value-type="float" office:value="-2.252556039">
            <text:p>-2.252556039</text:p>
          </table:table-cell>
          <table:table-cell office:value-type="float" office:value="-2.5">
            <text:p>-2.5</text:p>
          </table:table-cell>
          <table:table-cell office:value-type="string">
            <text:p>flare</text:p>
          </table:table-cell>
          <table:table-cell office:value-type="float" office:value="3761.693049">
            <text:p>3761.693049</text:p>
          </table:table-cell>
        </table:table-row>
        <table:table-row table:style-name="ro1">
          <table:table-cell/>
          <table:table-cell office:value-type="float" office:value="19.70942267">
            <text:p>19.70942267</text:p>
          </table:table-cell>
          <table:table-cell office:value-type="float" office:value="131.3982352">
            <text:p>131.3982352</text:p>
          </table:table-cell>
          <table:table-cell office:value-type="float" office:value="132.4982762">
            <text:p>132.4982762</text:p>
          </table:table-cell>
          <table:table-cell office:value-type="float" office:value="-2.352028191">
            <text:p>-2.352028191</text:p>
          </table:table-cell>
          <table:table-cell office:value-type="float" office:value="-0.7005623936">
            <text:p>-0.7005623936</text:p>
          </table:table-cell>
          <table:table-cell office:value-type="string">
            <text:p>flare</text:p>
          </table:table-cell>
          <table:table-cell office:value-type="float" office:value="3737.919462">
            <text:p>3737.919462</text:p>
          </table:table-cell>
        </table:table-row>
        <table:table-row table:style-name="ro1">
          <table:table-cell/>
          <table:table-cell office:value-type="float" office:value="18.34575254">
            <text:p>18.34575254</text:p>
          </table:table-cell>
          <table:table-cell office:value-type="float" office:value="130.7530526">
            <text:p>130.7530526</text:p>
          </table:table-cell>
          <table:table-cell office:value-type="float" office:value="132.4982762">
            <text:p>132.4982762</text:p>
          </table:table-cell>
          <table:table-cell office:value-type="float" office:value="-2.372612577">
            <text:p>-2.372612577</text:p>
          </table:table-cell>
          <table:table-cell office:value-type="float" office:value="-0.6339934938">
            <text:p>-0.6339934938</text:p>
          </table:table-cell>
          <table:table-cell office:value-type="string">
            <text:p>flare</text:p>
          </table:table-cell>
          <table:table-cell office:value-type="float" office:value="3689.371504">
            <text:p>3689.371504</text:p>
          </table:table-cell>
        </table:table-row>
        <table:table-row table:style-name="ro1">
          <table:table-cell/>
          <table:table-cell office:value-type="float" office:value="17.23529541">
            <text:p>17.23529541</text:p>
          </table:table-cell>
          <table:table-cell office:value-type="float" office:value="130.1982252">
            <text:p>130.1982252</text:p>
          </table:table-cell>
          <table:table-cell office:value-type="float" office:value="132.4982762">
            <text:p>132.4982762</text:p>
          </table:table-cell>
          <table:table-cell office:value-type="float" office:value="-2.18301034">
            <text:p>-2.18301034</text:p>
          </table:table-cell>
          <table:table-cell office:value-type="float" office:value="-0.5752560858">
            <text:p>-0.5752560858</text:p>
          </table:table-cell>
          <table:table-cell office:value-type="string">
            <text:p>flare</text:p>
          </table:table-cell>
          <table:table-cell office:value-type="float" office:value="3652.832786">
            <text:p>3652.832786</text:p>
          </table:table-cell>
        </table:table-row>
        <table:table-row table:style-name="ro1">
          <table:table-cell/>
          <table:table-cell office:value-type="float" office:value="16.26403121">
            <text:p>16.26403121</text:p>
          </table:table-cell>
          <table:table-cell office:value-type="float" office:value="129.6478125">
            <text:p>129.6478125</text:p>
          </table:table-cell>
          <table:table-cell office:value-type="float" office:value="132.4982762">
            <text:p>132.4982762</text:p>
          </table:table-cell>
          <table:table-cell office:value-type="float" office:value="-1.898482579">
            <text:p>-1.898482579</text:p>
          </table:table-cell>
          <table:table-cell office:value-type="float" office:value="-0.5223425949">
            <text:p>-0.5223425949</text:p>
          </table:table-cell>
          <table:table-cell office:value-type="string">
            <text:p>flare</text:p>
          </table:table-cell>
          <table:table-cell office:value-type="float" office:value="3618.198887">
            <text:p>3618.198887</text:p>
          </table:table-cell>
        </table:table-row>
        <table:table-row table:style-name="ro1">
          <table:table-cell/>
          <table:table-cell office:value-type="float" office:value="15.548492">
            <text:p>15.548492</text:p>
          </table:table-cell>
          <table:table-cell office:value-type="float" office:value="129.1293819">
            <text:p>129.1293819</text:p>
          </table:table-cell>
          <table:table-cell office:value-type="float" office:value="132.4982762">
            <text:p>132.4982762</text:p>
          </table:table-cell>
          <table:table-cell office:value-type="float" office:value="-0.9187313099">
            <text:p>-0.9187313099</text:p>
          </table:table-cell>
          <table:table-cell office:value-type="float" office:value="-0.4905738687">
            <text:p>-0.4905738687</text:p>
          </table:table-cell>
          <table:table-cell office:value-type="string">
            <text:p>flare</text:p>
          </table:table-cell>
          <table:table-cell office:value-type="float" office:value="3583.700859">
            <text:p>3583.700859</text:p>
          </table:table-cell>
        </table:table-row>
        <table:table-row table:style-name="ro1">
          <table:table-cell/>
          <table:table-cell office:value-type="float" office:value="15.41093808">
            <text:p>15.41093808</text:p>
          </table:table-cell>
          <table:table-cell office:value-type="float" office:value="128.5786268">
            <text:p>128.5786268</text:p>
          </table:table-cell>
          <table:table-cell office:value-type="float" office:value="132.4982762">
            <text:p>132.4982762</text:p>
          </table:table-cell>
          <table:table-cell office:value-type="float" office:value="-0.1681448731">
            <text:p>-0.1681448731</text:p>
          </table:table-cell>
          <table:table-cell office:value-type="float" office:value="-0.478262824">
            <text:p>-0.478262824</text:p>
          </table:table-cell>
          <table:table-cell office:value-type="string">
            <text:p>flare</text:p>
          </table:table-cell>
          <table:table-cell office:value-type="float" office:value="3549.353549">
            <text:p>3549.353549</text:p>
          </table:table-cell>
        </table:table-row>
        <table:table-row table:style-name="ro1">
          <table:table-cell/>
          <table:table-cell office:value-type="float" office:value="15.41717293">
            <text:p>15.41717293</text:p>
          </table:table-cell>
          <table:table-cell office:value-type="float" office:value="128.0004381">
            <text:p>128.0004381</text:p>
          </table:table-cell>
          <table:table-cell office:value-type="float" office:value="132.4982762">
            <text:p>132.4982762</text:p>
          </table:table-cell>
          <table:table-cell office:value-type="float" office:value="-0.1679509485">
            <text:p>-0.1679509485</text:p>
          </table:table-cell>
          <table:table-cell office:value-type="float" office:value="-0.4785239117">
            <text:p>-0.4785239117</text:p>
          </table:table-cell>
          <table:table-cell office:value-type="string">
            <text:p>flare</text:p>
          </table:table-cell>
          <table:table-cell office:value-type="float" office:value="3515.157059">
            <text:p>3515.157059</text:p>
          </table:table-cell>
        </table:table-row>
        <table:table-row table:style-name="ro1">
          <table:table-cell/>
          <table:table-cell office:value-type="float" office:value="15.40392935">
            <text:p>15.40392935</text:p>
          </table:table-cell>
          <table:table-cell office:value-type="float" office:value="127.4259885">
            <text:p>127.4259885</text:p>
          </table:table-cell>
          <table:table-cell office:value-type="float" office:value="132.4982762">
            <text:p>132.4982762</text:p>
          </table:table-cell>
          <table:table-cell office:value-type="float" office:value="-0.2057460544">
            <text:p>-0.2057460544</text:p>
          </table:table-cell>
          <table:table-cell office:value-type="float" office:value="-0.4780179309">
            <text:p>-0.4780179309</text:p>
          </table:table-cell>
          <table:table-cell office:value-type="string">
            <text:p>flare</text:p>
          </table:table-cell>
          <table:table-cell office:value-type="float" office:value="3480.530084">
            <text:p>3480.530084</text:p>
          </table:table-cell>
        </table:table-row>
        <table:table-row table:style-name="ro1">
          <table:table-cell/>
          <table:table-cell office:value-type="float" office:value="15.36979544">
            <text:p>15.36979544</text:p>
          </table:table-cell>
          <table:table-cell office:value-type="float" office:value="126.838161">
            <text:p>126.838161</text:p>
          </table:table-cell>
          <table:table-cell office:value-type="float" office:value="132.4982762">
            <text:p>132.4982762</text:p>
          </table:table-cell>
          <table:table-cell office:value-type="float" office:value="-0.2357484789">
            <text:p>-0.2357484789</text:p>
          </table:table-cell>
          <table:table-cell office:value-type="float" office:value="-0.4763616112">
            <text:p>-0.4763616112</text:p>
          </table:table-cell>
          <table:table-cell office:value-type="string">
            <text:p>flare</text:p>
          </table:table-cell>
          <table:table-cell office:value-type="float" office:value="3444.33248">
            <text:p>3444.33248</text:p>
          </table:table-cell>
        </table:table-row>
        <table:table-row table:style-name="ro1">
          <table:table-cell/>
          <table:table-cell office:value-type="float" office:value="15.32949428">
            <text:p>15.32949428</text:p>
          </table:table-cell>
          <table:table-cell office:value-type="float" office:value="126.2749891">
            <text:p>126.2749891</text:p>
          </table:table-cell>
          <table:table-cell office:value-type="float" office:value="132.4982762">
            <text:p>132.4982762</text:p>
          </table:table-cell>
          <table:table-cell office:value-type="float" office:value="-0.2802696065">
            <text:p>-0.2802696065</text:p>
          </table:table-cell>
          <table:table-cell office:value-type="float" office:value="-0.474329603">
            <text:p>-0.474329603</text:p>
          </table:table-cell>
          <table:table-cell office:value-type="string">
            <text:p>flare</text:p>
          </table:table-cell>
          <table:table-cell office:value-type="float" office:value="3410.581569">
            <text:p>3410.581569</text:p>
          </table:table-cell>
        </table:table-row>
        <table:table-row table:style-name="ro1">
          <table:table-cell/>
          <table:table-cell office:value-type="float" office:value="15.27493914">
            <text:p>15.27493914</text:p>
          </table:table-cell>
          <table:table-cell office:value-type="float" office:value="125.72806">
            <text:p>125.72806</text:p>
          </table:table-cell>
          <table:table-cell office:value-type="float" office:value="132.4982762">
            <text:p>132.4982762</text:p>
          </table:table-cell>
          <table:table-cell office:value-type="float" office:value="-0.3068472654">
            <text:p>-0.3068472654</text:p>
          </table:table-cell>
          <table:table-cell office:value-type="float" office:value="-0.4713780614">
            <text:p>-0.4713780614</text:p>
          </table:table-cell>
          <table:table-cell office:value-type="string">
            <text:p>flare</text:p>
          </table:table-cell>
          <table:table-cell office:value-type="float" office:value="3376.972956">
            <text:p>3376.972956</text:p>
          </table:table-cell>
        </table:table-row>
        <table:table-row table:style-name="ro1">
          <table:table-cell/>
          <table:table-cell office:value-type="float" office:value="15.21294948">
            <text:p>15.21294948</text:p>
          </table:table-cell>
          <table:table-cell office:value-type="float" office:value="125.170071">
            <text:p>125.170071</text:p>
          </table:table-cell>
          <table:table-cell office:value-type="float" office:value="132.4982762">
            <text:p>132.4982762</text:p>
          </table:table-cell>
          <table:table-cell office:value-type="float" office:value="-0.316182523">
            <text:p>-0.316182523</text:p>
          </table:table-cell>
          <table:table-cell office:value-type="float" office:value="-0.4697307423">
            <text:p>-0.4697307423</text:p>
          </table:table-cell>
          <table:table-cell office:value-type="string">
            <text:p>retard</text:p>
          </table:table-cell>
          <table:table-cell office:value-type="float" office:value="3342.3736">
            <text:p>3342.3736</text:p>
          </table:table-cell>
        </table:table-row>
        <table:table-row table:style-name="ro1">
          <table:table-cell/>
          <table:table-cell office:value-type="float" office:value="15.15785618">
            <text:p>15.15785618</text:p>
          </table:table-cell>
          <table:table-cell office:value-type="float" office:value="124.6465996">
            <text:p>124.6465996</text:p>
          </table:table-cell>
          <table:table-cell office:value-type="float" office:value="132.4982762">
            <text:p>132.4982762</text:p>
          </table:table-cell>
          <table:table-cell office:value-type="float" office:value="-0.3133785719">
            <text:p>-0.3133785719</text:p>
          </table:table-cell>
          <table:table-cell office:value-type="float" office:value="-0.4697307423">
            <text:p>-0.4697307423</text:p>
          </table:table-cell>
          <table:table-cell office:value-type="string">
            <text:p>retard</text:p>
          </table:table-cell>
          <table:table-cell office:value-type="float" office:value="3309.051519">
            <text:p>3309.051519</text:p>
          </table:table-cell>
        </table:table-row>
        <table:table-row table:style-name="ro1">
          <table:table-cell/>
          <table:table-cell office:value-type="float" office:value="15.09836866">
            <text:p>15.09836866</text:p>
          </table:table-cell>
          <table:table-cell office:value-type="float" office:value="124.1408941">
            <text:p>124.1408941</text:p>
          </table:table-cell>
          <table:table-cell office:value-type="float" office:value="132.4982762">
            <text:p>132.4982762</text:p>
          </table:table-cell>
          <table:table-cell office:value-type="float" office:value="-0.3312140944">
            <text:p>-0.3312140944</text:p>
          </table:table-cell>
          <table:table-cell office:value-type="float" office:value="-0.4697307423">
            <text:p>-0.4697307423</text:p>
          </table:table-cell>
          <table:table-cell office:value-type="string">
            <text:p>retard</text:p>
          </table:table-cell>
          <table:table-cell office:value-type="float" office:value="3275.86808">
            <text:p>3275.86808</text:p>
          </table:table-cell>
        </table:table-row>
        <table:table-row table:style-name="ro1">
          <table:table-cell/>
          <table:table-cell office:value-type="float" office:value="15.03700506">
            <text:p>15.03700506</text:p>
          </table:table-cell>
          <table:table-cell office:value-type="float" office:value="123.8327457">
            <text:p>123.8327457</text:p>
          </table:table-cell>
          <table:table-cell office:value-type="float" office:value="132.4982762">
            <text:p>132.4982762</text:p>
          </table:table-cell>
          <table:table-cell office:value-type="float" office:value="-0.3204859176">
            <text:p>-0.3204859176</text:p>
          </table:table-cell>
          <table:table-cell office:value-type="float" office:value="-0.4697307423">
            <text:p>-0.4697307423</text:p>
          </table:table-cell>
          <table:table-cell office:value-type="string">
            <text:p>retard</text:p>
          </table:table-cell>
          <table:table-cell office:value-type="float" office:value="3240.555442">
            <text:p>3240.555442</text:p>
          </table:table-cell>
        </table:table-row>
        <table:table-row table:style-name="ro1">
          <table:table-cell/>
          <table:table-cell office:value-type="float" office:value="14.97080663">
            <text:p>14.97080663</text:p>
          </table:table-cell>
          <table:table-cell office:value-type="float" office:value="123.2683934">
            <text:p>123.2683934</text:p>
          </table:table-cell>
          <table:table-cell office:value-type="float" office:value="132.4982762">
            <text:p>132.4982762</text:p>
          </table:table-cell>
          <table:table-cell office:value-type="float" office:value="-0.3852114718">
            <text:p>-0.3852114718</text:p>
          </table:table-cell>
          <table:table-cell office:value-type="float" office:value="-0.4697307423">
            <text:p>-0.4697307423</text:p>
          </table:table-cell>
          <table:table-cell office:value-type="string">
            <text:p>retard</text:p>
          </table:table-cell>
          <table:table-cell office:value-type="float" office:value="3208.700266">
            <text:p>3208.700266</text:p>
          </table:table-cell>
        </table:table-row>
        <table:table-row table:style-name="ro1">
          <table:table-cell/>
          <table:table-cell office:value-type="float" office:value="14.86861429">
            <text:p>14.86861429</text:p>
          </table:table-cell>
          <table:table-cell office:value-type="float" office:value="122.4468658">
            <text:p>122.4468658</text:p>
          </table:table-cell>
          <table:table-cell office:value-type="float" office:value="132.4982762">
            <text:p>132.4982762</text:p>
          </table:table-cell>
          <table:table-cell office:value-type="float" office:value="-0.441463341">
            <text:p>-0.441463341</text:p>
          </table:table-cell>
          <table:table-cell office:value-type="float" office:value="-0.4697307423">
            <text:p>-0.4697307423</text:p>
          </table:table-cell>
          <table:table-cell office:value-type="string">
            <text:p>retard</text:p>
          </table:table-cell>
          <table:table-cell office:value-type="float" office:value="3174.802184">
            <text:p>3174.802184</text:p>
          </table:table-cell>
        </table:table-row>
        <table:table-row table:style-name="ro1">
          <table:table-cell/>
          <table:table-cell office:value-type="float" office:value="14.74764698">
            <text:p>14.74764698</text:p>
          </table:table-cell>
          <table:table-cell office:value-type="float" office:value="121.6405774">
            <text:p>121.6405774</text:p>
          </table:table-cell>
          <table:table-cell office:value-type="float" office:value="132.4982762">
            <text:p>132.4982762</text:p>
          </table:table-cell>
          <table:table-cell office:value-type="float" office:value="-0.4818504689">
            <text:p>-0.4818504689</text:p>
          </table:table-cell>
          <table:table-cell office:value-type="float" office:value="-0.4697307423">
            <text:p>-0.4697307423</text:p>
          </table:table-cell>
          <table:table-cell office:value-type="string">
            <text:p>retard</text:p>
          </table:table-cell>
          <table:table-cell office:value-type="float" office:value="3141.683933">
            <text:p>3141.683933</text:p>
          </table:table-cell>
        </table:table-row>
        <table:table-row table:style-name="ro1">
          <table:table-cell/>
          <table:table-cell office:value-type="float" office:value="14.6000579">
            <text:p>14.6000579</text:p>
          </table:table-cell>
          <table:table-cell office:value-type="float" office:value="120.8084798">
            <text:p>120.8084798</text:p>
          </table:table-cell>
          <table:table-cell office:value-type="float" office:value="132.4982762">
            <text:p>132.4982762</text:p>
          </table:table-cell>
          <table:table-cell office:value-type="float" office:value="-0.5199074853">
            <text:p>-0.5199074853</text:p>
          </table:table-cell>
          <table:table-cell office:value-type="float" office:value="-0.4697307423">
            <text:p>-0.4697307423</text:p>
          </table:table-cell>
          <table:table-cell office:value-type="string">
            <text:p>retard</text:p>
          </table:table-cell>
          <table:table-cell office:value-type="float" office:value="3108.2413">
            <text:p>3108.2413</text:p>
          </table:table-cell>
        </table:table-row>
        <table:table-row table:style-name="ro1">
          <table:table-cell/>
          <table:table-cell office:value-type="float" office:value="14.441529">
            <text:p>14.441529</text:p>
          </table:table-cell>
          <table:table-cell office:value-type="float" office:value="120.031252">
            <text:p>120.031252</text:p>
          </table:table-cell>
          <table:table-cell office:value-type="float" office:value="132.4982762">
            <text:p>132.4982762</text:p>
          </table:table-cell>
          <table:table-cell office:value-type="float" office:value="-0.5607625841">
            <text:p>-0.5607625841</text:p>
          </table:table-cell>
          <table:table-cell office:value-type="float" office:value="-0.4697307423">
            <text:p>-0.4697307423</text:p>
          </table:table-cell>
          <table:table-cell office:value-type="string">
            <text:p>retard</text:p>
          </table:table-cell>
          <table:table-cell office:value-type="float" office:value="3075.567849">
            <text:p>3075.567849</text:p>
          </table:table-cell>
        </table:table-row>
        <table:table-row table:style-name="ro1">
          <table:table-cell/>
          <table:table-cell office:value-type="float" office:value="14.24884805">
            <text:p>14.24884805</text:p>
          </table:table-cell>
          <table:table-cell office:value-type="float" office:value="119.2851734">
            <text:p>119.2851734</text:p>
          </table:table-cell>
          <table:table-cell office:value-type="float" office:value="132.4982762">
            <text:p>132.4982762</text:p>
          </table:table-cell>
          <table:table-cell office:value-type="float" office:value="-0.6794186051">
            <text:p>-0.6794186051</text:p>
          </table:table-cell>
          <table:table-cell office:value-type="float" office:value="-0.4697307423">
            <text:p>-0.4697307423</text:p>
          </table:table-cell>
          <table:table-cell office:value-type="string">
            <text:p>retard</text:p>
          </table:table-cell>
          <table:table-cell office:value-type="float" office:value="3044.18677">
            <text:p>3044.18677</text:p>
          </table:table-cell>
        </table:table-row>
        <table:table-row table:style-name="ro1">
          <table:table-cell/>
          <table:table-cell office:value-type="float" office:value="13.93822878">
            <text:p>13.93822878</text:p>
          </table:table-cell>
          <table:table-cell office:value-type="float" office:value="118.571654">
            <text:p>118.571654</text:p>
          </table:table-cell>
          <table:table-cell office:value-type="float" office:value="132.4982762">
            <text:p>132.4982762</text:p>
          </table:table-cell>
          <table:table-cell office:value-type="float" office:value="-0.9848343432">
            <text:p>-0.9848343432</text:p>
          </table:table-cell>
          <table:table-cell office:value-type="float" office:value="-0.4697307423">
            <text:p>-0.4697307423</text:p>
          </table:table-cell>
          <table:table-cell office:value-type="string">
            <text:p>retard</text:p>
          </table:table-cell>
          <table:table-cell office:value-type="float" office:value="3010.312769">
            <text:p>3010.312769</text:p>
          </table:table-cell>
        </table:table-row>
        <table:table-row table:style-name="ro1">
          <table:table-cell/>
          <table:table-cell office:value-type="float" office:value="13.42682645">
            <text:p>13.42682645</text:p>
          </table:table-cell>
          <table:table-cell office:value-type="float" office:value="117.9586357">
            <text:p>117.9586357</text:p>
          </table:table-cell>
          <table:table-cell office:value-type="float" office:value="132.4982762">
            <text:p>132.4982762</text:p>
          </table:table-cell>
          <table:table-cell office:value-type="float" office:value="-1.494434749">
            <text:p>-1.494434749</text:p>
          </table:table-cell>
          <table:table-cell office:value-type="float" office:value="-0.4697307423">
            <text:p>-0.4697307423</text:p>
          </table:table-cell>
          <table:table-cell office:value-type="string">
            <text:p>retard</text:p>
          </table:table-cell>
          <table:table-cell office:value-type="float" office:value="2978.238004">
            <text:p>2978.238004</text:p>
          </table:table-cell>
        </table:table-row>
        <table:table-row table:style-name="ro1">
          <table:table-cell/>
          <table:table-cell office:value-type="float" office:value="12.89674971">
            <text:p>12.89674971</text:p>
          </table:table-cell>
          <table:table-cell office:value-type="float" office:value="117.4593558">
            <text:p>117.4593558</text:p>
          </table:table-cell>
          <table:table-cell office:value-type="float" office:value="132.4982762">
            <text:p>132.4982762</text:p>
          </table:table-cell>
          <table:table-cell office:value-type="float" office:value="-0.4029315732">
            <text:p>-0.4029315732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946.86144">
            <text:p>2946.86144</text:p>
          </table:table-cell>
        </table:table-row>
        <table:table-row table:style-name="ro1">
          <table:table-cell/>
          <table:table-cell office:value-type="float" office:value="12.83873462">
            <text:p>12.83873462</text:p>
          </table:table-cell>
          <table:table-cell office:value-type="float" office:value="116.9753204">
            <text:p>116.9753204</text:p>
          </table:table-cell>
          <table:table-cell office:value-type="float" office:value="132.4982762">
            <text:p>132.4982762</text:p>
          </table:table-cell>
          <table:table-cell office:value-type="float" office:value="-0.2984062209">
            <text:p>-0.2984062209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915.105709">
            <text:p>2915.105709</text:p>
          </table:table-cell>
        </table:table-row>
        <table:table-row table:style-name="ro1">
          <table:table-cell/>
          <table:table-cell office:value-type="float" office:value="12.78632022">
            <text:p>12.78632022</text:p>
          </table:table-cell>
          <table:table-cell office:value-type="float" office:value="116.4538478">
            <text:p>116.4538478</text:p>
          </table:table-cell>
          <table:table-cell office:value-type="float" office:value="132.4982762">
            <text:p>132.4982762</text:p>
          </table:table-cell>
          <table:table-cell office:value-type="float" office:value="-0.3604206714">
            <text:p>-0.3604206714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882.962058">
            <text:p>2882.962058</text:p>
          </table:table-cell>
        </table:table-row>
        <table:table-row table:style-name="ro1">
          <table:table-cell/>
          <table:table-cell office:value-type="float" office:value="12.73168679">
            <text:p>12.73168679</text:p>
          </table:table-cell>
          <table:table-cell office:value-type="float" office:value="115.9600698">
            <text:p>115.9600698</text:p>
          </table:table-cell>
          <table:table-cell office:value-type="float" office:value="132.4982762">
            <text:p>132.4982762</text:p>
          </table:table-cell>
          <table:table-cell office:value-type="float" office:value="-0.2774522718">
            <text:p>-0.2774522718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852.535701">
            <text:p>2852.535701</text:p>
          </table:table-cell>
        </table:table-row>
        <table:table-row table:style-name="ro1">
          <table:table-cell/>
          <table:table-cell office:value-type="float" office:value="12.70200167">
            <text:p>12.70200167</text:p>
          </table:table-cell>
          <table:table-cell office:value-type="float" office:value="115.3515542">
            <text:p>115.3515542</text:p>
          </table:table-cell>
          <table:table-cell office:value-type="float" office:value="132.4982762">
            <text:p>132.4982762</text:p>
          </table:table-cell>
          <table:table-cell office:value-type="float" office:value="-0.249305319">
            <text:p>-0.249305319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822.2348">
            <text:p>2822.2348</text:p>
          </table:table-cell>
        </table:table-row>
        <table:table-row table:style-name="ro1">
          <table:table-cell/>
          <table:table-cell office:value-type="float" office:value="12.67194263">
            <text:p>12.67194263</text:p>
          </table:table-cell>
          <table:table-cell office:value-type="float" office:value="114.4732541">
            <text:p>114.4732541</text:p>
          </table:table-cell>
          <table:table-cell office:value-type="float" office:value="132.4982762">
            <text:p>132.4982762</text:p>
          </table:table-cell>
          <table:table-cell office:value-type="float" office:value="-0.2656540925">
            <text:p>-0.2656540925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789.00917">
            <text:p>2789.00917</text:p>
          </table:table-cell>
        </table:table-row>
        <table:table-row table:style-name="ro1">
          <table:table-cell/>
          <table:table-cell office:value-type="float" office:value="12.63435198">
            <text:p>12.63435198</text:p>
          </table:table-cell>
          <table:table-cell office:value-type="float" office:value="113.6113007">
            <text:p>113.6113007</text:p>
          </table:table-cell>
          <table:table-cell office:value-type="float" office:value="132.4982762">
            <text:p>132.4982762</text:p>
          </table:table-cell>
          <table:table-cell office:value-type="float" office:value="-0.2641731976">
            <text:p>-0.2641731976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759.12182">
            <text:p>2759.12182</text:p>
          </table:table-cell>
        </table:table-row>
        <table:table-row table:style-name="ro1">
          <table:table-cell/>
          <table:table-cell office:value-type="float" office:value="12.59391005">
            <text:p>12.59391005</text:p>
          </table:table-cell>
          <table:table-cell office:value-type="float" office:value="112.6371334">
            <text:p>112.6371334</text:p>
          </table:table-cell>
          <table:table-cell office:value-type="float" office:value="132.4982762">
            <text:p>132.4982762</text:p>
          </table:table-cell>
          <table:table-cell office:value-type="float" office:value="-0.2673488934">
            <text:p>-0.2673488934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726.912425">
            <text:p>2726.912425</text:p>
          </table:table-cell>
        </table:table-row>
        <table:table-row table:style-name="ro1">
          <table:table-cell/>
          <table:table-cell office:value-type="float" office:value="12.54779925">
            <text:p>12.54779925</text:p>
          </table:table-cell>
          <table:table-cell office:value-type="float" office:value="111.632357">
            <text:p>111.632357</text:p>
          </table:table-cell>
          <table:table-cell office:value-type="float" office:value="132.4982762">
            <text:p>132.4982762</text:p>
          </table:table-cell>
          <table:table-cell office:value-type="float" office:value="-0.2573893391">
            <text:p>-0.2573893391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697.509808">
            <text:p>2697.509808</text:p>
          </table:table-cell>
        </table:table-row>
        <table:table-row table:style-name="ro1">
          <table:table-cell/>
          <table:table-cell office:value-type="float" office:value="12.51387353">
            <text:p>12.51387353</text:p>
          </table:table-cell>
          <table:table-cell office:value-type="float" office:value="110.5341385">
            <text:p>110.5341385</text:p>
          </table:table-cell>
          <table:table-cell office:value-type="float" office:value="132.4982762">
            <text:p>132.4982762</text:p>
          </table:table-cell>
          <table:table-cell office:value-type="float" office:value="-0.2315503868">
            <text:p>-0.2315503868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666.867175">
            <text:p>2666.867175</text:p>
          </table:table-cell>
        </table:table-row>
        <table:table-row table:style-name="ro1">
          <table:table-cell/>
          <table:table-cell office:value-type="float" office:value="12.48220487">
            <text:p>12.48220487</text:p>
          </table:table-cell>
          <table:table-cell office:value-type="float" office:value="109.2967945">
            <text:p>109.2967945</text:p>
          </table:table-cell>
          <table:table-cell office:value-type="float" office:value="132.4982762">
            <text:p>132.4982762</text:p>
          </table:table-cell>
          <table:table-cell office:value-type="float" office:value="-0.2065393185">
            <text:p>-0.2065393185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636.536875">
            <text:p>2636.536875</text:p>
          </table:table-cell>
        </table:table-row>
        <table:table-row table:style-name="ro1">
          <table:table-cell/>
          <table:table-cell office:value-type="float" office:value="12.45967823">
            <text:p>12.45967823</text:p>
          </table:table-cell>
          <table:table-cell office:value-type="float" office:value="107.884006">
            <text:p>107.884006</text:p>
          </table:table-cell>
          <table:table-cell office:value-type="float" office:value="132.4982762">
            <text:p>132.4982762</text:p>
          </table:table-cell>
          <table:table-cell office:value-type="float" office:value="-0.2053046259">
            <text:p>-0.2053046259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607.049122">
            <text:p>2607.049122</text:p>
          </table:table-cell>
        </table:table-row>
        <table:table-row table:style-name="ro1">
          <table:table-cell/>
          <table:table-cell office:value-type="float" office:value="12.43004521">
            <text:p>12.43004521</text:p>
          </table:table-cell>
          <table:table-cell office:value-type="float" office:value="106.1538653">
            <text:p>106.1538653</text:p>
          </table:table-cell>
          <table:table-cell office:value-type="float" office:value="132.4982762">
            <text:p>132.4982762</text:p>
          </table:table-cell>
          <table:table-cell office:value-type="float" office:value="-0.19628918">
            <text:p>-0.19628918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579.412978">
            <text:p>2579.412978</text:p>
          </table:table-cell>
        </table:table-row>
        <table:table-row table:style-name="ro1">
          <table:table-cell/>
          <table:table-cell office:value-type="float" office:value="12.40238902">
            <text:p>12.40238902</text:p>
          </table:table-cell>
          <table:table-cell office:value-type="float" office:value="103.9551748">
            <text:p>103.9551748</text:p>
          </table:table-cell>
          <table:table-cell office:value-type="float" office:value="132.4982762">
            <text:p>132.4982762</text:p>
          </table:table-cell>
          <table:table-cell office:value-type="float" office:value="-0.1957418289">
            <text:p>-0.1957418289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549.404632">
            <text:p>2549.404632</text:p>
          </table:table-cell>
        </table:table-row>
        <table:table-row table:style-name="ro1">
          <table:table-cell/>
          <table:table-cell office:value-type="float" office:value="12.3659226">
            <text:p>12.3659226</text:p>
          </table:table-cell>
          <table:table-cell office:value-type="float" office:value="101.4603276">
            <text:p>101.4603276</text:p>
          </table:table-cell>
          <table:table-cell office:value-type="float" office:value="132.4982762">
            <text:p>132.4982762</text:p>
          </table:table-cell>
          <table:table-cell office:value-type="float" office:value="-0.1890244257">
            <text:p>-0.1890244257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523.316239">
            <text:p>2523.316239</text:p>
          </table:table-cell>
        </table:table-row>
        <table:table-row table:style-name="ro1">
          <table:table-cell/>
          <table:table-cell office:value-type="float" office:value="12.33015677">
            <text:p>12.33015677</text:p>
          </table:table-cell>
          <table:table-cell office:value-type="float" office:value="98.70656087">
            <text:p>98.70656087</text:p>
          </table:table-cell>
          <table:table-cell office:value-type="float" office:value="132.4982762">
            <text:p>132.4982762</text:p>
          </table:table-cell>
          <table:table-cell office:value-type="float" office:value="-0.1871093197">
            <text:p>-0.1871093197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494.244203">
            <text:p>2494.244203</text:p>
          </table:table-cell>
        </table:table-row>
        <table:table-row table:style-name="ro1">
          <table:table-cell/>
          <table:table-cell office:value-type="float" office:value="12.29268577">
            <text:p>12.29268577</text:p>
          </table:table-cell>
          <table:table-cell office:value-type="float" office:value="96.19747159">
            <text:p>96.19747159</text:p>
          </table:table-cell>
          <table:table-cell office:value-type="float" office:value="132.4982762">
            <text:p>132.4982762</text:p>
          </table:table-cell>
          <table:table-cell office:value-type="float" office:value="-0.1727276109">
            <text:p>-0.1727276109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469.012764">
            <text:p>2469.012764</text:p>
          </table:table-cell>
        </table:table-row>
        <table:table-row table:style-name="ro1">
          <table:table-cell/>
          <table:table-cell office:value-type="float" office:value="12.2589885">
            <text:p>12.2589885</text:p>
          </table:table-cell>
          <table:table-cell office:value-type="float" office:value="93.66991179">
            <text:p>93.66991179</text:p>
          </table:table-cell>
          <table:table-cell office:value-type="float" office:value="132.4982762">
            <text:p>132.4982762</text:p>
          </table:table-cell>
          <table:table-cell office:value-type="float" office:value="-0.1731433589">
            <text:p>-0.1731433589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443.120167">
            <text:p>2443.120167</text:p>
          </table:table-cell>
        </table:table-row>
        <table:table-row table:style-name="ro1">
          <table:table-cell/>
          <table:table-cell office:value-type="float" office:value="12.22193675">
            <text:p>12.22193675</text:p>
          </table:table-cell>
          <table:table-cell office:value-type="float" office:value="90.99817583">
            <text:p>90.99817583</text:p>
          </table:table-cell>
          <table:table-cell office:value-type="float" office:value="132.4982762">
            <text:p>132.4982762</text:p>
          </table:table-cell>
          <table:table-cell office:value-type="float" office:value="-0.1494372765">
            <text:p>-0.1494372765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416.661722">
            <text:p>2416.661722</text:p>
          </table:table-cell>
        </table:table-row>
        <table:table-row table:style-name="ro1">
          <table:table-cell/>
          <table:table-cell office:value-type="float" office:value="12.18901861">
            <text:p>12.18901861</text:p>
          </table:table-cell>
          <table:table-cell office:value-type="float" office:value="88.47388818">
            <text:p>88.47388818</text:p>
          </table:table-cell>
          <table:table-cell office:value-type="float" office:value="132.4982762">
            <text:p>132.4982762</text:p>
          </table:table-cell>
          <table:table-cell office:value-type="float" office:value="-0.151381112">
            <text:p>-0.151381112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392.55363">
            <text:p>2392.55363</text:p>
          </table:table-cell>
        </table:table-row>
        <table:table-row table:style-name="ro1">
          <table:table-cell/>
          <table:table-cell office:value-type="float" office:value="12.16283791">
            <text:p>12.16283791</text:p>
          </table:table-cell>
          <table:table-cell office:value-type="float" office:value="86.25278736">
            <text:p>86.25278736</text:p>
          </table:table-cell>
          <table:table-cell office:value-type="float" office:value="132.4982762">
            <text:p>132.4982762</text:p>
          </table:table-cell>
          <table:table-cell office:value-type="float" office:value="-0.1417521491">
            <text:p>-0.1417521491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371.051913">
            <text:p>2371.051913</text:p>
          </table:table-cell>
        </table:table-row>
        <table:table-row table:style-name="ro1">
          <table:table-cell/>
          <table:table-cell office:value-type="float" office:value="12.13234054">
            <text:p>12.13234054</text:p>
          </table:table-cell>
          <table:table-cell office:value-type="float" office:value="84.36249103">
            <text:p>84.36249103</text:p>
          </table:table-cell>
          <table:table-cell office:value-type="float" office:value="132.4982762">
            <text:p>132.4982762</text:p>
          </table:table-cell>
          <table:table-cell office:value-type="float" office:value="-0.1086727928">
            <text:p>-0.1086727928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345.780313">
            <text:p>2345.780313</text:p>
          </table:table-cell>
        </table:table-row>
        <table:table-row table:style-name="ro1">
          <table:table-cell/>
          <table:table-cell office:value-type="float" office:value="12.11566496">
            <text:p>12.11566496</text:p>
          </table:table-cell>
          <table:table-cell office:value-type="float" office:value="83.20764138">
            <text:p>83.20764138</text:p>
          </table:table-cell>
          <table:table-cell office:value-type="float" office:value="132.4982762">
            <text:p>132.4982762</text:p>
          </table:table-cell>
          <table:table-cell office:value-type="float" office:value="-0.09753389436">
            <text:p>-0.0975338944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322.490613">
            <text:p>2322.490613</text:p>
          </table:table-cell>
        </table:table-row>
        <table:table-row table:style-name="ro1">
          <table:table-cell/>
          <table:table-cell office:value-type="float" office:value="12.10238338">
            <text:p>12.10238338</text:p>
          </table:table-cell>
          <table:table-cell office:value-type="float" office:value="82.46865577">
            <text:p>82.46865577</text:p>
          </table:table-cell>
          <table:table-cell office:value-type="float" office:value="132.4982762">
            <text:p>132.4982762</text:p>
          </table:table-cell>
          <table:table-cell office:value-type="float" office:value="-0.07382810415">
            <text:p>-0.0738281042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300.582962">
            <text:p>2300.582962</text:p>
          </table:table-cell>
        </table:table-row>
        <table:table-row table:style-name="ro1">
          <table:table-cell/>
          <table:table-cell office:value-type="float" office:value="12.0952707">
            <text:p>12.0952707</text:p>
          </table:table-cell>
          <table:table-cell office:value-type="float" office:value="81.95472755">
            <text:p>81.95472755</text:p>
          </table:table-cell>
          <table:table-cell office:value-type="float" office:value="132.4982762">
            <text:p>132.4982762</text:p>
          </table:table-cell>
          <table:table-cell office:value-type="float" office:value="-0.05758993506">
            <text:p>-0.0575899351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276.966181">
            <text:p>2276.966181</text:p>
          </table:table-cell>
        </table:table-row>
        <table:table-row table:style-name="ro1">
          <table:table-cell/>
          <table:table-cell office:value-type="float" office:value="12.08600492">
            <text:p>12.08600492</text:p>
          </table:table-cell>
          <table:table-cell office:value-type="float" office:value="79.20218763">
            <text:p>79.20218763</text:p>
          </table:table-cell>
          <table:table-cell office:value-type="float" office:value="132.4982762">
            <text:p>132.4982762</text:p>
          </table:table-cell>
          <table:table-cell office:value-type="float" office:value="-0.1009538553">
            <text:p>-0.1009538553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255.157736">
            <text:p>2255.157736</text:p>
          </table:table-cell>
        </table:table-row>
        <table:table-row table:style-name="ro1">
          <table:table-cell/>
          <table:table-cell office:value-type="float" office:value="12.05560202">
            <text:p>12.05560202</text:p>
          </table:table-cell>
          <table:table-cell office:value-type="float" office:value="75.29566225">
            <text:p>75.29566225</text:p>
          </table:table-cell>
          <table:table-cell office:value-type="float" office:value="132.4982762">
            <text:p>132.4982762</text:p>
          </table:table-cell>
          <table:table-cell office:value-type="float" office:value="-0.09562324317">
            <text:p>-0.0956232432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234.61354">
            <text:p>2234.61354</text:p>
          </table:table-cell>
        </table:table-row>
        <table:table-row table:style-name="ro1">
          <table:table-cell/>
          <table:table-cell office:value-type="float" office:value="12.02609362">
            <text:p>12.02609362</text:p>
          </table:table-cell>
          <table:table-cell office:value-type="float" office:value="71.25981414">
            <text:p>71.25981414</text:p>
          </table:table-cell>
          <table:table-cell office:value-type="float" office:value="132.4982762">
            <text:p>132.4982762</text:p>
          </table:table-cell>
          <table:table-cell office:value-type="float" office:value="-0.0989671667">
            <text:p>-0.0989671667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214.413395">
            <text:p>2214.413395</text:p>
          </table:table-cell>
        </table:table-row>
        <table:table-row table:style-name="ro1">
          <table:table-cell/>
          <table:table-cell office:value-type="float" office:value="11.99418372">
            <text:p>11.99418372</text:p>
          </table:table-cell>
          <table:table-cell office:value-type="float" office:value="67.13850556">
            <text:p>67.13850556</text:p>
          </table:table-cell>
          <table:table-cell office:value-type="float" office:value="132.4982762">
            <text:p>132.4982762</text:p>
          </table:table-cell>
          <table:table-cell office:value-type="float" office:value="-0.1024323721">
            <text:p>-0.1024323721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194.663932">
            <text:p>2194.663932</text:p>
          </table:table-cell>
        </table:table-row>
        <table:table-row table:style-name="ro1">
          <table:table-cell/>
          <table:table-cell office:value-type="float" office:value="11.95630904">
            <text:p>11.95630904</text:p>
          </table:table-cell>
          <table:table-cell office:value-type="float" office:value="63.18962666">
            <text:p>63.18962666</text:p>
          </table:table-cell>
          <table:table-cell office:value-type="float" office:value="132.4982762">
            <text:p>132.4982762</text:p>
          </table:table-cell>
          <table:table-cell office:value-type="float" office:value="-0.0917626717">
            <text:p>-0.0917626717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177.234974">
            <text:p>2177.234974</text:p>
          </table:table-cell>
        </table:table-row>
        <table:table-row table:style-name="ro1">
          <table:table-cell/>
          <table:table-cell office:value-type="float" office:value="11.93323923">
            <text:p>11.93323923</text:p>
          </table:table-cell>
          <table:table-cell office:value-type="float" office:value="61.16647356">
            <text:p>61.16647356</text:p>
          </table:table-cell>
          <table:table-cell office:value-type="float" office:value="132.4982762">
            <text:p>132.4982762</text:p>
          </table:table-cell>
          <table:table-cell office:value-type="float" office:value="-0.06386848607">
            <text:p>-0.0638684861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159.503296">
            <text:p>2159.503296</text:p>
          </table:table-cell>
        </table:table-row>
        <table:table-row table:style-name="ro1">
          <table:table-cell/>
          <table:table-cell office:value-type="float" office:value="11.9117513">
            <text:p>11.9117513</text:p>
          </table:table-cell>
          <table:table-cell office:value-type="float" office:value="58.31356328">
            <text:p>58.31356328</text:p>
          </table:table-cell>
          <table:table-cell office:value-type="float" office:value="132.4982762">
            <text:p>132.4982762</text:p>
          </table:table-cell>
          <table:table-cell office:value-type="float" office:value="-0.1326414572">
            <text:p>-0.1326414572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143.396794">
            <text:p>2143.396794</text:p>
          </table:table-cell>
        </table:table-row>
        <table:table-row table:style-name="ro1">
          <table:table-cell/>
          <table:table-cell office:value-type="float" office:value="11.86992513">
            <text:p>11.86992513</text:p>
          </table:table-cell>
          <table:table-cell office:value-type="float" office:value="54.39115781">
            <text:p>54.39115781</text:p>
          </table:table-cell>
          <table:table-cell office:value-type="float" office:value="132.4982762">
            <text:p>132.4982762</text:p>
          </table:table-cell>
          <table:table-cell office:value-type="float" office:value="-0.1217606512">
            <text:p>-0.1217606512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127.609045">
            <text:p>2127.609045</text:p>
          </table:table-cell>
        </table:table-row>
        <table:table-row table:style-name="ro1">
          <table:table-cell/>
          <table:table-cell office:value-type="float" office:value="11.85492506">
            <text:p>11.85492506</text:p>
          </table:table-cell>
          <table:table-cell office:value-type="float" office:value="53.29660039">
            <text:p>53.29660039</text:p>
          </table:table-cell>
          <table:table-cell office:value-type="float" office:value="132.4982762">
            <text:p>132.4982762</text:p>
          </table:table-cell>
          <table:table-cell office:value-type="float" office:value="-0.1060753811">
            <text:p>-0.1060753811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113.654199">
            <text:p>2113.654199</text:p>
          </table:table-cell>
        </table:table-row>
        <table:table-row table:style-name="ro1">
          <table:table-cell/>
          <table:table-cell office:value-type="float" office:value="11.85049227">
            <text:p>11.85049227</text:p>
          </table:table-cell>
          <table:table-cell office:value-type="float" office:value="52.50546168">
            <text:p>52.50546168</text:p>
          </table:table-cell>
          <table:table-cell office:value-type="float" office:value="132.4982762">
            <text:p>132.4982762</text:p>
          </table:table-cell>
          <table:table-cell office:value-type="float" office:value="-0.07511038068">
            <text:p>-0.0751103807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098.605817">
            <text:p>2098.605817</text:p>
          </table:table-cell>
        </table:table-row>
        <table:table-row table:style-name="ro1">
          <table:table-cell/>
          <table:table-cell office:value-type="float" office:value="11.84757614">
            <text:p>11.84757614</text:p>
          </table:table-cell>
          <table:table-cell office:value-type="float" office:value="51.31974181">
            <text:p>51.31974181</text:p>
          </table:table-cell>
          <table:table-cell office:value-type="float" office:value="132.4982762">
            <text:p>132.4982762</text:p>
          </table:table-cell>
          <table:table-cell office:value-type="float" office:value="-0.06453283418">
            <text:p>-0.0645328342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084.650521">
            <text:p>2084.650521</text:p>
          </table:table-cell>
        </table:table-row>
        <table:table-row table:style-name="ro1">
          <table:table-cell/>
          <table:table-cell office:value-type="float" office:value="11.84020035">
            <text:p>11.84020035</text:p>
          </table:table-cell>
          <table:table-cell office:value-type="float" office:value="50.62549552">
            <text:p>50.62549552</text:p>
          </table:table-cell>
          <table:table-cell office:value-type="float" office:value="132.4982762">
            <text:p>132.4982762</text:p>
          </table:table-cell>
          <table:table-cell office:value-type="float" office:value="-0.03995167757">
            <text:p>-0.0399516776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070.56657">
            <text:p>2070.56657</text:p>
          </table:table-cell>
        </table:table-row>
        <table:table-row table:style-name="ro1">
          <table:table-cell/>
          <table:table-cell office:value-type="float" office:value="11.83422377">
            <text:p>11.83422377</text:p>
          </table:table-cell>
          <table:table-cell office:value-type="float" office:value="50.13267512">
            <text:p>50.13267512</text:p>
          </table:table-cell>
          <table:table-cell office:value-type="float" office:value="132.4982762">
            <text:p>132.4982762</text:p>
          </table:table-cell>
          <table:table-cell office:value-type="float" office:value="-0.02972747979">
            <text:p>-0.0297274798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055.804763">
            <text:p>2055.804763</text:p>
          </table:table-cell>
        </table:table-row>
        <table:table-row table:style-name="ro1">
          <table:table-cell/>
          <table:table-cell office:value-type="float" office:value="11.82509835">
            <text:p>11.82509835</text:p>
          </table:table-cell>
          <table:table-cell office:value-type="float" office:value="49.26474729">
            <text:p>49.26474729</text:p>
          </table:table-cell>
          <table:table-cell office:value-type="float" office:value="132.4982762">
            <text:p>132.4982762</text:p>
          </table:table-cell>
          <table:table-cell office:value-type="float" office:value="-0.001188506841">
            <text:p>-0.0011885068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042.364355">
            <text:p>2042.364355</text:p>
          </table:table-cell>
        </table:table-row>
        <table:table-row table:style-name="ro1">
          <table:table-cell/>
          <table:table-cell office:value-type="float" office:value="11.81995006">
            <text:p>11.81995006</text:p>
          </table:table-cell>
          <table:table-cell office:value-type="float" office:value="49.01465315">
            <text:p>49.01465315</text:p>
          </table:table-cell>
          <table:table-cell office:value-type="float" office:value="132.4982762">
            <text:p>132.4982762</text:p>
          </table:table-cell>
          <table:table-cell office:value-type="float" office:value="0.03354097698">
            <text:p>0.033540977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028.881157">
            <text:p>2028.881157</text:p>
          </table:table-cell>
        </table:table-row>
        <table:table-row table:style-name="ro1">
          <table:table-cell/>
          <table:table-cell office:value-type="float" office:value="11.82005397">
            <text:p>11.82005397</text:p>
          </table:table-cell>
          <table:table-cell office:value-type="float" office:value="48.88470923">
            <text:p>48.88470923</text:p>
          </table:table-cell>
          <table:table-cell office:value-type="float" office:value="132.4982762">
            <text:p>132.4982762</text:p>
          </table:table-cell>
          <table:table-cell office:value-type="float" office:value="0.04565814435">
            <text:p>0.0456581444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014.595072">
            <text:p>2014.595072</text:p>
          </table:table-cell>
        </table:table-row>
        <table:table-row table:style-name="ro1">
          <table:table-cell/>
          <table:table-cell office:value-type="float" office:value="11.82082273">
            <text:p>11.82082273</text:p>
          </table:table-cell>
          <table:table-cell office:value-type="float" office:value="48.76381262">
            <text:p>48.76381262</text:p>
          </table:table-cell>
          <table:table-cell office:value-type="float" office:value="132.4982762">
            <text:p>132.4982762</text:p>
          </table:table-cell>
          <table:table-cell office:value-type="float" office:value="0.04697081655">
            <text:p>0.0469708166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2001.730942">
            <text:p>2001.730942</text:p>
          </table:table-cell>
        </table:table-row>
        <table:table-row table:style-name="ro1">
          <table:table-cell/>
          <table:table-cell office:value-type="float" office:value="11.82410323">
            <text:p>11.82410323</text:p>
          </table:table-cell>
          <table:table-cell office:value-type="float" office:value="48.63897755">
            <text:p>48.63897755</text:p>
          </table:table-cell>
          <table:table-cell office:value-type="float" office:value="132.4982762">
            <text:p>132.4982762</text:p>
          </table:table-cell>
          <table:table-cell office:value-type="float" office:value="0.04503509758">
            <text:p>0.0450350976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1988.007628">
            <text:p>1988.007628</text:p>
          </table:table-cell>
        </table:table-row>
        <table:table-row table:style-name="ro1">
          <table:table-cell/>
          <table:table-cell office:value-type="float" office:value="11.8209038">
            <text:p>11.8209038</text:p>
          </table:table-cell>
          <table:table-cell office:value-type="float" office:value="48.51546129">
            <text:p>48.51546129</text:p>
          </table:table-cell>
          <table:table-cell office:value-type="float" office:value="132.4982762">
            <text:p>132.4982762</text:p>
          </table:table-cell>
          <table:table-cell office:value-type="float" office:value="0.05293878408">
            <text:p>0.0529387841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1974.54415">
            <text:p>1974.54415</text:p>
          </table:table-cell>
        </table:table-row>
        <table:table-row table:style-name="ro1">
          <table:table-cell/>
          <table:table-cell office:value-type="float" office:value="11.8195369">
            <text:p>11.8195369</text:p>
          </table:table-cell>
          <table:table-cell office:value-type="float" office:value="48.39192969">
            <text:p>48.39192969</text:p>
          </table:table-cell>
          <table:table-cell office:value-type="float" office:value="132.4982762">
            <text:p>132.4982762</text:p>
          </table:table-cell>
          <table:table-cell office:value-type="float" office:value="0.0505978635">
            <text:p>0.0505978635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1961.113167">
            <text:p>1961.113167</text:p>
          </table:table-cell>
        </table:table-row>
        <table:table-row table:style-name="ro1">
          <table:table-cell/>
          <table:table-cell office:value-type="float" office:value="11.81986425">
            <text:p>11.81986425</text:p>
          </table:table-cell>
          <table:table-cell office:value-type="float" office:value="48.25175018">
            <text:p>48.25175018</text:p>
          </table:table-cell>
          <table:table-cell office:value-type="float" office:value="132.4982762">
            <text:p>132.4982762</text:p>
          </table:table-cell>
          <table:table-cell office:value-type="float" office:value="0.04703991942">
            <text:p>0.0470399194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1947.267716">
            <text:p>1947.267716</text:p>
          </table:table-cell>
        </table:table-row>
        <table:table-row table:style-name="ro1">
          <table:table-cell/>
          <table:table-cell office:value-type="float" office:value="11.81761407">
            <text:p>11.81761407</text:p>
          </table:table-cell>
          <table:table-cell office:value-type="float" office:value="47.71944691">
            <text:p>47.71944691</text:p>
          </table:table-cell>
          <table:table-cell office:value-type="float" office:value="132.4982762">
            <text:p>132.4982762</text:p>
          </table:table-cell>
          <table:table-cell office:value-type="float" office:value="0.02447116789">
            <text:p>0.0244711679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1934.135101">
            <text:p>1934.135101</text:p>
          </table:table-cell>
        </table:table-row>
        <table:table-row table:style-name="ro1">
          <table:table-cell/>
          <table:table-cell office:value-type="float" office:value="11.81341188">
            <text:p>11.81341188</text:p>
          </table:table-cell>
          <table:table-cell office:value-type="float" office:value="47.50643271">
            <text:p>47.50643271</text:p>
          </table:table-cell>
          <table:table-cell office:value-type="float" office:value="132.4982762">
            <text:p>132.4982762</text:p>
          </table:table-cell>
          <table:table-cell office:value-type="float" office:value="0.02346308987">
            <text:p>0.0234630899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1921.037169">
            <text:p>1921.037169</text:p>
          </table:table-cell>
        </table:table-row>
        <table:table-row table:style-name="ro1">
          <table:table-cell/>
          <table:table-cell office:value-type="float" office:value="11.81090093">
            <text:p>11.81090093</text:p>
          </table:table-cell>
          <table:table-cell office:value-type="float" office:value="47.38024766">
            <text:p>47.38024766</text:p>
          </table:table-cell>
          <table:table-cell office:value-type="float" office:value="132.4982762">
            <text:p>132.4982762</text:p>
          </table:table-cell>
          <table:table-cell office:value-type="float" office:value="0.02678932671">
            <text:p>0.0267893267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1907.51973">
            <text:p>1907.51973</text:p>
          </table:table-cell>
        </table:table-row>
        <table:table-row table:style-name="ro1">
          <table:table-cell/>
          <table:table-cell office:value-type="float" office:value="11.80988108">
            <text:p>11.80988108</text:p>
          </table:table-cell>
          <table:table-cell office:value-type="float" office:value="47.2647136">
            <text:p>47.2647136</text:p>
          </table:table-cell>
          <table:table-cell office:value-type="float" office:value="132.4982762">
            <text:p>132.4982762</text:p>
          </table:table-cell>
          <table:table-cell office:value-type="float" office:value="0.02555872764">
            <text:p>0.0255587276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1894.252867">
            <text:p>1894.252867</text:p>
          </table:table-cell>
        </table:table-row>
        <table:table-row table:style-name="ro1">
          <table:table-cell/>
          <table:table-cell office:value-type="float" office:value="11.81193599">
            <text:p>11.81193599</text:p>
          </table:table-cell>
          <table:table-cell office:value-type="float" office:value="47.15274409">
            <text:p>47.15274409</text:p>
          </table:table-cell>
          <table:table-cell office:value-type="float" office:value="132.4982762">
            <text:p>132.4982762</text:p>
          </table:table-cell>
          <table:table-cell office:value-type="float" office:value="0.02453464568">
            <text:p>0.0245346457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1881.456469">
            <text:p>1881.456469</text:p>
          </table:table-cell>
        </table:table-row>
        <table:table-row table:style-name="ro1">
          <table:table-cell/>
          <table:table-cell office:value-type="float" office:value="11.80965216">
            <text:p>11.80965216</text:p>
          </table:table-cell>
          <table:table-cell office:value-type="float" office:value="47.03535197">
            <text:p>47.03535197</text:p>
          </table:table-cell>
          <table:table-cell office:value-type="float" office:value="132.4982762">
            <text:p>132.4982762</text:p>
          </table:table-cell>
          <table:table-cell office:value-type="float" office:value="0.02749250617">
            <text:p>0.0274925062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1868.02833">
            <text:p>1868.02833</text:p>
          </table:table-cell>
        </table:table-row>
        <table:table-row table:style-name="ro1">
          <table:table-cell/>
          <table:table-cell office:value-type="float" office:value="11.80847737">
            <text:p>11.80847737</text:p>
          </table:table-cell>
          <table:table-cell office:value-type="float" office:value="46.91679353">
            <text:p>46.91679353</text:p>
          </table:table-cell>
          <table:table-cell office:value-type="float" office:value="132.4982762">
            <text:p>132.4982762</text:p>
          </table:table-cell>
          <table:table-cell office:value-type="float" office:value="0.03143724001">
            <text:p>0.03143724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1854.850574">
            <text:p>1854.850574</text:p>
          </table:table-cell>
        </table:table-row>
        <table:table-row table:style-name="ro1">
          <table:table-cell/>
          <table:table-cell office:value-type="float" office:value="11.80688898">
            <text:p>11.80688898</text:p>
          </table:table-cell>
          <table:table-cell office:value-type="float" office:value="46.80785046">
            <text:p>46.80785046</text:p>
          </table:table-cell>
          <table:table-cell office:value-type="float" office:value="132.4982762">
            <text:p>132.4982762</text:p>
          </table:table-cell>
          <table:table-cell office:value-type="float" office:value="0.03103442805">
            <text:p>0.0310344281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1842.578633">
            <text:p>1842.578633</text:p>
          </table:table-cell>
        </table:table-row>
        <table:table-row table:style-name="ro1">
          <table:table-cell/>
          <table:table-cell office:value-type="float" office:value="11.80726133">
            <text:p>11.80726133</text:p>
          </table:table-cell>
          <table:table-cell office:value-type="float" office:value="46.6900998">
            <text:p>46.6900998</text:p>
          </table:table-cell>
          <table:table-cell office:value-type="float" office:value="132.4982762">
            <text:p>132.4982762</text:p>
          </table:table-cell>
          <table:table-cell office:value-type="float" office:value="0.02844665974">
            <text:p>0.0284466597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1829.240888">
            <text:p>1829.240888</text:p>
          </table:table-cell>
        </table:table-row>
        <table:table-row table:style-name="ro1">
          <table:table-cell/>
          <table:table-cell office:value-type="float" office:value="11.8082987">
            <text:p>11.8082987</text:p>
          </table:table-cell>
          <table:table-cell office:value-type="float" office:value="46.57255717">
            <text:p>46.57255717</text:p>
          </table:table-cell>
          <table:table-cell office:value-type="float" office:value="132.4982762">
            <text:p>132.4982762</text:p>
          </table:table-cell>
          <table:table-cell office:value-type="float" office:value="0.03100574355">
            <text:p>0.0310057436</text:p>
          </table:table-cell>
          <table:table-cell office:value-type="float" office:value="-0.4697307423">
            <text:p>-0.4697307423</text:p>
          </table:table-cell>
          <table:table-cell office:value-type="string">
            <text:p>disengaged</text:p>
          </table:table-cell>
          <table:table-cell office:value-type="float" office:value="1816.152219">
            <text:p>1816.1522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02T14:45:20</dc:date>
    <dc:creator>Narendran Muraleedharan</dc:creator>
    <meta:document-statistic meta:table-count="1" meta:cell-count="1729" meta:object-count="4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3.867cm" svg:height="8.991cm" xlink:href=".." xlink:type="simple" chart:class="chart:line" chart:style-name="ch1">
        <chart:plot-area chart:style-name="ch2" table:cell-range-address="Sheet1.E20:Sheet1.F236" svg:x="0.318cm" svg:y="0.796cm" svg:width="72.836cm" svg:height="7.534cm">
          <chartooo:coordinate-region svg:x="1.045cm" svg:y="0.996cm" svg:width="71.829cm" svg:height="7.13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0:Sheet1.E236" chart:class="chart:line">
            <chart:data-point chart:repeated="217"/>
          </chart:series>
          <chart:series chart:style-name="ch6" chart:values-cell-range-address="Sheet1.F20:Sheet1.F236" chart:class="chart:line">
            <chart:data-point chart:repeated="2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3.46580574">
                <text:p>-13.46580574</text:p>
                <draw:g>
                  <svg:desc>Sheet1.E20:Sheet1.E236</svg:desc>
                </draw:g>
              </table:table-cell>
              <table:table-cell office:value-type="float" office:value="-14.78019125">
                <text:p>-14.78019125</text:p>
                <draw:g>
                  <svg:desc>Sheet1.F20:Sheet1.F2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3.50189639">
                <text:p>-13.50189639</text:p>
              </table:table-cell>
              <table:table-cell office:value-type="float" office:value="-14.77274767">
                <text:p>-14.77274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3.59955134">
                <text:p>-13.59955134</text:p>
              </table:table-cell>
              <table:table-cell office:value-type="float" office:value="-14.76453437">
                <text:p>-14.76453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3.72699998">
                <text:p>-13.72699998</text:p>
              </table:table-cell>
              <table:table-cell office:value-type="float" office:value="-14.75982579">
                <text:p>-14.75982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3.87903224">
                <text:p>-13.87903224</text:p>
              </table:table-cell>
              <table:table-cell office:value-type="float" office:value="-14.75439009">
                <text:p>-14.75439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4.04402682">
                <text:p>-14.04402682</text:p>
              </table:table-cell>
              <table:table-cell office:value-type="float" office:value="-14.74859013">
                <text:p>-14.74859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.21397776">
                <text:p>-14.21397776</text:p>
              </table:table-cell>
              <table:table-cell office:value-type="float" office:value="-14.74425592">
                <text:p>-14.74425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.36892244">
                <text:p>-14.36892244</text:p>
              </table:table-cell>
              <table:table-cell office:value-type="float" office:value="-14.74082569">
                <text:p>-14.74082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4.50358046">
                <text:p>-14.50358046</text:p>
              </table:table-cell>
              <table:table-cell office:value-type="float" office:value="-14.73748035">
                <text:p>-14.73748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4.62282484">
                <text:p>-14.62282484</text:p>
              </table:table-cell>
              <table:table-cell office:value-type="float" office:value="-14.73486336">
                <text:p>-14.73486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4.72038936">
                <text:p>-14.72038936</text:p>
              </table:table-cell>
              <table:table-cell office:value-type="float" office:value="-14.73243359">
                <text:p>-14.732433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4.79190407">
                <text:p>-14.79190407</text:p>
              </table:table-cell>
              <table:table-cell office:value-type="float" office:value="-14.73026229">
                <text:p>-14.73026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.84057419">
                <text:p>-14.84057419</text:p>
              </table:table-cell>
              <table:table-cell office:value-type="float" office:value="-14.72827011">
                <text:p>-14.72827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.86438254">
                <text:p>-14.86438254</text:p>
              </table:table-cell>
              <table:table-cell office:value-type="float" office:value="-14.72669912">
                <text:p>-14.726699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.86838603">
                <text:p>-14.86838603</text:p>
              </table:table-cell>
              <table:table-cell office:value-type="float" office:value="-14.72501875">
                <text:p>-14.72501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4.85730812">
                <text:p>-14.85730812</text:p>
              </table:table-cell>
              <table:table-cell office:value-type="float" office:value="-14.72392092">
                <text:p>-14.72392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4.82765758">
                <text:p>-14.82765758</text:p>
              </table:table-cell>
              <table:table-cell office:value-type="float" office:value="-14.72292927">
                <text:p>-14.72292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4.78416576">
                <text:p>-14.78416576</text:p>
              </table:table-cell>
              <table:table-cell office:value-type="float" office:value="-14.72189631">
                <text:p>-14.721896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.74043153">
                <text:p>-14.74043153</text:p>
              </table:table-cell>
              <table:table-cell office:value-type="float" office:value="-14.72136505">
                <text:p>-14.72136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4.6811042">
                <text:p>-14.6811042</text:p>
              </table:table-cell>
              <table:table-cell office:value-type="float" office:value="-14.72075283">
                <text:p>-14.720752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.62739425">
                <text:p>-14.62739425</text:p>
              </table:table-cell>
              <table:table-cell office:value-type="float" office:value="-14.72045137">
                <text:p>-14.72045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4.57274888">
                <text:p>-14.57274888</text:p>
              </table:table-cell>
              <table:table-cell office:value-type="float" office:value="-14.72030141">
                <text:p>-14.72030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4.51478272">
                <text:p>-14.51478272</text:p>
              </table:table-cell>
              <table:table-cell office:value-type="float" office:value="-14.72030735">
                <text:p>-14.720307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4.46609432">
                <text:p>-14.46609432</text:p>
              </table:table-cell>
              <table:table-cell office:value-type="float" office:value="-14.72047493">
                <text:p>-14.720474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4.41881885">
                <text:p>-14.41881885</text:p>
              </table:table-cell>
              <table:table-cell office:value-type="float" office:value="-14.72086566">
                <text:p>-14.72086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4.38256153">
                <text:p>-14.38256153</text:p>
              </table:table-cell>
              <table:table-cell office:value-type="float" office:value="-14.72128121">
                <text:p>-14.72128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4.34845054">
                <text:p>-14.34845054</text:p>
              </table:table-cell>
              <table:table-cell office:value-type="float" office:value="-14.72189441">
                <text:p>-14.721894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4.32387269">
                <text:p>-14.32387269</text:p>
              </table:table-cell>
              <table:table-cell office:value-type="float" office:value="-14.72268278">
                <text:p>-14.722682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.30663459">
                <text:p>-14.30663459</text:p>
              </table:table-cell>
              <table:table-cell office:value-type="float" office:value="-14.72381259">
                <text:p>-14.723812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.29611401">
                <text:p>-14.29611401</text:p>
              </table:table-cell>
              <table:table-cell office:value-type="float" office:value="-14.72488721">
                <text:p>-14.724887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4.29145187">
                <text:p>-14.29145187</text:p>
              </table:table-cell>
              <table:table-cell office:value-type="float" office:value="-14.7261408">
                <text:p>-14.72614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.2927972">
                <text:p>-14.2927972</text:p>
              </table:table-cell>
              <table:table-cell office:value-type="float" office:value="-14.72742622">
                <text:p>-14.72742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.29921002">
                <text:p>-14.29921002</text:p>
              </table:table-cell>
              <table:table-cell office:value-type="float" office:value="-14.72878745">
                <text:p>-14.728787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.30926596">
                <text:p>-14.30926596</text:p>
              </table:table-cell>
              <table:table-cell office:value-type="float" office:value="-14.73023032">
                <text:p>-14.73023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.32380185">
                <text:p>-14.32380185</text:p>
              </table:table-cell>
              <table:table-cell office:value-type="float" office:value="-14.73221232">
                <text:p>-14.732212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.34007368">
                <text:p>-14.34007368</text:p>
              </table:table-cell>
              <table:table-cell office:value-type="float" office:value="-14.7339079">
                <text:p>-14.7339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.35925561">
                <text:p>-14.35925561</text:p>
              </table:table-cell>
              <table:table-cell office:value-type="float" office:value="-14.73561568">
                <text:p>-14.735615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.37883135">
                <text:p>-14.37883135</text:p>
              </table:table-cell>
              <table:table-cell office:value-type="float" office:value="-14.73728246">
                <text:p>-14.737282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4012919">
                <text:p>-14.4012919</text:p>
              </table:table-cell>
              <table:table-cell office:value-type="float" office:value="-14.73957614">
                <text:p>-14.739576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42120552">
                <text:p>-14.42120552</text:p>
              </table:table-cell>
              <table:table-cell office:value-type="float" office:value="-14.74140578">
                <text:p>-14.741405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4343861">
                <text:p>-14.44343861</text:p>
              </table:table-cell>
              <table:table-cell office:value-type="float" office:value="-14.74317886">
                <text:p>-14.743178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.46409251">
                <text:p>-14.46409251</text:p>
              </table:table-cell>
              <table:table-cell office:value-type="float" office:value="-14.74547774">
                <text:p>-14.745477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.48332238">
                <text:p>-14.48332238</text:p>
              </table:table-cell>
              <table:table-cell office:value-type="float" office:value="-14.74702714">
                <text:p>-14.747027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.50256783">
                <text:p>-14.50256783</text:p>
              </table:table-cell>
              <table:table-cell office:value-type="float" office:value="-14.74946952">
                <text:p>-14.749469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.52067927">
                <text:p>-14.52067927</text:p>
              </table:table-cell>
              <table:table-cell office:value-type="float" office:value="-14.75150697">
                <text:p>-14.751506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4.53703821">
                <text:p>-14.53703821</text:p>
              </table:table-cell>
              <table:table-cell office:value-type="float" office:value="-14.75332924">
                <text:p>-14.753329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.55299753">
                <text:p>-14.55299753</text:p>
              </table:table-cell>
              <table:table-cell office:value-type="float" office:value="-14.75523621">
                <text:p>-14.755236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4.56603562">
                <text:p>-14.56603562</text:p>
              </table:table-cell>
              <table:table-cell office:value-type="float" office:value="-14.75710344">
                <text:p>-14.75710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4.57431471">
                <text:p>-14.57431471</text:p>
              </table:table-cell>
              <table:table-cell office:value-type="float" office:value="-14.75858617">
                <text:p>-14.758586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4.59236792">
                <text:p>-14.59236792</text:p>
              </table:table-cell>
              <table:table-cell office:value-type="float" office:value="-14.76032067">
                <text:p>-14.760320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4.6047403">
                <text:p>-14.6047403</text:p>
              </table:table-cell>
              <table:table-cell office:value-type="float" office:value="-14.76131884">
                <text:p>-14.761318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.61731271">
                <text:p>-14.61731271</text:p>
              </table:table-cell>
              <table:table-cell office:value-type="float" office:value="-14.76228211">
                <text:p>-14.762282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4.62954364">
                <text:p>-14.62954364</text:p>
              </table:table-cell>
              <table:table-cell office:value-type="float" office:value="-14.76333199">
                <text:p>-14.763331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4.640553">
                <text:p>-14.640553</text:p>
              </table:table-cell>
              <table:table-cell office:value-type="float" office:value="-14.76420426">
                <text:p>-14.764204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.65194153">
                <text:p>-14.65194153</text:p>
              </table:table-cell>
              <table:table-cell office:value-type="float" office:value="-14.76493628">
                <text:p>-14.764936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4.6621161">
                <text:p>-14.6621161</text:p>
              </table:table-cell>
              <table:table-cell office:value-type="float" office:value="-14.76584686">
                <text:p>-14.765846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4.67203183">
                <text:p>-14.67203183</text:p>
              </table:table-cell>
              <table:table-cell office:value-type="float" office:value="-14.76652094">
                <text:p>-14.766520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4.68079671">
                <text:p>-14.68079671</text:p>
              </table:table-cell>
              <table:table-cell office:value-type="float" office:value="-14.76745309">
                <text:p>-14.767453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.68845207">
                <text:p>-14.68845207</text:p>
              </table:table-cell>
              <table:table-cell office:value-type="float" office:value="-14.76814459">
                <text:p>-14.76814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4.69572838">
                <text:p>-14.69572838</text:p>
              </table:table-cell>
              <table:table-cell office:value-type="float" office:value="-14.76901199">
                <text:p>-14.76901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4.70160703">
                <text:p>-14.70160703</text:p>
              </table:table-cell>
              <table:table-cell office:value-type="float" office:value="-14.76971317">
                <text:p>-14.769713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4.7069919">
                <text:p>-14.7069919</text:p>
              </table:table-cell>
              <table:table-cell office:value-type="float" office:value="-14.77049044">
                <text:p>-14.770490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4.71183043">
                <text:p>-14.71183043</text:p>
              </table:table-cell>
              <table:table-cell office:value-type="float" office:value="-14.77150429">
                <text:p>-14.771504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4.71574855">
                <text:p>-14.71574855</text:p>
              </table:table-cell>
              <table:table-cell office:value-type="float" office:value="-14.77229825">
                <text:p>-14.77229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4.71903393">
                <text:p>-14.71903393</text:p>
              </table:table-cell>
              <table:table-cell office:value-type="float" office:value="-14.77310994">
                <text:p>-14.773109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4.72185234">
                <text:p>-14.72185234</text:p>
              </table:table-cell>
              <table:table-cell office:value-type="float" office:value="-14.77414532">
                <text:p>-14.774145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4.72438826">
                <text:p>-14.72438826</text:p>
              </table:table-cell>
              <table:table-cell office:value-type="float" office:value="-14.77494572">
                <text:p>-14.774945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4.72649396">
                <text:p>-14.72649396</text:p>
              </table:table-cell>
              <table:table-cell office:value-type="float" office:value="-14.7758783">
                <text:p>-14.77587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4.72824794">
                <text:p>-14.72824794</text:p>
              </table:table-cell>
              <table:table-cell office:value-type="float" office:value="-14.77698783">
                <text:p>-14.776987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4.72996084">
                <text:p>-14.72996084</text:p>
              </table:table-cell>
              <table:table-cell office:value-type="float" office:value="-14.77788639">
                <text:p>-14.777886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4.7314687">
                <text:p>-14.7314687</text:p>
              </table:table-cell>
              <table:table-cell office:value-type="float" office:value="-14.77904914">
                <text:p>-14.779049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.73305662">
                <text:p>-14.73305662</text:p>
              </table:table-cell>
              <table:table-cell office:value-type="float" office:value="-14.78006948">
                <text:p>-14.780069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4.73461985">
                <text:p>-14.73461985</text:p>
              </table:table-cell>
              <table:table-cell office:value-type="float" office:value="-14.78101207">
                <text:p>-14.781012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4.73636134">
                <text:p>-14.73636134</text:p>
              </table:table-cell>
              <table:table-cell office:value-type="float" office:value="-14.78219699">
                <text:p>-14.782196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4.73814867">
                <text:p>-14.73814867</text:p>
              </table:table-cell>
              <table:table-cell office:value-type="float" office:value="-14.78312832">
                <text:p>-14.783128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4.74021556">
                <text:p>-14.74021556</text:p>
              </table:table-cell>
              <table:table-cell office:value-type="float" office:value="-14.78434943">
                <text:p>-14.784349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4.74259454">
                <text:p>-14.74259454</text:p>
              </table:table-cell>
              <table:table-cell office:value-type="float" office:value="-14.78536194">
                <text:p>-14.785361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.74522222">
                <text:p>-14.74522222</text:p>
              </table:table-cell>
              <table:table-cell office:value-type="float" office:value="-14.78630054">
                <text:p>-14.786300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.7480469">
                <text:p>-14.7480469</text:p>
              </table:table-cell>
              <table:table-cell office:value-type="float" office:value="-14.78749014">
                <text:p>-14.787490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4.75140211">
                <text:p>-14.75140211</text:p>
              </table:table-cell>
              <table:table-cell office:value-type="float" office:value="-14.78839348">
                <text:p>-14.788393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4.7546105">
                <text:p>-14.7546105</text:p>
              </table:table-cell>
              <table:table-cell office:value-type="float" office:value="-14.78938494">
                <text:p>-14.789384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4.75843249">
                <text:p>-14.75843249</text:p>
              </table:table-cell>
              <table:table-cell office:value-type="float" office:value="-14.79050723">
                <text:p>-14.790507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4.76218907">
                <text:p>-14.76218907</text:p>
              </table:table-cell>
              <table:table-cell office:value-type="float" office:value="-14.79137125">
                <text:p>-14.79137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4.76602105">
                <text:p>-14.76602105</text:p>
              </table:table-cell>
              <table:table-cell office:value-type="float" office:value="-14.79257053">
                <text:p>-14.792570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4.77022919">
                <text:p>-14.77022919</text:p>
              </table:table-cell>
              <table:table-cell office:value-type="float" office:value="-14.7933717">
                <text:p>-14.79337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4.77464795">
                <text:p>-14.77464795</text:p>
              </table:table-cell>
              <table:table-cell office:value-type="float" office:value="-14.79420517">
                <text:p>-14.79420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.77892217">
                <text:p>-14.77892217</text:p>
              </table:table-cell>
              <table:table-cell office:value-type="float" office:value="-14.79505937">
                <text:p>-14.795059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4.78350209">
                <text:p>-14.78350209</text:p>
              </table:table-cell>
              <table:table-cell office:value-type="float" office:value="-14.79602852">
                <text:p>-14.796028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4.78783874">
                <text:p>-14.78783874</text:p>
              </table:table-cell>
              <table:table-cell office:value-type="float" office:value="-14.79675541">
                <text:p>-14.796755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4.792042">
                <text:p>-14.792042</text:p>
              </table:table-cell>
              <table:table-cell office:value-type="float" office:value="-14.79767063">
                <text:p>-14.797670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4.79583828">
                <text:p>-14.79583828</text:p>
              </table:table-cell>
              <table:table-cell office:value-type="float" office:value="-14.79840878">
                <text:p>-14.798408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4.79986587">
                <text:p>-14.79986587</text:p>
              </table:table-cell>
              <table:table-cell office:value-type="float" office:value="-14.79904901">
                <text:p>-14.799049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4.80331757">
                <text:p>-14.80331757</text:p>
              </table:table-cell>
              <table:table-cell office:value-type="float" office:value="-14.79983375">
                <text:p>-14.79983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4.80648588">
                <text:p>-14.80648588</text:p>
              </table:table-cell>
              <table:table-cell office:value-type="float" office:value="-14.80042887">
                <text:p>-14.800428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4.80934328">
                <text:p>-14.80934328</text:p>
              </table:table-cell>
              <table:table-cell office:value-type="float" office:value="-14.80100968">
                <text:p>-14.801009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4.81188118">
                <text:p>-14.81188118</text:p>
              </table:table-cell>
              <table:table-cell office:value-type="float" office:value="-14.80160422">
                <text:p>-14.801604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4.81428333">
                <text:p>-14.81428333</text:p>
              </table:table-cell>
              <table:table-cell office:value-type="float" office:value="-14.80227161">
                <text:p>-14.802271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4.81615177">
                <text:p>-14.81615177</text:p>
              </table:table-cell>
              <table:table-cell office:value-type="float" office:value="-14.80274498">
                <text:p>-14.802744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4.81777161">
                <text:p>-14.81777161</text:p>
              </table:table-cell>
              <table:table-cell office:value-type="float" office:value="-14.80334038">
                <text:p>-14.803340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4.81919953">
                <text:p>-14.81919953</text:p>
              </table:table-cell>
              <table:table-cell office:value-type="float" office:value="-14.80376707">
                <text:p>-14.803767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4.82036517">
                <text:p>-14.82036517</text:p>
              </table:table-cell>
              <table:table-cell office:value-type="float" office:value="-14.80423321">
                <text:p>-14.804233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4.81761787">
                <text:p>-14.81761787</text:p>
              </table:table-cell>
              <table:table-cell office:value-type="float" office:value="-14.80466542">
                <text:p>-14.804665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4.80741761">
                <text:p>-14.80741761</text:p>
              </table:table-cell>
              <table:table-cell office:value-type="float" office:value="-14.80517443">
                <text:p>-14.805174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4.79247402">
                <text:p>-14.79247402</text:p>
              </table:table-cell>
              <table:table-cell office:value-type="float" office:value="-14.80557222">
                <text:p>-14.805572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4.77747176">
                <text:p>-14.77747176</text:p>
              </table:table-cell>
              <table:table-cell office:value-type="float" office:value="-14.80597992">
                <text:p>-14.805979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4.76362715">
                <text:p>-14.76362715</text:p>
              </table:table-cell>
              <table:table-cell office:value-type="float" office:value="-14.80632143">
                <text:p>-14.80632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4.7523159">
                <text:p>-14.7523159</text:p>
              </table:table-cell>
              <table:table-cell office:value-type="float" office:value="-14.80663171">
                <text:p>-14.806631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4.73959291">
                <text:p>-14.73959291</text:p>
              </table:table-cell>
              <table:table-cell office:value-type="float" office:value="-14.80703575">
                <text:p>-14.807035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4.72193391">
                <text:p>-14.72193391</text:p>
              </table:table-cell>
              <table:table-cell office:value-type="float" office:value="-14.8073384">
                <text:p>-14.80733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4.7027826">
                <text:p>-14.7027826</text:p>
              </table:table-cell>
              <table:table-cell office:value-type="float" office:value="-14.80774104">
                <text:p>-14.807741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4.68575173">
                <text:p>-14.68575173</text:p>
              </table:table-cell>
              <table:table-cell office:value-type="float" office:value="-14.80805266">
                <text:p>-14.808052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4.671384">
                <text:p>-14.671384</text:p>
              </table:table-cell>
              <table:table-cell office:value-type="float" office:value="-14.80843314">
                <text:p>-14.808433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4.6628656">
                <text:p>-14.6628656</text:p>
              </table:table-cell>
              <table:table-cell office:value-type="float" office:value="-14.80873926">
                <text:p>-14.808739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4.65149734">
                <text:p>-14.65149734</text:p>
              </table:table-cell>
              <table:table-cell office:value-type="float" office:value="-14.80906841">
                <text:p>-14.809068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4.63360573">
                <text:p>-14.63360573</text:p>
              </table:table-cell>
              <table:table-cell office:value-type="float" office:value="-14.80952045">
                <text:p>-14.809520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4.6132891">
                <text:p>-14.6132891</text:p>
              </table:table-cell>
              <table:table-cell office:value-type="float" office:value="-14.80987584">
                <text:p>-14.809875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4.58889731">
                <text:p>-14.58889731</text:p>
              </table:table-cell>
              <table:table-cell office:value-type="float" office:value="-14.81034483">
                <text:p>-14.810344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4.56335761">
                <text:p>-14.56335761</text:p>
              </table:table-cell>
              <table:table-cell office:value-type="float" office:value="-14.81072522">
                <text:p>-14.810725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4.53683184">
                <text:p>-14.53683184</text:p>
              </table:table-cell>
              <table:table-cell office:value-type="float" office:value="-14.81125629">
                <text:p>-14.811256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4.49562947">
                <text:p>-14.4956294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4.07076971">
                <text:p>-14.0707697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3.25465862">
                <text:p>-13.2546586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2.1786061">
                <text:p>-12.178606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1.04475572">
                <text:p>-11.0447557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9.911736422">
                <text:p>-9.91173642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8.790218441">
                <text:p>-8.79021844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.799190685">
                <text:p>-7.79919068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6.817659484">
                <text:p>-6.81765948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.905704921">
                <text:p>-5.90570492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.122685644">
                <text:p>-5.12268564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.456607871">
                <text:p>-4.45660787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.86738657">
                <text:p>-3.8673865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.390874572">
                <text:p>-3.39087457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.977437269">
                <text:p>-2.977437269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.58347634">
                <text:p>-2.58347634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.23089877">
                <text:p>-2.23089877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911721941">
                <text:p>-1.911721941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657160283">
                <text:p>-1.657160283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484741138">
                <text:p>-1.484741138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386869162">
                <text:p>-1.386869162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351343135">
                <text:p>-1.35134313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374116732">
                <text:p>-1.374116732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448021048">
                <text:p>-1.448021048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558634845">
                <text:p>-1.55863484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691983546">
                <text:p>-1.691983546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832530033">
                <text:p>-1.832530033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980127427">
                <text:p>-1.980127427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.123110086">
                <text:p>-2.123110086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.252556039">
                <text:p>-2.252556039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.352028191">
                <text:p>-2.352028191</text:p>
              </table:table-cell>
              <table:table-cell office:value-type="float" office:value="-0.7005623936">
                <text:p>-0.70056239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.372612577">
                <text:p>-2.372612577</text:p>
              </table:table-cell>
              <table:table-cell office:value-type="float" office:value="-0.6339934938">
                <text:p>-0.63399349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18301034">
                <text:p>-2.18301034</text:p>
              </table:table-cell>
              <table:table-cell office:value-type="float" office:value="-0.5752560858">
                <text:p>-0.57525608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898482579">
                <text:p>-1.898482579</text:p>
              </table:table-cell>
              <table:table-cell office:value-type="float" office:value="-0.5223425949">
                <text:p>-0.52234259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9187313099">
                <text:p>-0.9187313099</text:p>
              </table:table-cell>
              <table:table-cell office:value-type="float" office:value="-0.4905738687">
                <text:p>-0.49057386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681448731">
                <text:p>-0.1681448731</text:p>
              </table:table-cell>
              <table:table-cell office:value-type="float" office:value="-0.478262824">
                <text:p>-0.478262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679509485">
                <text:p>-0.1679509485</text:p>
              </table:table-cell>
              <table:table-cell office:value-type="float" office:value="-0.4785239117">
                <text:p>-0.47852391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057460544">
                <text:p>-0.2057460544</text:p>
              </table:table-cell>
              <table:table-cell office:value-type="float" office:value="-0.4780179309">
                <text:p>-0.47801793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2357484789">
                <text:p>-0.2357484789</text:p>
              </table:table-cell>
              <table:table-cell office:value-type="float" office:value="-0.4763616112">
                <text:p>-0.47636161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2802696065">
                <text:p>-0.2802696065</text:p>
              </table:table-cell>
              <table:table-cell office:value-type="float" office:value="-0.474329603">
                <text:p>-0.4743296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3068472654">
                <text:p>-0.3068472654</text:p>
              </table:table-cell>
              <table:table-cell office:value-type="float" office:value="-0.4713780614">
                <text:p>-0.47137806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316182523">
                <text:p>-0.316182523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3133785719">
                <text:p>-0.3133785719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3312140944">
                <text:p>-0.3312140944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3204859176">
                <text:p>-0.3204859176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3852114718">
                <text:p>-0.3852114718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441463341">
                <text:p>-0.441463341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4818504689">
                <text:p>-0.4818504689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5199074853">
                <text:p>-0.5199074853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5607625841">
                <text:p>-0.5607625841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6794186051">
                <text:p>-0.6794186051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9848343432">
                <text:p>-0.9848343432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494434749">
                <text:p>-1.494434749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4029315732">
                <text:p>-0.4029315732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2984062209">
                <text:p>-0.2984062209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3604206714">
                <text:p>-0.3604206714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2774522718">
                <text:p>-0.2774522718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249305319">
                <text:p>-0.249305319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2656540925">
                <text:p>-0.2656540925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2641731976">
                <text:p>-0.2641731976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2673488934">
                <text:p>-0.2673488934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2573893391">
                <text:p>-0.2573893391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2315503868">
                <text:p>-0.2315503868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2065393185">
                <text:p>-0.2065393185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2053046259">
                <text:p>-0.2053046259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19628918">
                <text:p>-0.19628918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957418289">
                <text:p>-0.1957418289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890244257">
                <text:p>-0.1890244257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871093197">
                <text:p>-0.1871093197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1727276109">
                <text:p>-0.1727276109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1731433589">
                <text:p>-0.1731433589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1494372765">
                <text:p>-0.1494372765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151381112">
                <text:p>-0.151381112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1417521491">
                <text:p>-0.1417521491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1086727928">
                <text:p>-0.1086727928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9753389436">
                <text:p>-0.09753389436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7382810415">
                <text:p>-0.07382810415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5758993506">
                <text:p>-0.05758993506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1009538553">
                <text:p>-0.1009538553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9562324317">
                <text:p>-0.09562324317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989671667">
                <text:p>-0.0989671667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1024323721">
                <text:p>-0.1024323721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917626717">
                <text:p>-0.0917626717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6386848607">
                <text:p>-0.06386848607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1326414572">
                <text:p>-0.1326414572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1217606512">
                <text:p>-0.1217606512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1060753811">
                <text:p>-0.1060753811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7511038068">
                <text:p>-0.07511038068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6453283418">
                <text:p>-0.06453283418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3995167757">
                <text:p>-0.03995167757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2972747979">
                <text:p>-0.02972747979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1188506841">
                <text:p>-0.001188506841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354097698">
                <text:p>0.03354097698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565814435">
                <text:p>0.04565814435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697081655">
                <text:p>0.04697081655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4503509758">
                <text:p>0.04503509758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5293878408">
                <text:p>0.05293878408</text:p>
              </table:table-cell>
              <table:table-cell office:value-type="float" office:value="-0.4697307423">
                <text:p>-0.46973074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505978635">
                <text:p>0.0505978635</text:p>
              </table:table-cell>
              <table:table-cell office:value-type="float" office:value="-0.4697307423">
                <text:p>-0.46973074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3.62cm" svg:height="8.991cm" xlink:href=".." xlink:type="simple" chart:class="chart:line" chart:style-name="ch1">
        <chart:plot-area chart:style-name="ch2" table:cell-range-address="Sheet1.C1:Sheet1.D247" chart:data-source-has-labels="row" svg:x="0.263cm" svg:y="0.85cm" svg:width="72.675cm" svg:height="7.539cm">
          <chartooo:coordinate-region svg:x="1.07cm" svg:y="1.05cm" svg:width="71.588cm" svg:height="6.2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2:Sheet1.C247" chart:label-cell-address="Sheet1.C1:Sheet1.C1" chart:class="chart:line">
            <chart:data-point chart:repeated="246"/>
          </chart:series>
          <chart:series chart:style-name="ch6" chart:values-cell-range-address="Sheet1.D2:Sheet1.D247" chart:label-cell-address="Sheet1.D1:Sheet1.D1" chart:class="chart:line">
            <chart:data-point chart:repeated="2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rspeed</text:p>
                <draw:g>
                  <svg:desc>Sheet1.C1:Sheet1.C1</svg:desc>
                </draw:g>
              </table:table-cell>
              <table:table-cell office:value-type="string">
                <text:p>Target Airspe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.7854218">
                <text:p>150.7854218</text:p>
                <draw:g>
                  <svg:desc>Sheet1.C2:Sheet1.C247</svg:desc>
                </draw:g>
              </table:table-cell>
              <table:table-cell office:value-type="float" office:value="147.54991">
                <text:p>147.54991</text:p>
                <draw:g>
                  <svg:desc>Sheet1.D2:Sheet1.D2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.4989808">
                <text:p>150.4989808</text:p>
              </table:table-cell>
              <table:table-cell office:value-type="float" office:value="147.5497151">
                <text:p>147.5497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.2410785">
                <text:p>150.2410785</text:p>
              </table:table-cell>
              <table:table-cell office:value-type="float" office:value="147.5494785">
                <text:p>147.54947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.9645029">
                <text:p>149.9645029</text:p>
              </table:table-cell>
              <table:table-cell office:value-type="float" office:value="147.5492245">
                <text:p>147.5492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.7242006">
                <text:p>149.7242006</text:p>
              </table:table-cell>
              <table:table-cell office:value-type="float" office:value="147.5489778">
                <text:p>147.5489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.4695206">
                <text:p>149.4695206</text:p>
              </table:table-cell>
              <table:table-cell office:value-type="float" office:value="147.5487102">
                <text:p>147.5487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.2497727">
                <text:p>149.2497727</text:p>
              </table:table-cell>
              <table:table-cell office:value-type="float" office:value="147.548483">
                <text:p>147.5484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.0221675">
                <text:p>149.0221675</text:p>
              </table:table-cell>
              <table:table-cell office:value-type="float" office:value="147.5482006">
                <text:p>147.5482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.8206681">
                <text:p>148.8206681</text:p>
              </table:table-cell>
              <table:table-cell office:value-type="float" office:value="147.5479154">
                <text:p>147.5479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.6134048">
                <text:p>148.6134048</text:p>
              </table:table-cell>
              <table:table-cell office:value-type="float" office:value="147.5476567">
                <text:p>147.5476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.4302693">
                <text:p>148.4302693</text:p>
              </table:table-cell>
              <table:table-cell office:value-type="float" office:value="147.5473782">
                <text:p>147.5473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.2525861">
                <text:p>148.2525861</text:p>
              </table:table-cell>
              <table:table-cell office:value-type="float" office:value="147.5470348">
                <text:p>147.54703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.0909106">
                <text:p>148.0909106</text:p>
              </table:table-cell>
              <table:table-cell office:value-type="float" office:value="147.5467596">
                <text:p>147.54675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.9343307">
                <text:p>147.9343307</text:p>
              </table:table-cell>
              <table:table-cell office:value-type="float" office:value="147.5464747">
                <text:p>147.5464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.7879755">
                <text:p>147.7879755</text:p>
              </table:table-cell>
              <table:table-cell office:value-type="float" office:value="147.5461593">
                <text:p>147.5461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.6561089">
                <text:p>147.6561089</text:p>
              </table:table-cell>
              <table:table-cell office:value-type="float" office:value="147.5458651">
                <text:p>147.5458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.5329027">
                <text:p>147.5329027</text:p>
              </table:table-cell>
              <table:table-cell office:value-type="float" office:value="147.5455345">
                <text:p>147.5455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.4197147">
                <text:p>147.4197147</text:p>
              </table:table-cell>
              <table:table-cell office:value-type="float" office:value="147.5452152">
                <text:p>147.5452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.3127873">
                <text:p>147.3127873</text:p>
              </table:table-cell>
              <table:table-cell office:value-type="float" office:value="147.5448806">
                <text:p>147.5448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.224628">
                <text:p>147.224628</text:p>
              </table:table-cell>
              <table:table-cell office:value-type="float" office:value="147.5445545">
                <text:p>147.54455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.1389847">
                <text:p>147.1389847</text:p>
              </table:table-cell>
              <table:table-cell office:value-type="float" office:value="147.5441537">
                <text:p>147.54415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.068572">
                <text:p>147.068572</text:p>
              </table:table-cell>
              <table:table-cell office:value-type="float" office:value="147.5438959">
                <text:p>147.54389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.0047599">
                <text:p>147.0047599</text:p>
              </table:table-cell>
              <table:table-cell office:value-type="float" office:value="147.5435634">
                <text:p>147.54356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6.947692">
                <text:p>146.947692</text:p>
              </table:table-cell>
              <table:table-cell office:value-type="float" office:value="147.543155">
                <text:p>147.543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.8956919">
                <text:p>146.8956919</text:p>
              </table:table-cell>
              <table:table-cell office:value-type="float" office:value="147.5428011">
                <text:p>147.54280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.8516904">
                <text:p>146.8516904</text:p>
              </table:table-cell>
              <table:table-cell office:value-type="float" office:value="147.5424799">
                <text:p>147.54247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.8144013">
                <text:p>146.8144013</text:p>
              </table:table-cell>
              <table:table-cell office:value-type="float" office:value="147.5421224">
                <text:p>147.5421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.7804324">
                <text:p>146.7804324</text:p>
              </table:table-cell>
              <table:table-cell office:value-type="float" office:value="147.5418036">
                <text:p>147.54180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.7501168">
                <text:p>146.7501168</text:p>
              </table:table-cell>
              <table:table-cell office:value-type="float" office:value="147.5414658">
                <text:p>147.54146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.7241205">
                <text:p>146.7241205</text:p>
              </table:table-cell>
              <table:table-cell office:value-type="float" office:value="147.5411203">
                <text:p>147.54112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.7007027">
                <text:p>146.7007027</text:p>
              </table:table-cell>
              <table:table-cell office:value-type="float" office:value="147.5407552">
                <text:p>147.54075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6813291">
                <text:p>146.6813291</text:p>
              </table:table-cell>
              <table:table-cell office:value-type="float" office:value="147.5404235">
                <text:p>147.5404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6.6648921">
                <text:p>146.6648921</text:p>
              </table:table-cell>
              <table:table-cell office:value-type="float" office:value="147.5400065">
                <text:p>147.5400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6.6517207">
                <text:p>146.6517207</text:p>
              </table:table-cell>
              <table:table-cell office:value-type="float" office:value="147.5396889">
                <text:p>147.53968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6.6383977">
                <text:p>146.6383977</text:p>
              </table:table-cell>
              <table:table-cell office:value-type="float" office:value="147.5393396">
                <text:p>147.53933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.6274303">
                <text:p>146.6274303</text:p>
              </table:table-cell>
              <table:table-cell office:value-type="float" office:value="147.5389033">
                <text:p>147.53890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.6202197">
                <text:p>146.6202197</text:p>
              </table:table-cell>
              <table:table-cell office:value-type="float" office:value="147.538617">
                <text:p>147.5386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.6137113">
                <text:p>146.6137113</text:p>
              </table:table-cell>
              <table:table-cell office:value-type="float" office:value="147.5381701">
                <text:p>147.5381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6.6100944">
                <text:p>146.6100944</text:p>
              </table:table-cell>
              <table:table-cell office:value-type="float" office:value="147.5378193">
                <text:p>147.53781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6.6082953">
                <text:p>146.6082953</text:p>
              </table:table-cell>
              <table:table-cell office:value-type="float" office:value="147.5374608">
                <text:p>147.53746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.6085002">
                <text:p>146.6085002</text:p>
              </table:table-cell>
              <table:table-cell office:value-type="float" office:value="147.5371071">
                <text:p>147.53710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.6106447">
                <text:p>146.6106447</text:p>
              </table:table-cell>
              <table:table-cell office:value-type="float" office:value="147.5367459">
                <text:p>147.53674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6.615065">
                <text:p>146.615065</text:p>
              </table:table-cell>
              <table:table-cell office:value-type="float" office:value="147.5363084">
                <text:p>147.53630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6.6207672">
                <text:p>146.6207672</text:p>
              </table:table-cell>
              <table:table-cell office:value-type="float" office:value="147.5360013">
                <text:p>147.53600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.6290852">
                <text:p>146.6290852</text:p>
              </table:table-cell>
              <table:table-cell office:value-type="float" office:value="147.5356306">
                <text:p>147.5356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.6389899">
                <text:p>146.6389899</text:p>
              </table:table-cell>
              <table:table-cell office:value-type="float" office:value="147.5352529">
                <text:p>147.53525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6.650421">
                <text:p>146.650421</text:p>
              </table:table-cell>
              <table:table-cell office:value-type="float" office:value="147.5348049">
                <text:p>147.53480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6.6633139">
                <text:p>146.6633139</text:p>
              </table:table-cell>
              <table:table-cell office:value-type="float" office:value="147.5344385">
                <text:p>147.5344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.6783539">
                <text:p>146.6783539</text:p>
              </table:table-cell>
              <table:table-cell office:value-type="float" office:value="147.5340526">
                <text:p>147.53405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.6951872">
                <text:p>146.6951872</text:p>
              </table:table-cell>
              <table:table-cell office:value-type="float" office:value="147.5336918">
                <text:p>147.53369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6.7127443">
                <text:p>146.7127443</text:p>
              </table:table-cell>
              <table:table-cell office:value-type="float" office:value="147.5333371">
                <text:p>147.53333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.7307203">
                <text:p>146.7307203</text:p>
              </table:table-cell>
              <table:table-cell office:value-type="float" office:value="147.5329823">
                <text:p>147.53298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6.7511975">
                <text:p>146.7511975</text:p>
              </table:table-cell>
              <table:table-cell office:value-type="float" office:value="147.5325261">
                <text:p>147.53252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6.7715405">
                <text:p>146.7715405</text:p>
              </table:table-cell>
              <table:table-cell office:value-type="float" office:value="147.5321586">
                <text:p>147.53215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6.793409">
                <text:p>146.793409</text:p>
              </table:table-cell>
              <table:table-cell office:value-type="float" office:value="147.5317976">
                <text:p>147.53179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.8150471">
                <text:p>146.8150471</text:p>
              </table:table-cell>
              <table:table-cell office:value-type="float" office:value="147.5314557">
                <text:p>147.53145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6.8395457">
                <text:p>146.8395457</text:p>
              </table:table-cell>
              <table:table-cell office:value-type="float" office:value="147.5310002">
                <text:p>147.53100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6.8614971">
                <text:p>146.8614971</text:p>
              </table:table-cell>
              <table:table-cell office:value-type="float" office:value="147.5306461">
                <text:p>147.53064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.8863519">
                <text:p>146.8863519</text:p>
              </table:table-cell>
              <table:table-cell office:value-type="float" office:value="147.5303049">
                <text:p>147.53030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.9103508">
                <text:p>146.9103508</text:p>
              </table:table-cell>
              <table:table-cell office:value-type="float" office:value="147.5298694">
                <text:p>147.52986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6.9336817">
                <text:p>146.9336817</text:p>
              </table:table-cell>
              <table:table-cell office:value-type="float" office:value="147.5295793">
                <text:p>147.52957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.9582426">
                <text:p>146.9582426</text:p>
              </table:table-cell>
              <table:table-cell office:value-type="float" office:value="147.5291194">
                <text:p>147.5291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6.9826871">
                <text:p>146.9826871</text:p>
              </table:table-cell>
              <table:table-cell office:value-type="float" office:value="147.5287355">
                <text:p>147.52873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.0060322">
                <text:p>147.0060322</text:p>
              </table:table-cell>
              <table:table-cell office:value-type="float" office:value="147.5283896">
                <text:p>147.52838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.0300599">
                <text:p>147.0300599</text:p>
              </table:table-cell>
              <table:table-cell office:value-type="float" office:value="147.528019">
                <text:p>147.5280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7.0536793">
                <text:p>147.0536793</text:p>
              </table:table-cell>
              <table:table-cell office:value-type="float" office:value="147.5276864">
                <text:p>147.52768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.0683733">
                <text:p>147.0683733</text:p>
              </table:table-cell>
              <table:table-cell office:value-type="float" office:value="147.527411">
                <text:p>147.5274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7.0890918">
                <text:p>147.0890918</text:p>
              </table:table-cell>
              <table:table-cell office:value-type="float" office:value="147.5268712">
                <text:p>147.52687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.10164">
                <text:p>147.10164</text:p>
              </table:table-cell>
              <table:table-cell office:value-type="float" office:value="147.5265177">
                <text:p>147.52651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.1136845">
                <text:p>147.1136845</text:p>
              </table:table-cell>
              <table:table-cell office:value-type="float" office:value="147.5261506">
                <text:p>147.52615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7.1248245">
                <text:p>147.1248245</text:p>
              </table:table-cell>
              <table:table-cell office:value-type="float" office:value="147.5257189">
                <text:p>147.52571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.1350241">
                <text:p>147.1350241</text:p>
              </table:table-cell>
              <table:table-cell office:value-type="float" office:value="147.5253435">
                <text:p>147.52534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.1452861">
                <text:p>147.1452861</text:p>
              </table:table-cell>
              <table:table-cell office:value-type="float" office:value="147.5250056">
                <text:p>147.52500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.1547313">
                <text:p>147.1547313</text:p>
              </table:table-cell>
              <table:table-cell office:value-type="float" office:value="147.5245715">
                <text:p>147.52457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.1643738">
                <text:p>147.1643738</text:p>
              </table:table-cell>
              <table:table-cell office:value-type="float" office:value="147.524239">
                <text:p>147.5242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.1740023">
                <text:p>147.1740023</text:p>
              </table:table-cell>
              <table:table-cell office:value-type="float" office:value="147.5237908">
                <text:p>147.52379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.1828378">
                <text:p>147.1828378</text:p>
              </table:table-cell>
              <table:table-cell office:value-type="float" office:value="147.5234447">
                <text:p>147.52344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.1927053">
                <text:p>147.1927053</text:p>
              </table:table-cell>
              <table:table-cell office:value-type="float" office:value="147.5230215">
                <text:p>147.52302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.2020267">
                <text:p>147.2020267</text:p>
              </table:table-cell>
              <table:table-cell office:value-type="float" office:value="147.5226878">
                <text:p>147.52268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.2119444">
                <text:p>147.2119444</text:p>
              </table:table-cell>
              <table:table-cell office:value-type="float" office:value="147.5223284">
                <text:p>147.52232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7.222607">
                <text:p>147.222607</text:p>
              </table:table-cell>
              <table:table-cell office:value-type="float" office:value="147.5218663">
                <text:p>147.52186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7.2330091">
                <text:p>147.2330091</text:p>
              </table:table-cell>
              <table:table-cell office:value-type="float" office:value="147.5215133">
                <text:p>147.52151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.2433924">
                <text:p>147.2433924</text:p>
              </table:table-cell>
              <table:table-cell office:value-type="float" office:value="147.5211604">
                <text:p>147.52116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.254293">
                <text:p>147.254293</text:p>
              </table:table-cell>
              <table:table-cell office:value-type="float" office:value="147.5207243">
                <text:p>147.52072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7.2655743">
                <text:p>147.2655743</text:p>
              </table:table-cell>
              <table:table-cell office:value-type="float" office:value="147.5203845">
                <text:p>147.52038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7.2771328">
                <text:p>147.2771328</text:p>
              </table:table-cell>
              <table:table-cell office:value-type="float" office:value="147.5200064">
                <text:p>147.52000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.2883963">
                <text:p>147.2883963</text:p>
              </table:table-cell>
              <table:table-cell office:value-type="float" office:value="147.5195775">
                <text:p>147.51957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.3010247">
                <text:p>147.3010247</text:p>
              </table:table-cell>
              <table:table-cell office:value-type="float" office:value="147.5192386">
                <text:p>147.51923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.313127">
                <text:p>147.313127</text:p>
              </table:table-cell>
              <table:table-cell office:value-type="float" office:value="147.5188107">
                <text:p>147.5188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.3260252">
                <text:p>147.3260252</text:p>
              </table:table-cell>
              <table:table-cell office:value-type="float" office:value="147.5184407">
                <text:p>147.51844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.3384907">
                <text:p>147.3384907</text:p>
              </table:table-cell>
              <table:table-cell office:value-type="float" office:value="147.5180967">
                <text:p>147.51809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.3516509">
                <text:p>147.3516509</text:p>
              </table:table-cell>
              <table:table-cell office:value-type="float" office:value="147.5176704">
                <text:p>147.51767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.3639802">
                <text:p>147.3639802</text:p>
              </table:table-cell>
              <table:table-cell office:value-type="float" office:value="147.5173336">
                <text:p>147.51733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.3767178">
                <text:p>147.3767178</text:p>
              </table:table-cell>
              <table:table-cell office:value-type="float" office:value="147.5168959">
                <text:p>147.51689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.3896163">
                <text:p>147.3896163</text:p>
              </table:table-cell>
              <table:table-cell office:value-type="float" office:value="147.5165348">
                <text:p>147.51653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.4023138">
                <text:p>147.4023138</text:p>
              </table:table-cell>
              <table:table-cell office:value-type="float" office:value="147.5161932">
                <text:p>147.51619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.4143988">
                <text:p>147.4143988</text:p>
              </table:table-cell>
              <table:table-cell office:value-type="float" office:value="147.5157636">
                <text:p>147.51576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.4273781">
                <text:p>147.4273781</text:p>
              </table:table-cell>
              <table:table-cell office:value-type="float" office:value="147.5154294">
                <text:p>147.5154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.4387659">
                <text:p>147.4387659</text:p>
              </table:table-cell>
              <table:table-cell office:value-type="float" office:value="147.5150704">
                <text:p>147.51507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.4512987">
                <text:p>147.4512987</text:p>
              </table:table-cell>
              <table:table-cell office:value-type="float" office:value="147.5146428">
                <text:p>147.51464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7.4630093">
                <text:p>147.4630093</text:p>
              </table:table-cell>
              <table:table-cell office:value-type="float" office:value="147.5143101">
                <text:p>147.51431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.4753513">
                <text:p>147.4753513</text:p>
              </table:table-cell>
              <table:table-cell office:value-type="float" office:value="147.5138718">
                <text:p>147.51387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.4856148">
                <text:p>147.4856148</text:p>
              </table:table-cell>
              <table:table-cell office:value-type="float" office:value="147.5135213">
                <text:p>147.51352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.496853">
                <text:p>147.496853</text:p>
              </table:table-cell>
              <table:table-cell office:value-type="float" office:value="147.5131776">
                <text:p>147.51317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.5070316">
                <text:p>147.5070316</text:p>
              </table:table-cell>
              <table:table-cell office:value-type="float" office:value="147.5128157">
                <text:p>147.51281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.5174087">
                <text:p>147.5174087</text:p>
              </table:table-cell>
              <table:table-cell office:value-type="float" office:value="147.5123921">
                <text:p>147.51239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7.5277094">
                <text:p>147.5277094</text:p>
              </table:table-cell>
              <table:table-cell office:value-type="float" office:value="147.5120562">
                <text:p>147.51205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.5365402">
                <text:p>147.5365402</text:p>
              </table:table-cell>
              <table:table-cell office:value-type="float" office:value="147.5116214">
                <text:p>147.51162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.5453963">
                <text:p>147.5453963</text:p>
              </table:table-cell>
              <table:table-cell office:value-type="float" office:value="147.5112678">
                <text:p>147.51126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.5543509">
                <text:p>147.5543509</text:p>
              </table:table-cell>
              <table:table-cell office:value-type="float" office:value="147.5109272">
                <text:p>147.51092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.5624925">
                <text:p>147.5624925</text:p>
              </table:table-cell>
              <table:table-cell office:value-type="float" office:value="147.5105065">
                <text:p>147.51050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.5703719">
                <text:p>147.5703719</text:p>
              </table:table-cell>
              <table:table-cell office:value-type="float" office:value="147.510173">
                <text:p>147.5101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7.5777121">
                <text:p>147.5777121</text:p>
              </table:table-cell>
              <table:table-cell office:value-type="float" office:value="147.5098337">
                <text:p>147.50983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.5848873">
                <text:p>147.5848873</text:p>
              </table:table-cell>
              <table:table-cell office:value-type="float" office:value="147.5094701">
                <text:p>147.50947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.5920918">
                <text:p>147.5920918</text:p>
              </table:table-cell>
              <table:table-cell office:value-type="float" office:value="147.5090456">
                <text:p>147.50904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.5983766">
                <text:p>147.5983766</text:p>
              </table:table-cell>
              <table:table-cell office:value-type="float" office:value="147.5087199">
                <text:p>147.5087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.6045636">
                <text:p>147.6045636</text:p>
              </table:table-cell>
              <table:table-cell office:value-type="float" office:value="147.5083026">
                <text:p>147.50830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.610543">
                <text:p>147.610543</text:p>
              </table:table-cell>
              <table:table-cell office:value-type="float" office:value="147.5079777">
                <text:p>147.50797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.6161756">
                <text:p>147.6161756</text:p>
              </table:table-cell>
              <table:table-cell office:value-type="float" office:value="147.5076104">
                <text:p>147.5076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.6212534">
                <text:p>147.6212534</text:p>
              </table:table-cell>
              <table:table-cell office:value-type="float" office:value="147.5072619">
                <text:p>147.50726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7.6265679">
                <text:p>147.6265679</text:p>
              </table:table-cell>
              <table:table-cell office:value-type="float" office:value="147.5068223">
                <text:p>147.50682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.6315676">
                <text:p>147.6315676</text:p>
              </table:table-cell>
              <table:table-cell office:value-type="float" office:value="147.5064748">
                <text:p>147.50647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.6362318">
                <text:p>147.6362318</text:p>
              </table:table-cell>
              <table:table-cell office:value-type="float" office:value="147.5060973">
                <text:p>147.50609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.6405232">
                <text:p>147.6405232</text:p>
              </table:table-cell>
              <table:table-cell office:value-type="float" office:value="147.5057507">
                <text:p>147.50575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.6448375">
                <text:p>147.6448375</text:p>
              </table:table-cell>
              <table:table-cell office:value-type="float" office:value="147.5054228">
                <text:p>147.50542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.6488992">
                <text:p>147.6488992</text:p>
              </table:table-cell>
              <table:table-cell office:value-type="float" office:value="147.5050104">
                <text:p>147.50501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.6531614">
                <text:p>147.6531614</text:p>
              </table:table-cell>
              <table:table-cell office:value-type="float" office:value="147.5046894">
                <text:p>147.50468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.6573611">
                <text:p>147.6573611</text:p>
              </table:table-cell>
              <table:table-cell office:value-type="float" office:value="147.5042723">
                <text:p>147.50427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.6615368">
                <text:p>147.6615368</text:p>
              </table:table-cell>
              <table:table-cell office:value-type="float" office:value="147.5039463">
                <text:p>147.50394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.6656645">
                <text:p>147.6656645</text:p>
              </table:table-cell>
              <table:table-cell office:value-type="float" office:value="147.5035487">
                <text:p>147.50354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7.6697802">
                <text:p>147.6697802</text:p>
              </table:table-cell>
              <table:table-cell office:value-type="float" office:value="147.5032299">
                <text:p>147.50322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.6741861">
                <text:p>147.6741861</text:p>
              </table:table-cell>
              <table:table-cell office:value-type="float" office:value="147.5029116">
                <text:p>147.50291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.6789352">
                <text:p>147.6789352</text:p>
              </table:table-cell>
              <table:table-cell office:value-type="float" office:value="147.5024921">
                <text:p>147.50249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7.6837098">
                <text:p>147.6837098</text:p>
              </table:table-cell>
              <table:table-cell office:value-type="float" office:value="147.5021693">
                <text:p>147.50216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.6888519">
                <text:p>147.6888519</text:p>
              </table:table-cell>
              <table:table-cell office:value-type="float" office:value="147.5017756">
                <text:p>147.50177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7.6940679">
                <text:p>147.6940679</text:p>
              </table:table-cell>
              <table:table-cell office:value-type="float" office:value="147.5014602">
                <text:p>147.50146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.6995356">
                <text:p>147.6995356</text:p>
              </table:table-cell>
              <table:table-cell office:value-type="float" office:value="147.5010506">
                <text:p>147.50105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.6369747">
                <text:p>147.6369747</text:p>
              </table:table-cell>
              <table:table-cell office:value-type="float" office:value="132.5007436">
                <text:p>132.50074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.187008">
                <text:p>147.187008</text:p>
              </table:table-cell>
              <table:table-cell office:value-type="float" office:value="132.5005237">
                <text:p>132.50052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6.6517898">
                <text:p>146.6517898</text:p>
              </table:table-cell>
              <table:table-cell office:value-type="float" office:value="132.5003992">
                <text:p>132.50039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6.1029568">
                <text:p>146.1029568</text:p>
              </table:table-cell>
              <table:table-cell office:value-type="float" office:value="132.5002534">
                <text:p>132.50025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.5510571">
                <text:p>145.5510571</text:p>
              </table:table-cell>
              <table:table-cell office:value-type="float" office:value="132.500038">
                <text:p>132.5000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.9942999">
                <text:p>144.9942999</text:p>
              </table:table-cell>
              <table:table-cell office:value-type="float" office:value="132.4998452">
                <text:p>132.49984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.4152828">
                <text:p>144.4152828</text:p>
              </table:table-cell>
              <table:table-cell office:value-type="float" office:value="132.4995903">
                <text:p>132.49959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.8740992">
                <text:p>143.8740992</text:p>
              </table:table-cell>
              <table:table-cell office:value-type="float" office:value="132.4993745">
                <text:p>132.49937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3.319049">
                <text:p>143.319049</text:p>
              </table:table-cell>
              <table:table-cell office:value-type="float" office:value="132.4990761">
                <text:p>132.49907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2.7620131">
                <text:p>142.7620131</text:p>
              </table:table-cell>
              <table:table-cell office:value-type="float" office:value="132.4988159">
                <text:p>132.49881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2.2239186">
                <text:p>142.2239186</text:p>
              </table:table-cell>
              <table:table-cell office:value-type="float" office:value="132.4985538">
                <text:p>132.49855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1.6986104">
                <text:p>141.6986104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1.1753657">
                <text:p>141.1753657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0.6685591">
                <text:p>140.6685591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0.1099903">
                <text:p>140.1099903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9.5670302">
                <text:p>139.5670302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9.0273693">
                <text:p>139.0273693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8.4553317">
                <text:p>138.4553317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7.8710228">
                <text:p>137.8710228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7.3044301">
                <text:p>137.3044301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6.7571748">
                <text:p>136.7571748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6.1928954">
                <text:p>136.1928954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5.6409424">
                <text:p>135.6409424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5.0650339">
                <text:p>135.0650339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4.5031995">
                <text:p>134.5031995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3.9556302">
                <text:p>133.9556302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3.4312615">
                <text:p>133.4312615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2.8940523">
                <text:p>132.8940523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2.3618359">
                <text:p>132.3618359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1.8431677">
                <text:p>131.8431677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1.3982352">
                <text:p>131.3982352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0.7530526">
                <text:p>130.7530526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0.1982252">
                <text:p>130.1982252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9.6478125">
                <text:p>129.6478125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9.1293819">
                <text:p>129.1293819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8.5786268">
                <text:p>128.5786268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8.0004381">
                <text:p>128.0004381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7.4259885">
                <text:p>127.4259885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6.838161">
                <text:p>126.838161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6.2749891">
                <text:p>126.2749891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5.72806">
                <text:p>125.72806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5.170071">
                <text:p>125.170071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4.6465996">
                <text:p>124.6465996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4.1408941">
                <text:p>124.1408941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3.8327457">
                <text:p>123.8327457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3.2683934">
                <text:p>123.2683934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2.4468658">
                <text:p>122.4468658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1.6405774">
                <text:p>121.6405774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0.8084798">
                <text:p>120.8084798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0.031252">
                <text:p>120.031252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9.2851734">
                <text:p>119.2851734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571654">
                <text:p>118.571654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7.9586357">
                <text:p>117.9586357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7.4593558">
                <text:p>117.4593558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6.9753204">
                <text:p>116.9753204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6.4538478">
                <text:p>116.4538478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5.9600698">
                <text:p>115.9600698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5.3515542">
                <text:p>115.3515542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4.4732541">
                <text:p>114.4732541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3.6113007">
                <text:p>113.6113007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2.6371334">
                <text:p>112.6371334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1.632357">
                <text:p>111.632357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0.5341385">
                <text:p>110.5341385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9.2967945">
                <text:p>109.2967945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7.884006">
                <text:p>107.884006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6.1538653">
                <text:p>106.1538653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3.9551748">
                <text:p>103.9551748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.4603276">
                <text:p>101.4603276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8.70656087">
                <text:p>98.70656087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6.19747159">
                <text:p>96.19747159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3.66991179">
                <text:p>93.66991179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0.99817583">
                <text:p>90.99817583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8.47388818">
                <text:p>88.47388818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6.25278736">
                <text:p>86.25278736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4.36249103">
                <text:p>84.36249103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3.20764138">
                <text:p>83.20764138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2.46865577">
                <text:p>82.46865577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1.95472755">
                <text:p>81.95472755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9.20218763">
                <text:p>79.20218763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5.29566225">
                <text:p>75.29566225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1.25981414">
                <text:p>71.25981414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7.13850556">
                <text:p>67.13850556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3.18962666">
                <text:p>63.18962666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1.16647356">
                <text:p>61.16647356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8.31356328">
                <text:p>58.31356328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4.39115781">
                <text:p>54.39115781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3.29660039">
                <text:p>53.29660039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.50546168">
                <text:p>52.50546168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1.31974181">
                <text:p>51.31974181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.62549552">
                <text:p>50.62549552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.13267512">
                <text:p>50.13267512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.26474729">
                <text:p>49.26474729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.01465315">
                <text:p>49.01465315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8.88470923">
                <text:p>48.88470923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8.76381262">
                <text:p>48.76381262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8.63897755">
                <text:p>48.63897755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.51546129">
                <text:p>48.51546129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.39192969">
                <text:p>48.39192969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.25175018">
                <text:p>48.25175018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71944691">
                <text:p>47.71944691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50643271">
                <text:p>47.50643271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38024766">
                <text:p>47.38024766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.2647136">
                <text:p>47.2647136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15274409">
                <text:p>47.15274409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7.03535197">
                <text:p>47.03535197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91679353">
                <text:p>46.91679353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.80785046">
                <text:p>46.80785046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.6900998">
                <text:p>46.6900998</text:p>
              </table:table-cell>
              <table:table-cell office:value-type="float" office:value="132.4982762">
                <text:p>132.49827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.57255717">
                <text:p>46.57255717</text:p>
              </table:table-cell>
              <table:table-cell office:value-type="float" office:value="132.4982762">
                <text:p>132.49827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3.427cm" svg:height="8.991cm" xlink:href=".." xlink:type="simple" chart:class="chart:line" chart:style-name="ch1">
        <chart:plot-area chart:style-name="ch2" table:cell-range-address="Sheet1.H1:Sheet1.H247" chart:data-source-has-labels="row" svg:x="-0.189cm" svg:y="0.851cm" svg:width="72.769cm" svg:height="7.538cm">
          <chartooo:coordinate-region svg:x="0.988cm" svg:y="1.05cm" svg:width="71.312cm" svg:height="6.2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H2:Sheet1.H247" chart:label-cell-address="Sheet1.H1:Sheet1.H1" chart:class="chart:line">
            <chart:data-point chart:repeated="24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v Distanc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63.35069">
                <text:p>10263.35069</text:p>
                <draw:g>
                  <svg:desc>Sheet1.H2:Sheet1.H2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21.07111">
                <text:p>10221.07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82.89453">
                <text:p>10182.89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40.11339">
                <text:p>10140.113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02.74984">
                <text:p>10102.74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60.7906">
                <text:p>10060.7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23.55699">
                <text:p>10023.55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81.737036">
                <text:p>9981.737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43.958762">
                <text:p>9943.9587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01.604038">
                <text:p>9901.604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62.613978">
                <text:p>9862.613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23.014576">
                <text:p>9823.014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83.463979">
                <text:p>9783.463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43.301159">
                <text:p>9743.301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03.182534">
                <text:p>9703.1825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64.418606">
                <text:p>9664.4186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26.346842">
                <text:p>9626.3468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87.652131">
                <text:p>9587.6521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47.023172">
                <text:p>9547.023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9.042708">
                <text:p>9509.0427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467.162138">
                <text:p>9467.162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29.231014">
                <text:p>9429.231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90.012051">
                <text:p>9390.012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52.117206">
                <text:p>9352.1172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10.971547">
                <text:p>9310.9715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71.798288">
                <text:p>9271.7982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34.593612">
                <text:p>9234.5936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95.439504">
                <text:p>9195.439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54.987999">
                <text:p>9154.987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115.847462">
                <text:p>9115.8474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75.407257">
                <text:p>9075.4072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36.927558">
                <text:p>9036.9275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99.754904">
                <text:p>8999.7549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64.540503">
                <text:p>8964.5405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24.110674">
                <text:p>8924.1106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881.725614">
                <text:p>8881.725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846.513736">
                <text:p>8846.513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803.476829">
                <text:p>8803.4768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766.307992">
                <text:p>8766.3079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28.486082">
                <text:p>8728.4860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686.749936">
                <text:p>8686.7499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48.924662">
                <text:p>8648.9246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7.8361">
                <text:p>8607.83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71.310385">
                <text:p>8571.310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27.606336">
                <text:p>8527.606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488.464583">
                <text:p>8488.4645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49.971315">
                <text:p>8449.9713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12.778925">
                <text:p>8412.7789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72.971869">
                <text:p>8372.9718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32.50694">
                <text:p>8332.506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92.689133">
                <text:p>8292.689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56.129995">
                <text:p>8256.1299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14.99489">
                <text:p>8214.994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178.424756">
                <text:p>8178.4247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37.276863">
                <text:p>8137.2768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99.388448">
                <text:p>8099.3884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57.573473">
                <text:p>8057.5734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21.632723">
                <text:p>8021.6327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79.803704">
                <text:p>7979.8037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40.582074">
                <text:p>7940.582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02.661454">
                <text:p>7902.6614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62.772678">
                <text:p>7862.772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22.877037">
                <text:p>7822.8770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84.283015">
                <text:p>7784.2830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742.41129">
                <text:p>7742.411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09.039625">
                <text:p>7709.039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82.208311">
                <text:p>7682.2083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25.91895">
                <text:p>7625.918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87.293425">
                <text:p>7587.2934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47.350218">
                <text:p>7547.3502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06.742721">
                <text:p>7506.7427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71.36656">
                <text:p>7471.366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30.083992">
                <text:p>7430.0839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91.411928">
                <text:p>7391.4119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50.76196">
                <text:p>7350.76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13.379429">
                <text:p>7313.3794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73.361802">
                <text:p>7273.3618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32.675423">
                <text:p>7232.6754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95.915228">
                <text:p>7195.9152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56.517362">
                <text:p>7156.517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15.136201">
                <text:p>7115.1362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75.712746">
                <text:p>7075.7127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36.276756">
                <text:p>7036.2767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998.80097">
                <text:p>6998.800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956.70948">
                <text:p>6956.709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917.89389">
                <text:p>6917.893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79.724618">
                <text:p>6879.7246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38.910513">
                <text:p>6838.9105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01.376731">
                <text:p>6801.3767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759.879894">
                <text:p>6759.8798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721.0065">
                <text:p>6721.00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80.145039">
                <text:p>6680.1450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41.909453">
                <text:p>6641.9094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02.345165">
                <text:p>6602.3451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62.111114">
                <text:p>6562.111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23.186579">
                <text:p>6523.1865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84.912839">
                <text:p>6484.9128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443.329925">
                <text:p>6443.3299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406.359135">
                <text:p>6406.3591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64.097704">
                <text:p>6364.0977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325.790214">
                <text:p>6325.7902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93.421282">
                <text:p>6293.4212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245.849759">
                <text:p>6245.8497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206.198776">
                <text:p>6206.1987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167.862882">
                <text:p>6167.8628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26.215139">
                <text:p>6126.2151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90.511502">
                <text:p>6090.5115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46.867073">
                <text:p>6046.8670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11.1528">
                <text:p>6011.15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66.83449">
                <text:p>5966.834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27.802568">
                <text:p>5927.8025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889.427596">
                <text:p>5889.4275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49.724816">
                <text:p>5849.7248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11.341343">
                <text:p>5811.3413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68.320886">
                <text:p>5768.3208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29.92966">
                <text:p>5729.929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91.535166">
                <text:p>5691.5351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49.82739">
                <text:p>5649.827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09.440576">
                <text:p>5609.4405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73.023857">
                <text:p>5573.0238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30.64545">
                <text:p>5530.645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90.251206">
                <text:p>5490.2512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453.166208">
                <text:p>5453.1662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411.44385">
                <text:p>5411.443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372.369104">
                <text:p>5372.3691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33.955502">
                <text:p>5333.9555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92.229296">
                <text:p>5292.2292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52.489196">
                <text:p>5252.4891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14.073159">
                <text:p>5214.0731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73.007277">
                <text:p>5173.0072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135.252904">
                <text:p>5135.2529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95.511334">
                <text:p>5095.5113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53.782654">
                <text:p>5053.7826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14.703501">
                <text:p>5014.7035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74.29986">
                <text:p>4974.299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36.545961">
                <text:p>4936.5459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96.143129">
                <text:p>4896.1431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855.081423">
                <text:p>4855.0814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815.406268">
                <text:p>4815.4062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77.824594">
                <text:p>4777.8245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38.39094">
                <text:p>4738.390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98.433646">
                <text:p>4698.4336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59.917924">
                <text:p>4659.9179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618.937548">
                <text:p>4618.9375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81.993137">
                <text:p>4581.9931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43.242382">
                <text:p>4543.2423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03.349256">
                <text:p>4503.3492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64.886905">
                <text:p>4464.8869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26.56428">
                <text:p>4426.564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387.743553">
                <text:p>4387.7435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350.330081">
                <text:p>4350.3300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311.160344">
                <text:p>4311.1603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74.654891">
                <text:p>4274.6548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38.283409">
                <text:p>4238.2834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9.553706">
                <text:p>4199.5537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60.980527">
                <text:p>4160.9805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23.801271">
                <text:p>4123.8012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8.001163">
                <text:p>4088.0011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51.110653">
                <text:p>4051.1106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14.976895">
                <text:p>4014.9768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77.156066">
                <text:p>3977.1560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40.093886">
                <text:p>3940.0938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03.781407">
                <text:p>3903.7814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68.209936">
                <text:p>3868.2099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32.771544">
                <text:p>3832.7715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96.270188">
                <text:p>3796.2701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61.693049">
                <text:p>3761.6930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37.919462">
                <text:p>3737.9194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89.371504">
                <text:p>3689.3715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52.832786">
                <text:p>3652.8327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18.198887">
                <text:p>3618.1988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83.700859">
                <text:p>3583.7008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49.353549">
                <text:p>3549.3535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15.157059">
                <text:p>3515.1570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80.530084">
                <text:p>3480.5300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44.33248">
                <text:p>3444.332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10.581569">
                <text:p>3410.5815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376.972956">
                <text:p>3376.9729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42.3736">
                <text:p>3342.37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09.051519">
                <text:p>3309.0515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75.86808">
                <text:p>3275.868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240.555442">
                <text:p>3240.5554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08.700266">
                <text:p>3208.7002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74.802184">
                <text:p>3174.8021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41.683933">
                <text:p>3141.6839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08.2413">
                <text:p>3108.24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75.567849">
                <text:p>3075.5678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44.18677">
                <text:p>3044.186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10.312769">
                <text:p>3010.3127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78.238004">
                <text:p>2978.2380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46.86144">
                <text:p>2946.861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15.105709">
                <text:p>2915.1057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82.962058">
                <text:p>2882.9620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52.535701">
                <text:p>2852.5357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22.2348">
                <text:p>2822.23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89.00917">
                <text:p>2789.009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59.12182">
                <text:p>2759.121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26.912425">
                <text:p>2726.9124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97.509808">
                <text:p>2697.5098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66.867175">
                <text:p>2666.8671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36.536875">
                <text:p>2636.536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07.049122">
                <text:p>2607.0491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79.412978">
                <text:p>2579.4129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49.404632">
                <text:p>2549.4046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23.316239">
                <text:p>2523.3162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94.244203">
                <text:p>2494.2442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69.012764">
                <text:p>2469.0127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43.120167">
                <text:p>2443.1201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16.661722">
                <text:p>2416.6617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92.55363">
                <text:p>2392.553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71.051913">
                <text:p>2371.0519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45.780313">
                <text:p>2345.7803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22.490613">
                <text:p>2322.4906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00.582962">
                <text:p>2300.5829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76.966181">
                <text:p>2276.9661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55.157736">
                <text:p>2255.1577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34.61354">
                <text:p>2234.613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14.413395">
                <text:p>2214.4133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4.663932">
                <text:p>2194.6639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77.234974">
                <text:p>2177.2349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59.503296">
                <text:p>2159.5032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43.396794">
                <text:p>2143.3967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27.609045">
                <text:p>2127.6090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13.654199">
                <text:p>2113.6541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98.605817">
                <text:p>2098.6058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84.650521">
                <text:p>2084.6505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70.56657">
                <text:p>2070.566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55.804763">
                <text:p>2055.8047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42.364355">
                <text:p>2042.3643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28.881157">
                <text:p>2028.8811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14.595072">
                <text:p>2014.5950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01.730942">
                <text:p>2001.7309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88.007628">
                <text:p>1988.0076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74.54415">
                <text:p>1974.544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61.113167">
                <text:p>1961.1131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47.267716">
                <text:p>1947.2677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34.135101">
                <text:p>1934.1351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21.037169">
                <text:p>1921.0371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07.51973">
                <text:p>1907.519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94.252867">
                <text:p>1894.2528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81.456469">
                <text:p>1881.4564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68.02833">
                <text:p>1868.028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54.850574">
                <text:p>1854.8505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42.578633">
                <text:p>1842.5786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29.240888">
                <text:p>1829.2408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16.152219">
                <text:p>1816.1522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3.098cm" svg:height="8.992cm" xlink:href=".." xlink:type="simple" chart:class="chart:line" chart:style-name="ch1">
        <chart:plot-area chart:style-name="ch2" table:cell-range-address="Sheet1.B1:Sheet1.B247" chart:data-source-has-labels="row" svg:x="-0.253cm" svg:y="0.85cm" svg:width="72.559cm" svg:height="7.539cm">
          <chartooo:coordinate-region svg:x="0.739cm" svg:y="1.05cm" svg:width="71.287cm" svg:height="6.2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247" chart:label-cell-address="Sheet1.B1:Sheet1.B1" chart:class="chart:line">
            <chart:data-point chart:repeated="24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itude AG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1.058626">
                <text:p>1121.058626</text:p>
                <draw:g>
                  <svg:desc>Sheet1.B2:Sheet1.B2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2.947526">
                <text:p>1112.947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5.713323">
                <text:p>1105.713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7.91594">
                <text:p>1097.91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1.003038">
                <text:p>1091.003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3.484611">
                <text:p>1083.484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6.784087">
                <text:p>1076.784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9.584756">
                <text:p>1069.584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2.900974">
                <text:p>1062.900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5.681815">
                <text:p>1055.681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8.949044">
                <text:p>1048.949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2.008966">
                <text:p>1042.0089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5.314905">
                <text:p>1035.314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8.405009">
                <text:p>1028.405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1.503135">
                <text:p>1021.503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4.834082">
                <text:p>1014.834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8.169577">
                <text:p>1008.169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1.626279">
                <text:p>1001.6262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4.6383632">
                <text:p>994.6383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7.9888046">
                <text:p>987.98880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0.8510151">
                <text:p>980.8510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4.2237881">
                <text:p>974.22378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7.4124756">
                <text:p>967.4124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.4279997">
                <text:p>960.42799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3.1310927">
                <text:p>953.13109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5.9873191">
                <text:p>945.98731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9.0107539">
                <text:p>939.01075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1.7292712">
                <text:p>931.7292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4.2704327">
                <text:p>924.2704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16.8909405">
                <text:p>916.89094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9.2336255">
                <text:p>909.2336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1.92845">
                <text:p>901.928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4.7398484">
                <text:p>894.73984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88.1721122">
                <text:p>888.1721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0.127496">
                <text:p>880.1274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2.1020505">
                <text:p>872.1020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65.4539028">
                <text:p>865.4539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7.361931">
                <text:p>857.3619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0.4017663">
                <text:p>850.4017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3.3442385">
                <text:p>843.3442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35.5867907">
                <text:p>835.58679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8.5861805">
                <text:p>828.58618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21.0100518">
                <text:p>821.01005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4.2945012">
                <text:p>814.29450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06.6372642">
                <text:p>806.63726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9.4737527">
                <text:p>799.47375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2.445068">
                <text:p>792.4450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5.5418021">
                <text:p>785.54180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8.2847826">
                <text:p>778.28478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70.908581">
                <text:p>770.9085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3.7693875">
                <text:p>763.7693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6.9871756">
                <text:p>756.98717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9.6034993">
                <text:p>749.6034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2.6879991">
                <text:p>742.6879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5.4045506">
                <text:p>735.40455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8.469545">
                <text:p>728.4695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0.810537">
                <text:p>720.8105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14.0995852">
                <text:p>714.0995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6.538472">
                <text:p>706.5384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9.3260944">
                <text:p>699.32609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2.3434749">
                <text:p>692.34347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4.8689343">
                <text:p>684.86893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7.3553015">
                <text:p>677.35530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0.0200659">
                <text:p>670.02006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2.3026434">
                <text:p>662.3026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5.4490204">
                <text:p>655.4490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0.7100145">
                <text:p>650.71001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39.9742004">
                <text:p>639.9742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2.6002791">
                <text:p>632.60027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4.9690724">
                <text:p>624.96907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7.3305915">
                <text:p>617.33059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0.1865719">
                <text:p>610.18657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2.26833">
                <text:p>602.268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2.6482121">
                <text:p>592.64821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3.6356303">
                <text:p>583.63563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5.8271836">
                <text:p>575.82718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8.2738389">
                <text:p>568.27383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0.1943262">
                <text:p>560.19432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2.7620827">
                <text:p>552.76208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4.9345839">
                <text:p>544.93458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6.7116741">
                <text:p>536.71167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8.8768592">
                <text:p>528.87685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1.1695926">
                <text:p>521.16959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2.5823387">
                <text:p>512.58233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2.1403646">
                <text:p>502.14036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2.0324249">
                <text:p>492.03242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2.4273917">
                <text:p>482.42739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1.977235">
                <text:p>471.9772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2.198916">
                <text:p>462.1989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1.7437652">
                <text:p>451.74376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1.7921494">
                <text:p>441.79214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.3319665">
                <text:p>431.33196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1.5443291">
                <text:p>421.54432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1.4166348">
                <text:p>411.41663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1.1175107">
                <text:p>401.1175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0.9844091">
                <text:p>390.98440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1.1863533">
                <text:p>381.18635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0.540479">
                <text:p>370.5404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1.0745883">
                <text:p>361.07458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.4221407">
                <text:p>350.42214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0.4427829">
                <text:p>340.44278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3.5181254">
                <text:p>333.51812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5.4172754">
                <text:p>325.41727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7.2854533">
                <text:p>317.28545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1.3345367">
                <text:p>311.33453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4.970318">
                <text:p>304.9703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8.8085434">
                <text:p>298.80854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2.6440146">
                <text:p>292.64401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6.7851914">
                <text:p>286.7851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0.2041426">
                <text:p>280.20414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4.1347265">
                <text:p>274.13472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8.063051">
                <text:p>268.0630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1.9892852">
                <text:p>261.98928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5.9134937">
                <text:p>255.91349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9.3207351">
                <text:p>249.32073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2.6976298">
                <text:p>242.69762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5.8984991">
                <text:p>235.89849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8.7520626">
                <text:p>228.75206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1.8689462">
                <text:p>221.86894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5.6406665">
                <text:p>215.64066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8.6364756">
                <text:p>208.6364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1.8603357">
                <text:p>201.86033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5.4241873">
                <text:p>195.42418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8.6617117">
                <text:p>188.66171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2.0156109">
                <text:p>182.01561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5.5958356">
                <text:p>175.59583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8.7404249">
                <text:p>168.74042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2.1146483">
                <text:p>162.11464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5.6076229">
                <text:p>155.60762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.8874075">
                <text:p>148.88740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2.5022559">
                <text:p>142.5022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.9006563">
                <text:p>135.90065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9.0858175">
                <text:p>129.08581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2.6094459">
                <text:p>122.60944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5.9239942">
                <text:p>115.92399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9.5787404">
                <text:p>109.57874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3.0478291">
                <text:p>103.04782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.29655933">
                <text:p>96.296559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9.85514974">
                <text:p>89.855149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3.93130839">
                <text:p>83.931308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.28360589">
                <text:p>78.283605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3.18800377">
                <text:p>73.188003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.65808685">
                <text:p>68.658086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.55809011">
                <text:p>64.558090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1.29049164">
                <text:p>61.290491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.41994003">
                <text:p>58.419940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5.98076319">
                <text:p>55.980763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.00248177">
                <text:p>54.002481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.98058974">
                <text:p>49.980589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.80636851">
                <text:p>44.806368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.07330905">
                <text:p>40.073309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.61974347">
                <text:p>35.619743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.49975679">
                <text:p>33.499756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.20582766">
                <text:p>32.205827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.03587343">
                <text:p>31.035873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00237875">
                <text:p>30.002378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14275627">
                <text:p>29.142756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.36965198">
                <text:p>28.369651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.61954433">
                <text:p>27.619544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91544622">
                <text:p>26.915446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13977105">
                <text:p>26.139771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37398507">
                <text:p>25.373985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.54583574">
                <text:p>24.545835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.67296743">
                <text:p>23.672967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.73532805">
                <text:p>22.735328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.73387528">
                <text:p>21.733875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67115378">
                <text:p>20.671153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.70942267">
                <text:p>19.709422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.34575254">
                <text:p>18.345752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23529541">
                <text:p>17.235295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26403121">
                <text:p>16.264031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548492">
                <text:p>15.5484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.41093808">
                <text:p>15.410938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.41717293">
                <text:p>15.417172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.40392935">
                <text:p>15.403929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.36979544">
                <text:p>15.369795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.32949428">
                <text:p>15.329494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.27493914">
                <text:p>15.274939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.21294948">
                <text:p>15.212949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.15785618">
                <text:p>15.157856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.09836866">
                <text:p>15.098368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.03700506">
                <text:p>15.037005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.97080663">
                <text:p>14.970806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86861429">
                <text:p>14.868614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74764698">
                <text:p>14.747646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6000579">
                <text:p>14.60005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441529">
                <text:p>14.4415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.24884805">
                <text:p>14.248848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93822878">
                <text:p>13.938228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42682645">
                <text:p>13.426826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.89674971">
                <text:p>12.896749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.83873462">
                <text:p>12.838734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.78632022">
                <text:p>12.786320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.73168679">
                <text:p>12.731686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.70200167">
                <text:p>12.702001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.67194263">
                <text:p>12.671942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63435198">
                <text:p>12.634351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59391005">
                <text:p>12.593910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54779925">
                <text:p>12.547799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.51387353">
                <text:p>12.513873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48220487">
                <text:p>12.482204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45967823">
                <text:p>12.459678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43004521">
                <text:p>12.430045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40238902">
                <text:p>12.402389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3659226">
                <text:p>12.36592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33015677">
                <text:p>12.330156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29268577">
                <text:p>12.292685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2589885">
                <text:p>12.25898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22193675">
                <text:p>12.221936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18901861">
                <text:p>12.189018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16283791">
                <text:p>12.162837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13234054">
                <text:p>12.132340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11566496">
                <text:p>12.115664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10238338">
                <text:p>12.102383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0952707">
                <text:p>12.09527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08600492">
                <text:p>12.086004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05560202">
                <text:p>12.055602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02609362">
                <text:p>12.026093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.99418372">
                <text:p>11.994183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95630904">
                <text:p>11.956309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.93323923">
                <text:p>11.933239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9117513">
                <text:p>11.91175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86992513">
                <text:p>11.869925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85492506">
                <text:p>11.854925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85049227">
                <text:p>11.850492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84757614">
                <text:p>11.847576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84020035">
                <text:p>11.840200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83422377">
                <text:p>11.834223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82509835">
                <text:p>11.825098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81995006">
                <text:p>11.819950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82005397">
                <text:p>11.820053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82082273">
                <text:p>11.820822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82410323">
                <text:p>11.824103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8209038">
                <text:p>11.82090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8195369">
                <text:p>11.81953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81986425">
                <text:p>11.819864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81761407">
                <text:p>11.817614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81341188">
                <text:p>11.813411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81090093">
                <text:p>11.810900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80988108">
                <text:p>11.809881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81193599">
                <text:p>11.811935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.80965216">
                <text:p>11.809652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80847737">
                <text:p>11.808477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.80688898">
                <text:p>11.806888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.80726133">
                <text:p>11.807261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.8082987">
                <text:p>11.80829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